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xt buf</text:p>
          </table:table-cell>
          <table:table-cell office:value-type="string" calcext:value-type="string">
            <text:p>injection rate</text:p>
          </table:table-cell>
          <table:table-cell table:number-columns-repeated="102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8.32193" calcext:value-type="float">
            <text:p>8.32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8.31234" calcext:value-type="float">
            <text:p>8.31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.52528" calcext:value-type="float">
            <text:p>7.525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0499391" calcext:value-type="float">
            <text:p>0.00499391</text:p>
          </table:table-cell>
          <table:table-cell table:style-name="ce3" office:value-type="float" office:value="0.00471" calcext:value-type="float">
            <text:p>0.00471</text:p>
          </table:table-cell>
          <table:table-cell table:style-name="ce3" office:value-type="float" office:value="0.00536" calcext:value-type="float">
            <text:p>0.00536</text:p>
          </table:table-cell>
          <table:table-cell table:style-name="ce3" office:value-type="float" office:value="0.00499396" calcext:value-type="float">
            <text:p>0.00499396</text:p>
          </table:table-cell>
          <table:table-cell table:style-name="ce3" office:value-type="float" office:value="0.00470333" calcext:value-type="float">
            <text:p>0.00470333</text:p>
          </table:table-cell>
          <table:table-cell table:style-name="ce3" office:value-type="float" office:value="0.00528333" calcext:value-type="float">
            <text:p>0.00528333</text:p>
          </table:table-cell>
          <table:table-cell table:style-name="ce3" office:value-type="float" office:value="0.00895208" calcext:value-type="float">
            <text:p>0.00895208</text:p>
          </table:table-cell>
          <table:table-cell table:style-name="ce3" office:value-type="float" office:value="0.00824333" calcext:value-type="float">
            <text:p>0.00824333</text:p>
          </table:table-cell>
          <table:table-cell table:style-name="ce3" office:value-type="float" office:value="0.00963" calcext:value-type="float">
            <text:p>0.00963</text:p>
          </table:table-cell>
          <table:table-cell table:style-name="ce3" office:value-type="float" office:value="0.00895245" calcext:value-type="float">
            <text:p>0.00895245</text:p>
          </table:table-cell>
          <table:table-cell table:style-name="ce3" office:value-type="float" office:value="0.00825" calcext:value-type="float">
            <text:p>0.00825</text:p>
          </table:table-cell>
          <table:table-cell table:style-name="ce3" office:value-type="float" office:value="0.00979" calcext:value-type="float">
            <text:p>0.00979</text:p>
          </table:table-cell>
          <table:table-cell table:style-name="ce3" office:value-type="float" office:value="1.7926" calcext:value-type="float">
            <text:p>1.7926</text:p>
          </table:table-cell>
          <table:table-cell table:style-name="ce3" office:value-type="float" office:value="1.79266" calcext:value-type="float">
            <text:p>1.79266</text:p>
          </table:table-cell>
          <table:table-cell table:style-name="ce3" office:value-type="float" office:value="8.51073" calcext:value-type="float">
            <text:p>8.51073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8.34764" calcext:value-type="float">
            <text:p>8.347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8.32721" calcext:value-type="float">
            <text:p>8.327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.52711" calcext:value-type="float">
            <text:p>7.527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100062" calcext:value-type="float">
            <text:p>0.0100062</text:p>
          </table:table-cell>
          <table:table-cell table:style-name="ce3" office:value-type="float" office:value="0.00962333" calcext:value-type="float">
            <text:p>0.00962333</text:p>
          </table:table-cell>
          <table:table-cell table:style-name="ce3" office:value-type="float" office:value="0.01048" calcext:value-type="float">
            <text:p>0.01048</text:p>
          </table:table-cell>
          <table:table-cell table:style-name="ce3" office:value-type="float" office:value="0.0100061" calcext:value-type="float">
            <text:p>0.0100061</text:p>
          </table:table-cell>
          <table:table-cell table:style-name="ce3" office:value-type="float" office:value="0.00947333" calcext:value-type="float">
            <text:p>0.00947333</text:p>
          </table:table-cell>
          <table:table-cell table:style-name="ce3" office:value-type="float" office:value="0.0105233" calcext:value-type="float">
            <text:p>0.0105233</text:p>
          </table:table-cell>
          <table:table-cell table:style-name="ce3" office:value-type="float" office:value="0.0180378" calcext:value-type="float">
            <text:p>0.0180378</text:p>
          </table:table-cell>
          <table:table-cell table:style-name="ce3" office:value-type="float" office:value="0.0172933" calcext:value-type="float">
            <text:p>0.0172933</text:p>
          </table:table-cell>
          <table:table-cell table:style-name="ce3" office:value-type="float" office:value="0.0192367" calcext:value-type="float">
            <text:p>0.0192367</text:p>
          </table:table-cell>
          <table:table-cell table:style-name="ce3" office:value-type="float" office:value="0.0180377" calcext:value-type="float">
            <text:p>0.0180377</text:p>
          </table:table-cell>
          <table:table-cell table:style-name="ce3" office:value-type="float" office:value="0.01706" calcext:value-type="float">
            <text:p>0.01706</text:p>
          </table:table-cell>
          <table:table-cell table:style-name="ce3" office:value-type="float" office:value="0.0190833" calcext:value-type="float">
            <text:p>0.0190833</text:p>
          </table:table-cell>
          <table:table-cell table:style-name="ce3" office:value-type="float" office:value="1.80265" calcext:value-type="float">
            <text:p>1.80265</text:p>
          </table:table-cell>
          <table:table-cell table:style-name="ce3" office:value-type="float" office:value="1.80267" calcext:value-type="float">
            <text:p>1.80267</text:p>
          </table:table-cell>
          <table:table-cell table:style-name="ce3" office:value-type="float" office:value="8.50652" calcext:value-type="float">
            <text:p>8.50652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8.40593" calcext:value-type="float">
            <text:p>8.405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8.37606" calcext:value-type="float">
            <text:p>8.376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.57564" calcext:value-type="float">
            <text:p>7.575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150311" calcext:value-type="float">
            <text:p>0.0150311</text:p>
          </table:table-cell>
          <table:table-cell table:style-name="ce3" office:value-type="float" office:value="0.0145233" calcext:value-type="float">
            <text:p>0.0145233</text:p>
          </table:table-cell>
          <table:table-cell table:style-name="ce3" office:value-type="float" office:value="0.0156967" calcext:value-type="float">
            <text:p>0.0156967</text:p>
          </table:table-cell>
          <table:table-cell table:style-name="ce3" office:value-type="float" office:value="0.015031" calcext:value-type="float">
            <text:p>0.015031</text:p>
          </table:table-cell>
          <table:table-cell table:style-name="ce3" office:value-type="float" office:value="0.0144667" calcext:value-type="float">
            <text:p>0.0144667</text:p>
          </table:table-cell>
          <table:table-cell table:style-name="ce3" office:value-type="float" office:value="0.0156933" calcext:value-type="float">
            <text:p>0.0156933</text:p>
          </table:table-cell>
          <table:table-cell table:style-name="ce3" office:value-type="float" office:value="0.02704" calcext:value-type="float">
            <text:p>0.02704</text:p>
          </table:table-cell>
          <table:table-cell table:style-name="ce3" office:value-type="float" office:value="0.0259333" calcext:value-type="float">
            <text:p>0.0259333</text:p>
          </table:table-cell>
          <table:table-cell table:style-name="ce3" office:value-type="float" office:value="0.0284833" calcext:value-type="float">
            <text:p>0.0284833</text:p>
          </table:table-cell>
          <table:table-cell table:style-name="ce3" office:value-type="float" office:value="0.0270399" calcext:value-type="float">
            <text:p>0.0270399</text:p>
          </table:table-cell>
          <table:table-cell table:style-name="ce3" office:value-type="float" office:value="0.02496" calcext:value-type="float">
            <text:p>0.02496</text:p>
          </table:table-cell>
          <table:table-cell table:style-name="ce3" office:value-type="float" office:value="0.0285367" calcext:value-type="float">
            <text:p>0.0285367</text:p>
          </table:table-cell>
          <table:table-cell table:style-name="ce3" office:value-type="float" office:value="1.79893" calcext:value-type="float">
            <text:p>1.79893</text:p>
          </table:table-cell>
          <table:table-cell table:style-name="ce3" office:value-type="float" office:value="1.79895" calcext:value-type="float">
            <text:p>1.79895</text:p>
          </table:table-cell>
          <table:table-cell table:style-name="ce3" office:value-type="float" office:value="8.55078" calcext:value-type="float">
            <text:p>8.55078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8.43381" calcext:value-type="float">
            <text:p>8.43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8.39091" calcext:value-type="float">
            <text:p>8.390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.59861" calcext:value-type="float">
            <text:p>7.598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20063" calcext:value-type="float">
            <text:p>0.020063</text:p>
          </table:table-cell>
          <table:table-cell table:style-name="ce3" office:value-type="float" office:value="0.0194867" calcext:value-type="float">
            <text:p>0.0194867</text:p>
          </table:table-cell>
          <table:table-cell table:style-name="ce3" office:value-type="float" office:value="0.0205667" calcext:value-type="float">
            <text:p>0.0205667</text:p>
          </table:table-cell>
          <table:table-cell table:style-name="ce3" office:value-type="float" office:value="0.020063" calcext:value-type="float">
            <text:p>0.020063</text:p>
          </table:table-cell>
          <table:table-cell table:style-name="ce3" office:value-type="float" office:value="0.0194767" calcext:value-type="float">
            <text:p>0.0194767</text:p>
          </table:table-cell>
          <table:table-cell table:style-name="ce3" office:value-type="float" office:value="0.0207" calcext:value-type="float">
            <text:p>0.0207</text:p>
          </table:table-cell>
          <table:table-cell table:style-name="ce3" office:value-type="float" office:value="0.0360579" calcext:value-type="float">
            <text:p>0.0360579</text:p>
          </table:table-cell>
          <table:table-cell table:style-name="ce3" office:value-type="float" office:value="0.0347767" calcext:value-type="float">
            <text:p>0.0347767</text:p>
          </table:table-cell>
          <table:table-cell table:style-name="ce3" office:value-type="float" office:value="0.0372567" calcext:value-type="float">
            <text:p>0.0372567</text:p>
          </table:table-cell>
          <table:table-cell table:style-name="ce3" office:value-type="float" office:value="0.0360582" calcext:value-type="float">
            <text:p>0.0360582</text:p>
          </table:table-cell>
          <table:table-cell table:style-name="ce3" office:value-type="float" office:value="0.0339367" calcext:value-type="float">
            <text:p>0.0339367</text:p>
          </table:table-cell>
          <table:table-cell table:style-name="ce3" office:value-type="float" office:value="0.0374867" calcext:value-type="float">
            <text:p>0.0374867</text:p>
          </table:table-cell>
          <table:table-cell table:style-name="ce3" office:value-type="float" office:value="1.79723" calcext:value-type="float">
            <text:p>1.79723</text:p>
          </table:table-cell>
          <table:table-cell table:style-name="ce3" office:value-type="float" office:value="1.79725" calcext:value-type="float">
            <text:p>1.79725</text:p>
          </table:table-cell>
          <table:table-cell table:style-name="ce3" office:value-type="float" office:value="8.55903" calcext:value-type="float">
            <text:p>8.55903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8.48813" calcext:value-type="float">
            <text:p>8.488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8.43069" calcext:value-type="float">
            <text:p>8.430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.62962" calcext:value-type="float">
            <text:p>7.629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250671" calcext:value-type="float">
            <text:p>0.0250671</text:p>
          </table:table-cell>
          <table:table-cell table:style-name="ce3" office:value-type="float" office:value="0.02449" calcext:value-type="float">
            <text:p>0.02449</text:p>
          </table:table-cell>
          <table:table-cell table:style-name="ce3" office:value-type="float" office:value="0.0257333" calcext:value-type="float">
            <text:p>0.0257333</text:p>
          </table:table-cell>
          <table:table-cell table:style-name="ce3" office:value-type="float" office:value="0.0250667" calcext:value-type="float">
            <text:p>0.0250667</text:p>
          </table:table-cell>
          <table:table-cell table:style-name="ce3" office:value-type="float" office:value="0.0244167" calcext:value-type="float">
            <text:p>0.0244167</text:p>
          </table:table-cell>
          <table:table-cell table:style-name="ce3" office:value-type="float" office:value="0.02571" calcext:value-type="float">
            <text:p>0.02571</text:p>
          </table:table-cell>
          <table:table-cell table:style-name="ce3" office:value-type="float" office:value="0.0451318" calcext:value-type="float">
            <text:p>0.0451318</text:p>
          </table:table-cell>
          <table:table-cell table:style-name="ce3" office:value-type="float" office:value="0.0439833" calcext:value-type="float">
            <text:p>0.0439833</text:p>
          </table:table-cell>
          <table:table-cell table:style-name="ce3" office:value-type="float" office:value="0.0464533" calcext:value-type="float">
            <text:p>0.0464533</text:p>
          </table:table-cell>
          <table:table-cell table:style-name="ce3" office:value-type="float" office:value="0.0451312" calcext:value-type="float">
            <text:p>0.0451312</text:p>
          </table:table-cell>
          <table:table-cell table:style-name="ce3" office:value-type="float" office:value="0.0435967" calcext:value-type="float">
            <text:p>0.0435967</text:p>
          </table:table-cell>
          <table:table-cell table:style-name="ce3" office:value-type="float" office:value="0.04701" calcext:value-type="float">
            <text:p>0.04701</text:p>
          </table:table-cell>
          <table:table-cell table:style-name="ce3" office:value-type="float" office:value="1.80044" calcext:value-type="float">
            <text:p>1.80044</text:p>
          </table:table-cell>
          <table:table-cell table:style-name="ce3" office:value-type="float" office:value="1.80045" calcext:value-type="float">
            <text:p>1.80045</text:p>
          </table:table-cell>
          <table:table-cell table:style-name="ce3" office:value-type="float" office:value="8.58592" calcext:value-type="float">
            <text:p>8.58592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8.53586" calcext:value-type="float">
            <text:p>8.535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office:value-type="float" office:value="8.46603" calcext:value-type="float">
            <text:p>8.46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.66961" calcext:value-type="float">
            <text:p>7.669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300682" calcext:value-type="float">
            <text:p>0.0300682</text:p>
          </table:table-cell>
          <table:table-cell table:style-name="ce3" office:value-type="float" office:value="0.02949" calcext:value-type="float">
            <text:p>0.02949</text:p>
          </table:table-cell>
          <table:table-cell table:style-name="ce3" office:value-type="float" office:value="0.0307167" calcext:value-type="float">
            <text:p>0.0307167</text:p>
          </table:table-cell>
          <table:table-cell table:style-name="ce3" office:value-type="float" office:value="0.0300683" calcext:value-type="float">
            <text:p>0.0300683</text:p>
          </table:table-cell>
          <table:table-cell table:style-name="ce3" office:value-type="float" office:value="0.0293267" calcext:value-type="float">
            <text:p>0.0293267</text:p>
          </table:table-cell>
          <table:table-cell table:style-name="ce3" office:value-type="float" office:value="0.03087" calcext:value-type="float">
            <text:p>0.03087</text:p>
          </table:table-cell>
          <table:table-cell table:style-name="ce3" office:value-type="float" office:value="0.0541228" calcext:value-type="float">
            <text:p>0.0541228</text:p>
          </table:table-cell>
          <table:table-cell table:style-name="ce3" office:value-type="float" office:value="0.0526633" calcext:value-type="float">
            <text:p>0.0526633</text:p>
          </table:table-cell>
          <table:table-cell table:style-name="ce3" office:value-type="float" office:value="0.0563" calcext:value-type="float">
            <text:p>0.0563</text:p>
          </table:table-cell>
          <table:table-cell table:style-name="ce3" office:value-type="float" office:value="0.0541226" calcext:value-type="float">
            <text:p>0.0541226</text:p>
          </table:table-cell>
          <table:table-cell table:style-name="ce3" office:value-type="float" office:value="0.0526167" calcext:value-type="float">
            <text:p>0.0526167</text:p>
          </table:table-cell>
          <table:table-cell table:style-name="ce3" office:value-type="float" office:value="0.0564733" calcext:value-type="float">
            <text:p>0.0564733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79999" calcext:value-type="float">
            <text:p>1.79999</text:p>
          </table:table-cell>
          <table:table-cell table:style-name="ce3" office:value-type="float" office:value="8.6121" calcext:value-type="float">
            <text:p>8.6121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8.58429" calcext:value-type="float">
            <text:p>8.584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8.49805" calcext:value-type="float">
            <text:p>8.49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.70236" calcext:value-type="float">
            <text:p>7.702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350706" calcext:value-type="float">
            <text:p>0.0350706</text:p>
          </table:table-cell>
          <table:table-cell table:style-name="ce3" office:value-type="float" office:value="0.0342367" calcext:value-type="float">
            <text:p>0.0342367</text:p>
          </table:table-cell>
          <table:table-cell table:style-name="ce3" office:value-type="float" office:value="0.0362133" calcext:value-type="float">
            <text:p>0.0362133</text:p>
          </table:table-cell>
          <table:table-cell table:style-name="ce3" office:value-type="float" office:value="0.0350702" calcext:value-type="float">
            <text:p>0.0350702</text:p>
          </table:table-cell>
          <table:table-cell table:style-name="ce3" office:value-type="float" office:value="0.03431" calcext:value-type="float">
            <text:p>0.03431</text:p>
          </table:table-cell>
          <table:table-cell table:style-name="ce3" office:value-type="float" office:value="0.0358933" calcext:value-type="float">
            <text:p>0.0358933</text:p>
          </table:table-cell>
          <table:table-cell table:style-name="ce3" office:value-type="float" office:value="0.0631154" calcext:value-type="float">
            <text:p>0.0631154</text:p>
          </table:table-cell>
          <table:table-cell table:style-name="ce3" office:value-type="float" office:value="0.0612733" calcext:value-type="float">
            <text:p>0.0612733</text:p>
          </table:table-cell>
          <table:table-cell table:style-name="ce3" office:value-type="float" office:value="0.06533" calcext:value-type="float">
            <text:p>0.06533</text:p>
          </table:table-cell>
          <table:table-cell table:style-name="ce3" office:value-type="float" office:value="0.0631146" calcext:value-type="float">
            <text:p>0.0631146</text:p>
          </table:table-cell>
          <table:table-cell table:style-name="ce3" office:value-type="float" office:value="0.0615967" calcext:value-type="float">
            <text:p>0.0615967</text:p>
          </table:table-cell>
          <table:table-cell table:style-name="ce3" office:value-type="float" office:value="0.0648633" calcext:value-type="float">
            <text:p>0.0648633</text:p>
          </table:table-cell>
          <table:table-cell table:style-name="ce3" office:value-type="float" office:value="1.79966" calcext:value-type="float">
            <text:p>1.79966</text:p>
          </table:table-cell>
          <table:table-cell table:style-name="ce3" office:value-type="float" office:value="1.79967" calcext:value-type="float">
            <text:p>1.79967</text:p>
          </table:table-cell>
          <table:table-cell table:style-name="ce3" office:value-type="float" office:value="8.63446" calcext:value-type="float">
            <text:p>8.63446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8.62422" calcext:value-type="float">
            <text:p>8.624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8.52167" calcext:value-type="float">
            <text:p>8.52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.71765" calcext:value-type="float">
            <text:p>7.717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400941" calcext:value-type="float">
            <text:p>0.0400941</text:p>
          </table:table-cell>
          <table:table-cell table:style-name="ce3" office:value-type="float" office:value="0.0389867" calcext:value-type="float">
            <text:p>0.0389867</text:p>
          </table:table-cell>
          <table:table-cell table:style-name="ce3" office:value-type="float" office:value="0.0411167" calcext:value-type="float">
            <text:p>0.0411167</text:p>
          </table:table-cell>
          <table:table-cell table:style-name="ce3" office:value-type="float" office:value="0.0400934" calcext:value-type="float">
            <text:p>0.0400934</text:p>
          </table:table-cell>
          <table:table-cell table:style-name="ce3" office:value-type="float" office:value="0.0393067" calcext:value-type="float">
            <text:p>0.0393067</text:p>
          </table:table-cell>
          <table:table-cell table:style-name="ce3" office:value-type="float" office:value="0.0407833" calcext:value-type="float">
            <text:p>0.0407833</text:p>
          </table:table-cell>
          <table:table-cell table:style-name="ce3" office:value-type="float" office:value="0.072177" calcext:value-type="float">
            <text:p>0.072177</text:p>
          </table:table-cell>
          <table:table-cell table:style-name="ce3" office:value-type="float" office:value="0.0700667" calcext:value-type="float">
            <text:p>0.0700667</text:p>
          </table:table-cell>
          <table:table-cell table:style-name="ce3" office:value-type="float" office:value="0.0745967" calcext:value-type="float">
            <text:p>0.0745967</text:p>
          </table:table-cell>
          <table:table-cell table:style-name="ce3" office:value-type="float" office:value="0.0721759" calcext:value-type="float">
            <text:p>0.0721759</text:p>
          </table:table-cell>
          <table:table-cell table:style-name="ce3" office:value-type="float" office:value="0.0700933" calcext:value-type="float">
            <text:p>0.0700933</text:p>
          </table:table-cell>
          <table:table-cell table:style-name="ce3" office:value-type="float" office:value="0.0740367" calcext:value-type="float">
            <text:p>0.0740367</text:p>
          </table:table-cell>
          <table:table-cell table:number-columns-repeated="2" table:style-name="ce3" office:value-type="float" office:value="1.80019" calcext:value-type="float">
            <text:p>1.80019</text:p>
          </table:table-cell>
          <table:table-cell table:style-name="ce3" office:value-type="float" office:value="8.64841" calcext:value-type="float">
            <text:p>8.64841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8.68995" calcext:value-type="float">
            <text:p>8.689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8.56693" calcext:value-type="float">
            <text:p>8.566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.7693" calcext:value-type="float">
            <text:p>7.76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450691" calcext:value-type="float">
            <text:p>0.0450691</text:p>
          </table:table-cell>
          <table:table-cell table:style-name="ce3" office:value-type="float" office:value="0.04441" calcext:value-type="float">
            <text:p>0.04441</text:p>
          </table:table-cell>
          <table:table-cell table:style-name="ce3" office:value-type="float" office:value="0.0457233" calcext:value-type="float">
            <text:p>0.0457233</text:p>
          </table:table-cell>
          <table:table-cell table:style-name="ce3" office:value-type="float" office:value="0.0450685" calcext:value-type="float">
            <text:p>0.0450685</text:p>
          </table:table-cell>
          <table:table-cell table:style-name="ce3" office:value-type="float" office:value="0.0441233" calcext:value-type="float">
            <text:p>0.0441233</text:p>
          </table:table-cell>
          <table:table-cell table:style-name="ce3" office:value-type="float" office:value="0.04579" calcext:value-type="float">
            <text:p>0.04579</text:p>
          </table:table-cell>
          <table:table-cell table:style-name="ce3" office:value-type="float" office:value="0.0810798" calcext:value-type="float">
            <text:p>0.0810798</text:p>
          </table:table-cell>
          <table:table-cell table:style-name="ce3" office:value-type="float" office:value="0.07946" calcext:value-type="float">
            <text:p>0.07946</text:p>
          </table:table-cell>
          <table:table-cell table:style-name="ce3" office:value-type="float" office:value="0.0826367" calcext:value-type="float">
            <text:p>0.0826367</text:p>
          </table:table-cell>
          <table:table-cell table:style-name="ce3" office:value-type="float" office:value="0.0810788" calcext:value-type="float">
            <text:p>0.0810788</text:p>
          </table:table-cell>
          <table:table-cell table:style-name="ce3" office:value-type="float" office:value="0.0792533" calcext:value-type="float">
            <text:p>0.0792533</text:p>
          </table:table-cell>
          <table:table-cell table:style-name="ce3" office:value-type="float" office:value="0.0831967" calcext:value-type="float">
            <text:p>0.0831967</text:p>
          </table:table-cell>
          <table:table-cell table:number-columns-repeated="2" table:style-name="ce3" office:value-type="float" office:value="1.79901" calcext:value-type="float">
            <text:p>1.79901</text:p>
          </table:table-cell>
          <table:table-cell table:style-name="ce3" office:value-type="float" office:value="8.68288" calcext:value-type="float">
            <text:p>8.68288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8.73747" calcext:value-type="float">
            <text:p>8.737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office:value-type="float" office:value="8.59485" calcext:value-type="float">
            <text:p>8.594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.79027" calcext:value-type="float">
            <text:p>7.790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50078" calcext:value-type="float">
            <text:p>0.050078</text:p>
          </table:table-cell>
          <table:table-cell table:style-name="ce3" office:value-type="float" office:value="0.04917" calcext:value-type="float">
            <text:p>0.04917</text:p>
          </table:table-cell>
          <table:table-cell table:style-name="ce3" office:value-type="float" office:value="0.05091" calcext:value-type="float">
            <text:p>0.05091</text:p>
          </table:table-cell>
          <table:table-cell table:style-name="ce3" office:value-type="float" office:value="0.0500772" calcext:value-type="float">
            <text:p>0.0500772</text:p>
          </table:table-cell>
          <table:table-cell table:style-name="ce3" office:value-type="float" office:value="0.0487267" calcext:value-type="float">
            <text:p>0.0487267</text:p>
          </table:table-cell>
          <table:table-cell table:style-name="ce3" office:value-type="float" office:value="0.0508767" calcext:value-type="float">
            <text:p>0.0508767</text:p>
          </table:table-cell>
          <table:table-cell table:style-name="ce3" office:value-type="float" office:value="0.090079" calcext:value-type="float">
            <text:p>0.090079</text:p>
          </table:table-cell>
          <table:table-cell table:style-name="ce3" office:value-type="float" office:value="0.0880267" calcext:value-type="float">
            <text:p>0.0880267</text:p>
          </table:table-cell>
          <table:table-cell table:style-name="ce3" office:value-type="float" office:value="0.09225" calcext:value-type="float">
            <text:p>0.09225</text:p>
          </table:table-cell>
          <table:table-cell table:style-name="ce3" office:value-type="float" office:value="0.0900781" calcext:value-type="float">
            <text:p>0.0900781</text:p>
          </table:table-cell>
          <table:table-cell table:style-name="ce3" office:value-type="float" office:value="0.0871933" calcext:value-type="float">
            <text:p>0.0871933</text:p>
          </table:table-cell>
          <table:table-cell table:style-name="ce3" office:value-type="float" office:value="0.0923833" calcext:value-type="float">
            <text:p>0.0923833</text:p>
          </table:table-cell>
          <table:table-cell table:style-name="ce3" office:value-type="float" office:value="1.79877" calcext:value-type="float">
            <text:p>1.79877</text:p>
          </table:table-cell>
          <table:table-cell table:style-name="ce3" office:value-type="float" office:value="1.79879" calcext:value-type="float">
            <text:p>1.79879</text:p>
          </table:table-cell>
          <table:table-cell table:style-name="ce3" office:value-type="float" office:value="8.7009" calcext:value-type="float">
            <text:p>8.7009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.78653" calcext:value-type="float">
            <text:p>8.786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8.62319" calcext:value-type="float">
            <text:p>8.62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.82493" calcext:value-type="float">
            <text:p>7.824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55088" calcext:value-type="float">
            <text:p>0.055088</text:p>
          </table:table-cell>
          <table:table-cell table:style-name="ce3" office:value-type="float" office:value="0.0541533" calcext:value-type="float">
            <text:p>0.0541533</text:p>
          </table:table-cell>
          <table:table-cell table:style-name="ce3" office:value-type="float" office:value="0.0558567" calcext:value-type="float">
            <text:p>0.0558567</text:p>
          </table:table-cell>
          <table:table-cell table:style-name="ce3" office:value-type="float" office:value="0.0550871" calcext:value-type="float">
            <text:p>0.0550871</text:p>
          </table:table-cell>
          <table:table-cell table:style-name="ce3" office:value-type="float" office:value="0.0537733" calcext:value-type="float">
            <text:p>0.0537733</text:p>
          </table:table-cell>
          <table:table-cell table:style-name="ce3" office:value-type="float" office:value="0.0558967" calcext:value-type="float">
            <text:p>0.0558967</text:p>
          </table:table-cell>
          <table:table-cell table:style-name="ce3" office:value-type="float" office:value="0.0990448" calcext:value-type="float">
            <text:p>0.0990448</text:p>
          </table:table-cell>
          <table:table-cell table:style-name="ce3" office:value-type="float" office:value="0.0965533" calcext:value-type="float">
            <text:p>0.0965533</text:p>
          </table:table-cell>
          <table:table-cell table:style-name="ce3" office:value-type="float" office:value="0.101737" calcext:value-type="float">
            <text:p>0.101737</text:p>
          </table:table-cell>
          <table:table-cell table:style-name="ce3" office:value-type="float" office:value="0.0990429" calcext:value-type="float">
            <text:p>0.0990429</text:p>
          </table:table-cell>
          <table:table-cell table:style-name="ce3" office:value-type="float" office:value="0.0960333" calcext:value-type="float">
            <text:p>0.0960333</text:p>
          </table:table-cell>
          <table:table-cell table:style-name="ce3" office:value-type="float" office:value="0.101443" calcext:value-type="float">
            <text:p>0.101443</text:p>
          </table:table-cell>
          <table:table-cell table:style-name="ce3" office:value-type="float" office:value="1.79794" calcext:value-type="float">
            <text:p>1.79794</text:p>
          </table:table-cell>
          <table:table-cell table:style-name="ce3" office:value-type="float" office:value="1.79793" calcext:value-type="float">
            <text:p>1.79793</text:p>
          </table:table-cell>
          <table:table-cell table:style-name="ce3" office:value-type="float" office:value="8.71852" calcext:value-type="float">
            <text:p>8.71852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8.85136" calcext:value-type="float">
            <text:p>8.85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8.66259" calcext:value-type="float">
            <text:p>8.662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.86492" calcext:value-type="float">
            <text:p>7.864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600776" calcext:value-type="float">
            <text:p>0.0600776</text:p>
          </table:table-cell>
          <table:table-cell table:style-name="ce3" office:value-type="float" office:value="0.0585933" calcext:value-type="float">
            <text:p>0.0585933</text:p>
          </table:table-cell>
          <table:table-cell table:style-name="ce3" office:value-type="float" office:value="0.0612533" calcext:value-type="float">
            <text:p>0.0612533</text:p>
          </table:table-cell>
          <table:table-cell table:style-name="ce3" office:value-type="float" office:value="0.0600774" calcext:value-type="float">
            <text:p>0.0600774</text:p>
          </table:table-cell>
          <table:table-cell table:style-name="ce3" office:value-type="float" office:value="0.0590967" calcext:value-type="float">
            <text:p>0.0590967</text:p>
          </table:table-cell>
          <table:table-cell table:style-name="ce3" office:value-type="float" office:value="0.0612433" calcext:value-type="float">
            <text:p>0.0612433</text:p>
          </table:table-cell>
          <table:table-cell table:style-name="ce3" office:value-type="float" office:value="0.108018" calcext:value-type="float">
            <text:p>0.108018</text:p>
          </table:table-cell>
          <table:table-cell table:style-name="ce3" office:value-type="float" office:value="0.105313" calcext:value-type="float">
            <text:p>0.105313</text:p>
          </table:table-cell>
          <table:table-cell table:style-name="ce3" office:value-type="float" office:value="0.110653" calcext:value-type="float">
            <text:p>0.110653</text:p>
          </table:table-cell>
          <table:table-cell table:style-name="ce3" office:value-type="float" office:value="0.108016" calcext:value-type="float">
            <text:p>0.108016</text:p>
          </table:table-cell>
          <table:table-cell table:style-name="ce3" office:value-type="float" office:value="0.105353" calcext:value-type="float">
            <text:p>0.105353</text:p>
          </table:table-cell>
          <table:table-cell table:style-name="ce3" office:value-type="float" office:value="0.110423" calcext:value-type="float">
            <text:p>0.110423</text:p>
          </table:table-cell>
          <table:table-cell table:style-name="ce3" office:value-type="float" office:value="1.79797" calcext:value-type="float">
            <text:p>1.79797</text:p>
          </table:table-cell>
          <table:table-cell table:style-name="ce3" office:value-type="float" office:value="1.79795" calcext:value-type="float">
            <text:p>1.79795</text:p>
          </table:table-cell>
          <table:table-cell table:style-name="ce3" office:value-type="float" office:value="8.74596" calcext:value-type="float">
            <text:p>8.74596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65" calcext:value-type="float">
            <text:p>0.065</text:p>
          </table:table-cell>
          <table:table-cell table:style-name="ce3" office:value-type="float" office:value="8.92237" calcext:value-type="float">
            <text:p>8.922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8.70682" calcext:value-type="float">
            <text:p>8.706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.91137" calcext:value-type="float">
            <text:p>7.911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651088" calcext:value-type="float">
            <text:p>0.0651088</text:p>
          </table:table-cell>
          <table:table-cell table:style-name="ce3" office:value-type="float" office:value="0.0641933" calcext:value-type="float">
            <text:p>0.0641933</text:p>
          </table:table-cell>
          <table:table-cell table:style-name="ce3" office:value-type="float" office:value="0.06608" calcext:value-type="float">
            <text:p>0.06608</text:p>
          </table:table-cell>
          <table:table-cell table:style-name="ce3" office:value-type="float" office:value="0.0651082" calcext:value-type="float">
            <text:p>0.0651082</text:p>
          </table:table-cell>
          <table:table-cell table:style-name="ce3" office:value-type="float" office:value="0.0640133" calcext:value-type="float">
            <text:p>0.0640133</text:p>
          </table:table-cell>
          <table:table-cell table:style-name="ce3" office:value-type="float" office:value="0.0660567" calcext:value-type="float">
            <text:p>0.0660567</text:p>
          </table:table-cell>
          <table:table-cell table:style-name="ce3" office:value-type="float" office:value="0.117103" calcext:value-type="float">
            <text:p>0.117103</text:p>
          </table:table-cell>
          <table:table-cell table:style-name="ce3" office:value-type="float" office:value="0.115033" calcext:value-type="float">
            <text:p>0.115033</text:p>
          </table:table-cell>
          <table:table-cell table:style-name="ce3" office:value-type="float" office:value="0.120723" calcext:value-type="float">
            <text:p>0.120723</text:p>
          </table:table-cell>
          <table:table-cell table:style-name="ce3" office:value-type="float" office:value="0.117101" calcext:value-type="float">
            <text:p>0.117101</text:p>
          </table:table-cell>
          <table:table-cell table:style-name="ce3" office:value-type="float" office:value="0.114093" calcext:value-type="float">
            <text:p>0.114093</text:p>
          </table:table-cell>
          <table:table-cell table:style-name="ce3" office:value-type="float" office:value="0.119353" calcext:value-type="float">
            <text:p>0.119353</text:p>
          </table:table-cell>
          <table:table-cell table:number-columns-repeated="2" table:style-name="ce3" office:value-type="float" office:value="1.79857" calcext:value-type="float">
            <text:p>1.79857</text:p>
          </table:table-cell>
          <table:table-cell table:style-name="ce3" office:value-type="float" office:value="8.77764" calcext:value-type="float">
            <text:p>8.77764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8.99009" calcext:value-type="float">
            <text:p>8.990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8.74935" calcext:value-type="float">
            <text:p>8.749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.95487" calcext:value-type="float">
            <text:p>7.954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700993" calcext:value-type="float">
            <text:p>0.0700993</text:p>
          </table:table-cell>
          <table:table-cell table:style-name="ce3" office:value-type="float" office:value="0.0692433" calcext:value-type="float">
            <text:p>0.0692433</text:p>
          </table:table-cell>
          <table:table-cell table:style-name="ce3" office:value-type="float" office:value="0.0712167" calcext:value-type="float">
            <text:p>0.0712167</text:p>
          </table:table-cell>
          <table:table-cell table:style-name="ce3" office:value-type="float" office:value="0.0700988" calcext:value-type="float">
            <text:p>0.0700988</text:p>
          </table:table-cell>
          <table:table-cell table:style-name="ce3" office:value-type="float" office:value="0.06898" calcext:value-type="float">
            <text:p>0.06898</text:p>
          </table:table-cell>
          <table:table-cell table:style-name="ce3" office:value-type="float" office:value="0.0712367" calcext:value-type="float">
            <text:p>0.0712367</text:p>
          </table:table-cell>
          <table:table-cell table:style-name="ce3" office:value-type="float" office:value="0.126046" calcext:value-type="float">
            <text:p>0.126046</text:p>
          </table:table-cell>
          <table:table-cell table:style-name="ce3" office:value-type="float" office:value="0.123663" calcext:value-type="float">
            <text:p>0.123663</text:p>
          </table:table-cell>
          <table:table-cell table:style-name="ce3" office:value-type="float" office:value="0.128517" calcext:value-type="float">
            <text:p>0.128517</text:p>
          </table:table-cell>
          <table:table-cell table:style-name="ce3" office:value-type="float" office:value="0.126046" calcext:value-type="float">
            <text:p>0.126046</text:p>
          </table:table-cell>
          <table:table-cell table:style-name="ce3" office:value-type="float" office:value="0.123237" calcext:value-type="float">
            <text:p>0.123237</text:p>
          </table:table-cell>
          <table:table-cell table:style-name="ce3" office:value-type="float" office:value="0.128347" calcext:value-type="float">
            <text:p>0.128347</text:p>
          </table:table-cell>
          <table:table-cell table:style-name="ce3" office:value-type="float" office:value="1.79811" calcext:value-type="float">
            <text:p>1.79811</text:p>
          </table:table-cell>
          <table:table-cell table:style-name="ce3" office:value-type="float" office:value="1.79812" calcext:value-type="float">
            <text:p>1.79812</text:p>
          </table:table-cell>
          <table:table-cell table:style-name="ce3" office:value-type="float" office:value="8.8093" calcext:value-type="float">
            <text:p>8.8093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9.05221" calcext:value-type="float">
            <text:p>9.05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8.77681" calcext:value-type="float">
            <text:p>8.776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.97735" calcext:value-type="float">
            <text:p>7.977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750704" calcext:value-type="float">
            <text:p>0.0750704</text:p>
          </table:table-cell>
          <table:table-cell table:style-name="ce3" office:value-type="float" office:value="0.0737167" calcext:value-type="float">
            <text:p>0.0737167</text:p>
          </table:table-cell>
          <table:table-cell table:style-name="ce3" office:value-type="float" office:value="0.0760867" calcext:value-type="float">
            <text:p>0.0760867</text:p>
          </table:table-cell>
          <table:table-cell table:style-name="ce3" office:value-type="float" office:value="0.0750698" calcext:value-type="float">
            <text:p>0.0750698</text:p>
          </table:table-cell>
          <table:table-cell table:style-name="ce3" office:value-type="float" office:value="0.07403" calcext:value-type="float">
            <text:p>0.07403</text:p>
          </table:table-cell>
          <table:table-cell table:style-name="ce3" office:value-type="float" office:value="0.0762267" calcext:value-type="float">
            <text:p>0.0762267</text:p>
          </table:table-cell>
          <table:table-cell table:style-name="ce3" office:value-type="float" office:value="0.134952" calcext:value-type="float">
            <text:p>0.134952</text:p>
          </table:table-cell>
          <table:table-cell table:style-name="ce3" office:value-type="float" office:value="0.131797" calcext:value-type="float">
            <text:p>0.131797</text:p>
          </table:table-cell>
          <table:table-cell table:style-name="ce3" office:value-type="float" office:value="0.13759" calcext:value-type="float">
            <text:p>0.13759</text:p>
          </table:table-cell>
          <table:table-cell table:style-name="ce3" office:value-type="float" office:value="0.134951" calcext:value-type="float">
            <text:p>0.134951</text:p>
          </table:table-cell>
          <table:table-cell table:style-name="ce3" office:value-type="float" office:value="0.132293" calcext:value-type="float">
            <text:p>0.132293</text:p>
          </table:table-cell>
          <table:table-cell table:style-name="ce3" office:value-type="float" office:value="0.13744" calcext:value-type="float">
            <text:p>0.13744</text:p>
          </table:table-cell>
          <table:table-cell table:number-columns-repeated="2" table:style-name="ce3" office:value-type="float" office:value="1.79767" calcext:value-type="float">
            <text:p>1.79767</text:p>
          </table:table-cell>
          <table:table-cell table:style-name="ce3" office:value-type="float" office:value="8.8247" calcext:value-type="float">
            <text:p>8.8247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9.13364" calcext:value-type="float">
            <text:p>9.133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8.82211" calcext:value-type="float">
            <text:p>8.822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.02329" calcext:value-type="float">
            <text:p>8.023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800622" calcext:value-type="float">
            <text:p>0.0800622</text:p>
          </table:table-cell>
          <table:table-cell table:style-name="ce3" office:value-type="float" office:value="0.0788433" calcext:value-type="float">
            <text:p>0.0788433</text:p>
          </table:table-cell>
          <table:table-cell table:style-name="ce3" office:value-type="float" office:value="0.08149" calcext:value-type="float">
            <text:p>0.08149</text:p>
          </table:table-cell>
          <table:table-cell table:style-name="ce3" office:value-type="float" office:value="0.0800624" calcext:value-type="float">
            <text:p>0.0800624</text:p>
          </table:table-cell>
          <table:table-cell table:style-name="ce3" office:value-type="float" office:value="0.0789067" calcext:value-type="float">
            <text:p>0.0789067</text:p>
          </table:table-cell>
          <table:table-cell table:style-name="ce3" office:value-type="float" office:value="0.08127" calcext:value-type="float">
            <text:p>0.08127</text:p>
          </table:table-cell>
          <table:table-cell table:style-name="ce3" office:value-type="float" office:value="0.143966" calcext:value-type="float">
            <text:p>0.143966</text:p>
          </table:table-cell>
          <table:table-cell table:style-name="ce3" office:value-type="float" office:value="0.141463" calcext:value-type="float">
            <text:p>0.141463</text:p>
          </table:table-cell>
          <table:table-cell table:style-name="ce3" office:value-type="float" office:value="0.14713" calcext:value-type="float">
            <text:p>0.14713</text:p>
          </table:table-cell>
          <table:table-cell table:style-name="ce3" office:value-type="float" office:value="0.143967" calcext:value-type="float">
            <text:p>0.143967</text:p>
          </table:table-cell>
          <table:table-cell table:style-name="ce3" office:value-type="float" office:value="0.141003" calcext:value-type="float">
            <text:p>0.141003</text:p>
          </table:table-cell>
          <table:table-cell table:style-name="ce3" office:value-type="float" office:value="0.146377" calcext:value-type="float">
            <text:p>0.146377</text:p>
          </table:table-cell>
          <table:table-cell table:style-name="ce3" office:value-type="float" office:value="1.79817" calcext:value-type="float">
            <text:p>1.79817</text:p>
          </table:table-cell>
          <table:table-cell table:style-name="ce3" office:value-type="float" office:value="1.79818" calcext:value-type="float">
            <text:p>1.79818</text:p>
          </table:table-cell>
          <table:table-cell table:style-name="ce3" office:value-type="float" office:value="8.85546" calcext:value-type="float">
            <text:p>8.85546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9.21256" calcext:value-type="float">
            <text:p>9.21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8.8624" calcext:value-type="float">
            <text:p>8.86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.05946" calcext:value-type="float">
            <text:p>8.059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850492" calcext:value-type="float">
            <text:p>0.0850492</text:p>
          </table:table-cell>
          <table:table-cell table:style-name="ce3" office:value-type="float" office:value="0.0838967" calcext:value-type="float">
            <text:p>0.0838967</text:p>
          </table:table-cell>
          <table:table-cell table:style-name="ce3" office:value-type="float" office:value="0.0865433" calcext:value-type="float">
            <text:p>0.0865433</text:p>
          </table:table-cell>
          <table:table-cell table:style-name="ce3" office:value-type="float" office:value="0.0850496" calcext:value-type="float">
            <text:p>0.0850496</text:p>
          </table:table-cell>
          <table:table-cell table:style-name="ce3" office:value-type="float" office:value="0.08406" calcext:value-type="float">
            <text:p>0.08406</text:p>
          </table:table-cell>
          <table:table-cell table:style-name="ce3" office:value-type="float" office:value="0.08615" calcext:value-type="float">
            <text:p>0.08615</text:p>
          </table:table-cell>
          <table:table-cell table:style-name="ce3" office:value-type="float" office:value="0.152894" calcext:value-type="float">
            <text:p>0.152894</text:p>
          </table:table-cell>
          <table:table-cell table:style-name="ce3" office:value-type="float" office:value="0.149913" calcext:value-type="float">
            <text:p>0.149913</text:p>
          </table:table-cell>
          <table:table-cell table:style-name="ce3" office:value-type="float" office:value="0.155517" calcext:value-type="float">
            <text:p>0.155517</text:p>
          </table:table-cell>
          <table:table-cell table:style-name="ce3" office:value-type="float" office:value="0.152893" calcext:value-type="float">
            <text:p>0.152893</text:p>
          </table:table-cell>
          <table:table-cell table:style-name="ce3" office:value-type="float" office:value="0.150287" calcext:value-type="float">
            <text:p>0.150287</text:p>
          </table:table-cell>
          <table:table-cell table:style-name="ce3" office:value-type="float" office:value="0.155307" calcext:value-type="float">
            <text:p>0.155307</text:p>
          </table:table-cell>
          <table:table-cell table:style-name="ce3" office:value-type="float" office:value="1.79771" calcext:value-type="float">
            <text:p>1.79771</text:p>
          </table:table-cell>
          <table:table-cell table:style-name="ce3" office:value-type="float" office:value="1.79769" calcext:value-type="float">
            <text:p>1.79769</text:p>
          </table:table-cell>
          <table:table-cell table:style-name="ce3" office:value-type="float" office:value="8.88261" calcext:value-type="float">
            <text:p>8.88261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9.3049" calcext:value-type="float">
            <text:p>9.30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office:value-type="float" office:value="8.90965" calcext:value-type="float">
            <text:p>8.909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.10732" calcext:value-type="float">
            <text:p>8.107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900403" calcext:value-type="float">
            <text:p>0.0900403</text:p>
          </table:table-cell>
          <table:table-cell table:style-name="ce3" office:value-type="float" office:value="0.0881367" calcext:value-type="float">
            <text:p>0.0881367</text:p>
          </table:table-cell>
          <table:table-cell table:style-name="ce3" office:value-type="float" office:value="0.0912167" calcext:value-type="float">
            <text:p>0.0912167</text:p>
          </table:table-cell>
          <table:table-cell table:style-name="ce3" office:value-type="float" office:value="0.0900407" calcext:value-type="float">
            <text:p>0.0900407</text:p>
          </table:table-cell>
          <table:table-cell table:style-name="ce3" office:value-type="float" office:value="0.0889333" calcext:value-type="float">
            <text:p>0.0889333</text:p>
          </table:table-cell>
          <table:table-cell table:style-name="ce3" office:value-type="float" office:value="0.0910133" calcext:value-type="float">
            <text:p>0.0910133</text:p>
          </table:table-cell>
          <table:table-cell table:style-name="ce3" office:value-type="float" office:value="0.161919" calcext:value-type="float">
            <text:p>0.161919</text:p>
          </table:table-cell>
          <table:table-cell table:style-name="ce3" office:value-type="float" office:value="0.158543" calcext:value-type="float">
            <text:p>0.158543</text:p>
          </table:table-cell>
          <table:table-cell table:style-name="ce3" office:value-type="float" office:value="0.16451" calcext:value-type="float">
            <text:p>0.16451</text:p>
          </table:table-cell>
          <table:table-cell table:style-name="ce3" office:value-type="float" office:value="0.16192" calcext:value-type="float">
            <text:p>0.16192</text:p>
          </table:table-cell>
          <table:table-cell table:style-name="ce3" office:value-type="float" office:value="0.159533" calcext:value-type="float">
            <text:p>0.159533</text:p>
          </table:table-cell>
          <table:table-cell table:style-name="ce3" office:value-type="float" office:value="0.164217" calcext:value-type="float">
            <text:p>0.164217</text:p>
          </table:table-cell>
          <table:table-cell table:number-columns-repeated="2" table:style-name="ce3" office:value-type="float" office:value="1.7983" calcext:value-type="float">
            <text:p>1.7983</text:p>
          </table:table-cell>
          <table:table-cell table:style-name="ce3" office:value-type="float" office:value="8.91476" calcext:value-type="float">
            <text:p>8.91476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9.40538" calcext:value-type="float">
            <text:p>9.405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8.96078" calcext:value-type="float">
            <text:p>8.960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.1531" calcext:value-type="float">
            <text:p>8.15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950421" calcext:value-type="float">
            <text:p>0.0950421</text:p>
          </table:table-cell>
          <table:table-cell table:style-name="ce3" office:value-type="float" office:value="0.09396" calcext:value-type="float">
            <text:p>0.09396</text:p>
          </table:table-cell>
          <table:table-cell table:style-name="ce3" office:value-type="float" office:value="0.0965867" calcext:value-type="float">
            <text:p>0.0965867</text:p>
          </table:table-cell>
          <table:table-cell table:style-name="ce3" office:value-type="float" office:value="0.0950417" calcext:value-type="float">
            <text:p>0.0950417</text:p>
          </table:table-cell>
          <table:table-cell table:style-name="ce3" office:value-type="float" office:value="0.0938233" calcext:value-type="float">
            <text:p>0.0938233</text:p>
          </table:table-cell>
          <table:table-cell table:style-name="ce3" office:value-type="float" office:value="0.09619" calcext:value-type="float">
            <text:p>0.09619</text:p>
          </table:table-cell>
          <table:table-cell table:style-name="ce3" office:value-type="float" office:value="0.170904" calcext:value-type="float">
            <text:p>0.170904</text:p>
          </table:table-cell>
          <table:table-cell table:style-name="ce3" office:value-type="float" office:value="0.16843" calcext:value-type="float">
            <text:p>0.16843</text:p>
          </table:table-cell>
          <table:table-cell table:style-name="ce3" office:value-type="float" office:value="0.17513" calcext:value-type="float">
            <text:p>0.17513</text:p>
          </table:table-cell>
          <table:table-cell table:style-name="ce3" office:value-type="float" office:value="0.170902" calcext:value-type="float">
            <text:p>0.170902</text:p>
          </table:table-cell>
          <table:table-cell table:style-name="ce3" office:value-type="float" office:value="0.167647" calcext:value-type="float">
            <text:p>0.167647</text:p>
          </table:table-cell>
          <table:table-cell table:style-name="ce3" office:value-type="float" office:value="0.17354" calcext:value-type="float">
            <text:p>0.17354</text:p>
          </table:table-cell>
          <table:table-cell table:style-name="ce3" office:value-type="float" office:value="1.79819" calcext:value-type="float">
            <text:p>1.79819</text:p>
          </table:table-cell>
          <table:table-cell table:style-name="ce3" office:value-type="float" office:value="1.79818" calcext:value-type="float">
            <text:p>1.79818</text:p>
          </table:table-cell>
          <table:table-cell table:style-name="ce3" office:value-type="float" office:value="8.95062" calcext:value-type="float">
            <text:p>8.95062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9.49447" calcext:value-type="float">
            <text:p>9.494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8.99819" calcext:value-type="float">
            <text:p>8.998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.19718" calcext:value-type="float">
            <text:p>8.197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00014" calcext:value-type="float">
            <text:p>0.100014</text:p>
          </table:table-cell>
          <table:table-cell table:style-name="ce3" office:value-type="float" office:value="0.0985767" calcext:value-type="float">
            <text:p>0.0985767</text:p>
          </table:table-cell>
          <table:table-cell table:style-name="ce3" office:value-type="float" office:value="0.101243" calcext:value-type="float">
            <text:p>0.101243</text:p>
          </table:table-cell>
          <table:table-cell table:style-name="ce3" office:value-type="float" office:value="0.100014" calcext:value-type="float">
            <text:p>0.100014</text:p>
          </table:table-cell>
          <table:table-cell table:style-name="ce3" office:value-type="float" office:value="0.09878" calcext:value-type="float">
            <text:p>0.09878</text:p>
          </table:table-cell>
          <table:table-cell table:style-name="ce3" office:value-type="float" office:value="0.10123" calcext:value-type="float">
            <text:p>0.10123</text:p>
          </table:table-cell>
          <table:table-cell table:style-name="ce3" office:value-type="float" office:value="0.179775" calcext:value-type="float">
            <text:p>0.179775</text:p>
          </table:table-cell>
          <table:table-cell table:style-name="ce3" office:value-type="float" office:value="0.176603" calcext:value-type="float">
            <text:p>0.176603</text:p>
          </table:table-cell>
          <table:table-cell table:style-name="ce3" office:value-type="float" office:value="0.18299" calcext:value-type="float">
            <text:p>0.18299</text:p>
          </table:table-cell>
          <table:table-cell table:style-name="ce3" office:value-type="float" office:value="0.179775" calcext:value-type="float">
            <text:p>0.179775</text:p>
          </table:table-cell>
          <table:table-cell table:style-name="ce3" office:value-type="float" office:value="0.175907" calcext:value-type="float">
            <text:p>0.175907</text:p>
          </table:table-cell>
          <table:table-cell table:style-name="ce3" office:value-type="float" office:value="0.182417" calcext:value-type="float">
            <text:p>0.182417</text:p>
          </table:table-cell>
          <table:table-cell table:style-name="ce3" office:value-type="float" office:value="1.7975" calcext:value-type="float">
            <text:p>1.7975</text:p>
          </table:table-cell>
          <table:table-cell table:style-name="ce3" office:value-type="float" office:value="1.79751" calcext:value-type="float">
            <text:p>1.79751</text:p>
          </table:table-cell>
          <table:table-cell table:style-name="ce3" office:value-type="float" office:value="8.97449" calcext:value-type="float">
            <text:p>8.97449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9.60288" calcext:value-type="float">
            <text:p>9.602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9.04659" calcext:value-type="float">
            <text:p>9.046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.24181" calcext:value-type="float">
            <text:p>8.24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05002" calcext:value-type="float">
            <text:p>0.105002</text:p>
          </table:table-cell>
          <table:table-cell table:style-name="ce3" office:value-type="float" office:value="0.103807" calcext:value-type="float">
            <text:p>0.103807</text:p>
          </table:table-cell>
          <table:table-cell table:style-name="ce3" office:value-type="float" office:value="0.106227" calcext:value-type="float">
            <text:p>0.106227</text:p>
          </table:table-cell>
          <table:table-cell table:style-name="ce3" office:value-type="float" office:value="0.105002" calcext:value-type="float">
            <text:p>0.105002</text:p>
          </table:table-cell>
          <table:table-cell table:style-name="ce3" office:value-type="float" office:value="0.10361" calcext:value-type="float">
            <text:p>0.10361</text:p>
          </table:table-cell>
          <table:table-cell table:style-name="ce3" office:value-type="float" office:value="0.106097" calcext:value-type="float">
            <text:p>0.106097</text:p>
          </table:table-cell>
          <table:table-cell table:style-name="ce3" office:value-type="float" office:value="0.188774" calcext:value-type="float">
            <text:p>0.188774</text:p>
          </table:table-cell>
          <table:table-cell table:style-name="ce3" office:value-type="float" office:value="0.18556" calcext:value-type="float">
            <text:p>0.18556</text:p>
          </table:table-cell>
          <table:table-cell table:style-name="ce3" office:value-type="float" office:value="0.191903" calcext:value-type="float">
            <text:p>0.191903</text:p>
          </table:table-cell>
          <table:table-cell table:style-name="ce3" office:value-type="float" office:value="0.188774" calcext:value-type="float">
            <text:p>0.188774</text:p>
          </table:table-cell>
          <table:table-cell table:style-name="ce3" office:value-type="float" office:value="0.185313" calcext:value-type="float">
            <text:p>0.185313</text:p>
          </table:table-cell>
          <table:table-cell table:style-name="ce3" office:value-type="float" office:value="0.191207" calcext:value-type="float">
            <text:p>0.191207</text:p>
          </table:table-cell>
          <table:table-cell table:style-name="ce3" office:value-type="float" office:value="1.79782" calcext:value-type="float">
            <text:p>1.79782</text:p>
          </table:table-cell>
          <table:table-cell table:style-name="ce3" office:value-type="float" office:value="1.79781" calcext:value-type="float">
            <text:p>1.79781</text:p>
          </table:table-cell>
          <table:table-cell table:style-name="ce3" office:value-type="float" office:value="9.00502" calcext:value-type="float">
            <text:p>9.00502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9.71978" calcext:value-type="float">
            <text:p>9.719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9.0986" calcext:value-type="float">
            <text:p>9.09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.29887" calcext:value-type="float">
            <text:p>8.298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10025" calcext:value-type="float">
            <text:p>0.110025</text:p>
          </table:table-cell>
          <table:table-cell table:style-name="ce3" office:value-type="float" office:value="0.108787" calcext:value-type="float">
            <text:p>0.108787</text:p>
          </table:table-cell>
          <table:table-cell table:style-name="ce3" office:value-type="float" office:value="0.111333" calcext:value-type="float">
            <text:p>0.111333</text:p>
          </table:table-cell>
          <table:table-cell table:style-name="ce3" office:value-type="float" office:value="0.110025" calcext:value-type="float">
            <text:p>0.110025</text:p>
          </table:table-cell>
          <table:table-cell table:style-name="ce3" office:value-type="float" office:value="0.109007" calcext:value-type="float">
            <text:p>0.109007</text:p>
          </table:table-cell>
          <table:table-cell table:style-name="ce3" office:value-type="float" office:value="0.11106" calcext:value-type="float">
            <text:p>0.11106</text:p>
          </table:table-cell>
          <table:table-cell table:style-name="ce3" office:value-type="float" office:value="0.197877" calcext:value-type="float">
            <text:p>0.197877</text:p>
          </table:table-cell>
          <table:table-cell table:style-name="ce3" office:value-type="float" office:value="0.1946" calcext:value-type="float">
            <text:p>0.1946</text:p>
          </table:table-cell>
          <table:table-cell table:style-name="ce3" office:value-type="float" office:value="0.20158" calcext:value-type="float">
            <text:p>0.20158</text:p>
          </table:table-cell>
          <table:table-cell table:style-name="ce3" office:value-type="float" office:value="0.197877" calcext:value-type="float">
            <text:p>0.197877</text:p>
          </table:table-cell>
          <table:table-cell table:style-name="ce3" office:value-type="float" office:value="0.194673" calcext:value-type="float">
            <text:p>0.194673</text:p>
          </table:table-cell>
          <table:table-cell table:style-name="ce3" office:value-type="float" office:value="0.2004" calcext:value-type="float">
            <text:p>0.2004</text:p>
          </table:table-cell>
          <table:table-cell table:style-name="ce3" office:value-type="float" office:value="1.79847" calcext:value-type="float">
            <text:p>1.79847</text:p>
          </table:table-cell>
          <table:table-cell table:style-name="ce3" office:value-type="float" office:value="1.79848" calcext:value-type="float">
            <text:p>1.79848</text:p>
          </table:table-cell>
          <table:table-cell table:style-name="ce3" office:value-type="float" office:value="9.04087" calcext:value-type="float">
            <text:p>9.04087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9.85037" calcext:value-type="float">
            <text:p>9.850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9.14261" calcext:value-type="float">
            <text:p>9.14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.34097" calcext:value-type="float">
            <text:p>8.340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15005" calcext:value-type="float">
            <text:p>0.115005</text:p>
          </table:table-cell>
          <table:table-cell table:style-name="ce3" office:value-type="float" office:value="0.113727" calcext:value-type="float">
            <text:p>0.113727</text:p>
          </table:table-cell>
          <table:table-cell table:style-name="ce3" office:value-type="float" office:value="0.116963" calcext:value-type="float">
            <text:p>0.116963</text:p>
          </table:table-cell>
          <table:table-cell table:style-name="ce3" office:value-type="float" office:value="0.115005" calcext:value-type="float">
            <text:p>0.115005</text:p>
          </table:table-cell>
          <table:table-cell table:style-name="ce3" office:value-type="float" office:value="0.113767" calcext:value-type="float">
            <text:p>0.113767</text:p>
          </table:table-cell>
          <table:table-cell table:style-name="ce3" office:value-type="float" office:value="0.115997" calcext:value-type="float">
            <text:p>0.115997</text:p>
          </table:table-cell>
          <table:table-cell table:style-name="ce3" office:value-type="float" office:value="0.206856" calcext:value-type="float">
            <text:p>0.206856</text:p>
          </table:table-cell>
          <table:table-cell table:style-name="ce3" office:value-type="float" office:value="0.20342" calcext:value-type="float">
            <text:p>0.20342</text:p>
          </table:table-cell>
          <table:table-cell table:style-name="ce3" office:value-type="float" office:value="0.21087" calcext:value-type="float">
            <text:p>0.21087</text:p>
          </table:table-cell>
          <table:table-cell table:style-name="ce3" office:value-type="float" office:value="0.206858" calcext:value-type="float">
            <text:p>0.206858</text:p>
          </table:table-cell>
          <table:table-cell table:style-name="ce3" office:value-type="float" office:value="0.202647" calcext:value-type="float">
            <text:p>0.202647</text:p>
          </table:table-cell>
          <table:table-cell table:style-name="ce3" office:value-type="float" office:value="0.209093" calcext:value-type="float">
            <text:p>0.209093</text:p>
          </table:table-cell>
          <table:table-cell table:number-columns-repeated="2" table:style-name="ce3" office:value-type="float" office:value="1.79868" calcext:value-type="float">
            <text:p>1.79868</text:p>
          </table:table-cell>
          <table:table-cell table:style-name="ce3" office:value-type="float" office:value="9.06524" calcext:value-type="float">
            <text:p>9.06524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9.98615" calcext:value-type="float">
            <text:p>9.986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9.19678" calcext:value-type="float">
            <text:p>9.196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.40349" calcext:value-type="float">
            <text:p>8.403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19998" calcext:value-type="float">
            <text:p>0.119998</text:p>
          </table:table-cell>
          <table:table-cell table:style-name="ce3" office:value-type="float" office:value="0.118613" calcext:value-type="float">
            <text:p>0.118613</text:p>
          </table:table-cell>
          <table:table-cell table:style-name="ce3" office:value-type="float" office:value="0.121213" calcext:value-type="float">
            <text:p>0.121213</text:p>
          </table:table-cell>
          <table:table-cell table:style-name="ce3" office:value-type="float" office:value="0.119998" calcext:value-type="float">
            <text:p>0.119998</text:p>
          </table:table-cell>
          <table:table-cell table:style-name="ce3" office:value-type="float" office:value="0.118713" calcext:value-type="float">
            <text:p>0.118713</text:p>
          </table:table-cell>
          <table:table-cell table:style-name="ce3" office:value-type="float" office:value="0.121087" calcext:value-type="float">
            <text:p>0.121087</text:p>
          </table:table-cell>
          <table:table-cell table:style-name="ce3" office:value-type="float" office:value="0.215819" calcext:value-type="float">
            <text:p>0.215819</text:p>
          </table:table-cell>
          <table:table-cell table:style-name="ce3" office:value-type="float" office:value="0.211733" calcext:value-type="float">
            <text:p>0.211733</text:p>
          </table:table-cell>
          <table:table-cell table:style-name="ce3" office:value-type="float" office:value="0.21892" calcext:value-type="float">
            <text:p>0.21892</text:p>
          </table:table-cell>
          <table:table-cell table:style-name="ce3" office:value-type="float" office:value="0.21582" calcext:value-type="float">
            <text:p>0.21582</text:p>
          </table:table-cell>
          <table:table-cell table:style-name="ce3" office:value-type="float" office:value="0.212357" calcext:value-type="float">
            <text:p>0.212357</text:p>
          </table:table-cell>
          <table:table-cell table:style-name="ce3" office:value-type="float" office:value="0.218507" calcext:value-type="float">
            <text:p>0.218507</text:p>
          </table:table-cell>
          <table:table-cell table:number-columns-repeated="2" table:style-name="ce3" office:value-type="float" office:value="1.79853" calcext:value-type="float">
            <text:p>1.79853</text:p>
          </table:table-cell>
          <table:table-cell table:style-name="ce3" office:value-type="float" office:value="9.10153" calcext:value-type="float">
            <text:p>9.10153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10.1436" calcext:value-type="float">
            <text:p>10.14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9.25418" calcext:value-type="float">
            <text:p>9.254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.44995" calcext:value-type="float">
            <text:p>8.449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24993" calcext:value-type="float">
            <text:p>0.124993</text:p>
          </table:table-cell>
          <table:table-cell table:style-name="ce3" office:value-type="float" office:value="0.12335" calcext:value-type="float">
            <text:p>0.12335</text:p>
          </table:table-cell>
          <table:table-cell table:style-name="ce3" office:value-type="float" office:value="0.12636" calcext:value-type="float">
            <text:p>0.12636</text:p>
          </table:table-cell>
          <table:table-cell table:style-name="ce3" office:value-type="float" office:value="0.124993" calcext:value-type="float">
            <text:p>0.124993</text:p>
          </table:table-cell>
          <table:table-cell table:style-name="ce3" office:value-type="float" office:value="0.12362" calcext:value-type="float">
            <text:p>0.12362</text:p>
          </table:table-cell>
          <table:table-cell table:style-name="ce3" office:value-type="float" office:value="0.126163" calcext:value-type="float">
            <text:p>0.126163</text:p>
          </table:table-cell>
          <table:table-cell table:style-name="ce3" office:value-type="float" office:value="0.224817" calcext:value-type="float">
            <text:p>0.224817</text:p>
          </table:table-cell>
          <table:table-cell table:style-name="ce3" office:value-type="float" office:value="0.22087" calcext:value-type="float">
            <text:p>0.22087</text:p>
          </table:table-cell>
          <table:table-cell table:style-name="ce3" office:value-type="float" office:value="0.228107" calcext:value-type="float">
            <text:p>0.228107</text:p>
          </table:table-cell>
          <table:table-cell table:style-name="ce3" office:value-type="float" office:value="0.224817" calcext:value-type="float">
            <text:p>0.224817</text:p>
          </table:table-cell>
          <table:table-cell table:style-name="ce3" office:value-type="float" office:value="0.221" calcext:value-type="float">
            <text:p>0.221</text:p>
          </table:table-cell>
          <table:table-cell table:style-name="ce3" office:value-type="float" office:value="0.227703" calcext:value-type="float">
            <text:p>0.227703</text:p>
          </table:table-cell>
          <table:table-cell table:number-columns-repeated="2" table:style-name="ce3" office:value-type="float" office:value="1.79863" calcext:value-type="float">
            <text:p>1.79863</text:p>
          </table:table-cell>
          <table:table-cell table:style-name="ce3" office:value-type="float" office:value="9.13747" calcext:value-type="float">
            <text:p>9.13747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10.2872" calcext:value-type="float">
            <text:p>10.28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9.30026" calcext:value-type="float">
            <text:p>9.300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.49487" calcext:value-type="float">
            <text:p>8.494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29989" calcext:value-type="float">
            <text:p>0.129989</text:p>
          </table:table-cell>
          <table:table-cell table:style-name="ce3" office:value-type="float" office:value="0.128747" calcext:value-type="float">
            <text:p>0.128747</text:p>
          </table:table-cell>
          <table:table-cell table:style-name="ce3" office:value-type="float" office:value="0.13121" calcext:value-type="float">
            <text:p>0.13121</text:p>
          </table:table-cell>
          <table:table-cell table:style-name="ce3" office:value-type="float" office:value="0.129989" calcext:value-type="float">
            <text:p>0.129989</text:p>
          </table:table-cell>
          <table:table-cell table:style-name="ce3" office:value-type="float" office:value="0.128333" calcext:value-type="float">
            <text:p>0.128333</text:p>
          </table:table-cell>
          <table:table-cell table:style-name="ce3" office:value-type="float" office:value="0.131407" calcext:value-type="float">
            <text:p>0.131407</text:p>
          </table:table-cell>
          <table:table-cell table:style-name="ce3" office:value-type="float" office:value="0.233857" calcext:value-type="float">
            <text:p>0.233857</text:p>
          </table:table-cell>
          <table:table-cell table:style-name="ce3" office:value-type="float" office:value="0.230573" calcext:value-type="float">
            <text:p>0.230573</text:p>
          </table:table-cell>
          <table:table-cell table:style-name="ce3" office:value-type="float" office:value="0.237133" calcext:value-type="float">
            <text:p>0.237133</text:p>
          </table:table-cell>
          <table:table-cell table:style-name="ce3" office:value-type="float" office:value="0.233858" calcext:value-type="float">
            <text:p>0.233858</text:p>
          </table:table-cell>
          <table:table-cell table:style-name="ce3" office:value-type="float" office:value="0.230013" calcext:value-type="float">
            <text:p>0.230013</text:p>
          </table:table-cell>
          <table:table-cell table:style-name="ce3" office:value-type="float" office:value="0.23678" calcext:value-type="float">
            <text:p>0.23678</text:p>
          </table:table-cell>
          <table:table-cell table:number-columns-repeated="2" table:style-name="ce3" office:value-type="float" office:value="1.79906" calcext:value-type="float">
            <text:p>1.79906</text:p>
          </table:table-cell>
          <table:table-cell table:style-name="ce3" office:value-type="float" office:value="9.16495" calcext:value-type="float">
            <text:p>9.16495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10.4851" calcext:value-type="float">
            <text:p>10.48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9.35897" calcext:value-type="float">
            <text:p>9.358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.55325" calcext:value-type="float">
            <text:p>8.553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34996" calcext:value-type="float">
            <text:p>0.134996</text:p>
          </table:table-cell>
          <table:table-cell table:style-name="ce3" office:value-type="float" office:value="0.133797" calcext:value-type="float">
            <text:p>0.133797</text:p>
          </table:table-cell>
          <table:table-cell table:style-name="ce3" office:value-type="float" office:value="0.136793" calcext:value-type="float">
            <text:p>0.136793</text:p>
          </table:table-cell>
          <table:table-cell table:style-name="ce3" office:value-type="float" office:value="0.134996" calcext:value-type="float">
            <text:p>0.134996</text:p>
          </table:table-cell>
          <table:table-cell table:style-name="ce3" office:value-type="float" office:value="0.133163" calcext:value-type="float">
            <text:p>0.133163</text:p>
          </table:table-cell>
          <table:table-cell table:style-name="ce3" office:value-type="float" office:value="0.136407" calcext:value-type="float">
            <text:p>0.136407</text:p>
          </table:table-cell>
          <table:table-cell table:style-name="ce3" office:value-type="float" office:value="0.242939" calcext:value-type="float">
            <text:p>0.242939</text:p>
          </table:table-cell>
          <table:table-cell table:style-name="ce3" office:value-type="float" office:value="0.23918" calcext:value-type="float">
            <text:p>0.23918</text:p>
          </table:table-cell>
          <table:table-cell table:style-name="ce3" office:value-type="float" office:value="0.246713" calcext:value-type="float">
            <text:p>0.246713</text:p>
          </table:table-cell>
          <table:table-cell table:style-name="ce3" office:value-type="float" office:value="0.242939" calcext:value-type="float">
            <text:p>0.242939</text:p>
          </table:table-cell>
          <table:table-cell table:style-name="ce3" office:value-type="float" office:value="0.238577" calcext:value-type="float">
            <text:p>0.238577</text:p>
          </table:table-cell>
          <table:table-cell table:style-name="ce3" office:value-type="float" office:value="0.24574" calcext:value-type="float">
            <text:p>0.24574</text:p>
          </table:table-cell>
          <table:table-cell table:number-columns-repeated="2" table:style-name="ce3" office:value-type="float" office:value="1.7996" calcext:value-type="float">
            <text:p>1.7996</text:p>
          </table:table-cell>
          <table:table-cell table:style-name="ce3" office:value-type="float" office:value="9.20112" calcext:value-type="float">
            <text:p>9.20112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10.6757" calcext:value-type="float">
            <text:p>10.67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.41583" calcext:value-type="float">
            <text:p>9.415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.61179" calcext:value-type="float">
            <text:p>8.61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39994" calcext:value-type="float">
            <text:p>0.139994</text:p>
          </table:table-cell>
          <table:table-cell table:style-name="ce3" office:value-type="float" office:value="0.1387" calcext:value-type="float">
            <text:p>0.1387</text:p>
          </table:table-cell>
          <table:table-cell table:style-name="ce3" office:value-type="float" office:value="0.142043" calcext:value-type="float">
            <text:p>0.142043</text:p>
          </table:table-cell>
          <table:table-cell table:style-name="ce3" office:value-type="float" office:value="0.139993" calcext:value-type="float">
            <text:p>0.139993</text:p>
          </table:table-cell>
          <table:table-cell table:style-name="ce3" office:value-type="float" office:value="0.138507" calcext:value-type="float">
            <text:p>0.138507</text:p>
          </table:table-cell>
          <table:table-cell table:style-name="ce3" office:value-type="float" office:value="0.14127" calcext:value-type="float">
            <text:p>0.14127</text:p>
          </table:table-cell>
          <table:table-cell table:style-name="ce3" office:value-type="float" office:value="0.251935" calcext:value-type="float">
            <text:p>0.251935</text:p>
          </table:table-cell>
          <table:table-cell table:style-name="ce3" office:value-type="float" office:value="0.248517" calcext:value-type="float">
            <text:p>0.248517</text:p>
          </table:table-cell>
          <table:table-cell table:style-name="ce3" office:value-type="float" office:value="0.255967" calcext:value-type="float">
            <text:p>0.255967</text:p>
          </table:table-cell>
          <table:table-cell table:style-name="ce3" office:value-type="float" office:value="0.251932" calcext:value-type="float">
            <text:p>0.251932</text:p>
          </table:table-cell>
          <table:table-cell table:style-name="ce3" office:value-type="float" office:value="0.2472" calcext:value-type="float">
            <text:p>0.2472</text:p>
          </table:table-cell>
          <table:table-cell table:style-name="ce3" office:value-type="float" office:value="0.255123" calcext:value-type="float">
            <text:p>0.255123</text:p>
          </table:table-cell>
          <table:table-cell table:style-name="ce3" office:value-type="float" office:value="1.79962" calcext:value-type="float">
            <text:p>1.79962</text:p>
          </table:table-cell>
          <table:table-cell table:style-name="ce3" office:value-type="float" office:value="1.79961" calcext:value-type="float">
            <text:p>1.79961</text:p>
          </table:table-cell>
          <table:table-cell table:style-name="ce3" office:value-type="float" office:value="9.23559" calcext:value-type="float">
            <text:p>9.23559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10.8865" calcext:value-type="float">
            <text:p>10.88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office:value-type="float" office:value="9.46951" calcext:value-type="float">
            <text:p>9.469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.66485" calcext:value-type="float">
            <text:p>8.664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4498" calcext:value-type="float">
            <text:p>0.14498</text:p>
          </table:table-cell>
          <table:table-cell table:style-name="ce3" office:value-type="float" office:value="0.1435" calcext:value-type="float">
            <text:p>0.1435</text:p>
          </table:table-cell>
          <table:table-cell table:style-name="ce3" office:value-type="float" office:value="0.146687" calcext:value-type="float">
            <text:p>0.146687</text:p>
          </table:table-cell>
          <table:table-cell table:style-name="ce3" office:value-type="float" office:value="0.14498" calcext:value-type="float">
            <text:p>0.14498</text:p>
          </table:table-cell>
          <table:table-cell table:style-name="ce3" office:value-type="float" office:value="0.143503" calcext:value-type="float">
            <text:p>0.143503</text:p>
          </table:table-cell>
          <table:table-cell table:style-name="ce3" office:value-type="float" office:value="0.146263" calcext:value-type="float">
            <text:p>0.146263</text:p>
          </table:table-cell>
          <table:table-cell table:style-name="ce3" office:value-type="float" office:value="0.260957" calcext:value-type="float">
            <text:p>0.260957</text:p>
          </table:table-cell>
          <table:table-cell table:style-name="ce3" office:value-type="float" office:value="0.257767" calcext:value-type="float">
            <text:p>0.257767</text:p>
          </table:table-cell>
          <table:table-cell table:style-name="ce3" office:value-type="float" office:value="0.264273" calcext:value-type="float">
            <text:p>0.264273</text:p>
          </table:table-cell>
          <table:table-cell table:style-name="ce3" office:value-type="float" office:value="0.260958" calcext:value-type="float">
            <text:p>0.260958</text:p>
          </table:table-cell>
          <table:table-cell table:style-name="ce3" office:value-type="float" office:value="0.255497" calcext:value-type="float">
            <text:p>0.255497</text:p>
          </table:table-cell>
          <table:table-cell table:style-name="ce3" office:value-type="float" office:value="0.264327" calcext:value-type="float">
            <text:p>0.264327</text:p>
          </table:table-cell>
          <table:table-cell table:number-columns-repeated="2" table:style-name="ce3" office:value-type="float" office:value="1.79996" calcext:value-type="float">
            <text:p>1.79996</text:p>
          </table:table-cell>
          <table:table-cell table:style-name="ce3" office:value-type="float" office:value="9.26463" calcext:value-type="float">
            <text:p>9.26463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1.1774" calcext:value-type="float">
            <text:p>11.17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office:value-type="float" office:value="9.5445" calcext:value-type="float">
            <text:p>9.54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.73755" calcext:value-type="float">
            <text:p>8.737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49981" calcext:value-type="float">
            <text:p>0.149981</text:p>
          </table:table-cell>
          <table:table-cell table:style-name="ce3" office:value-type="float" office:value="0.14896" calcext:value-type="float">
            <text:p>0.14896</text:p>
          </table:table-cell>
          <table:table-cell table:style-name="ce3" office:value-type="float" office:value="0.151417" calcext:value-type="float">
            <text:p>0.151417</text:p>
          </table:table-cell>
          <table:table-cell table:style-name="ce3" office:value-type="float" office:value="0.149982" calcext:value-type="float">
            <text:p>0.149982</text:p>
          </table:table-cell>
          <table:table-cell table:style-name="ce3" office:value-type="float" office:value="0.148433" calcext:value-type="float">
            <text:p>0.148433</text:p>
          </table:table-cell>
          <table:table-cell table:style-name="ce3" office:value-type="float" office:value="0.151693" calcext:value-type="float">
            <text:p>0.151693</text:p>
          </table:table-cell>
          <table:table-cell table:style-name="ce3" office:value-type="float" office:value="0.270074" calcext:value-type="float">
            <text:p>0.270074</text:p>
          </table:table-cell>
          <table:table-cell table:style-name="ce3" office:value-type="float" office:value="0.265633" calcext:value-type="float">
            <text:p>0.265633</text:p>
          </table:table-cell>
          <table:table-cell table:style-name="ce3" office:value-type="float" office:value="0.274083" calcext:value-type="float">
            <text:p>0.274083</text:p>
          </table:table-cell>
          <table:table-cell table:style-name="ce3" office:value-type="float" office:value="0.270076" calcext:value-type="float">
            <text:p>0.270076</text:p>
          </table:table-cell>
          <table:table-cell table:style-name="ce3" office:value-type="float" office:value="0.264883" calcext:value-type="float">
            <text:p>0.264883</text:p>
          </table:table-cell>
          <table:table-cell table:style-name="ce3" office:value-type="float" office:value="0.273943" calcext:value-type="float">
            <text:p>0.273943</text:p>
          </table:table-cell>
          <table:table-cell table:style-name="ce3" office:value-type="float" office:value="1.80072" calcext:value-type="float">
            <text:p>1.80072</text:p>
          </table:table-cell>
          <table:table-cell table:style-name="ce3" office:value-type="float" office:value="1.80073" calcext:value-type="float">
            <text:p>1.80073</text:p>
          </table:table-cell>
          <table:table-cell table:style-name="ce3" office:value-type="float" office:value="9.31326" calcext:value-type="float">
            <text:p>9.31326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55" calcext:value-type="float">
            <text:p>0.155</text:p>
          </table:table-cell>
          <table:table-cell table:style-name="ce3" office:value-type="float" office:value="11.4523" calcext:value-type="float">
            <text:p>11.45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9.60472" calcext:value-type="float">
            <text:p>9.604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.79578" calcext:value-type="float">
            <text:p>8.79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54962" calcext:value-type="float">
            <text:p>0.154962</text:p>
          </table:table-cell>
          <table:table-cell table:style-name="ce3" office:value-type="float" office:value="0.153983" calcext:value-type="float">
            <text:p>0.153983</text:p>
          </table:table-cell>
          <table:table-cell table:style-name="ce3" office:value-type="float" office:value="0.15644" calcext:value-type="float">
            <text:p>0.15644</text:p>
          </table:table-cell>
          <table:table-cell table:style-name="ce3" office:value-type="float" office:value="0.154963" calcext:value-type="float">
            <text:p>0.154963</text:p>
          </table:table-cell>
          <table:table-cell table:style-name="ce3" office:value-type="float" office:value="0.153447" calcext:value-type="float">
            <text:p>0.153447</text:p>
          </table:table-cell>
          <table:table-cell table:style-name="ce3" office:value-type="float" office:value="0.15676" calcext:value-type="float">
            <text:p>0.15676</text:p>
          </table:table-cell>
          <table:table-cell table:style-name="ce3" office:value-type="float" office:value="0.279055" calcext:value-type="float">
            <text:p>0.279055</text:p>
          </table:table-cell>
          <table:table-cell table:style-name="ce3" office:value-type="float" office:value="0.27535" calcext:value-type="float">
            <text:p>0.27535</text:p>
          </table:table-cell>
          <table:table-cell table:style-name="ce3" office:value-type="float" office:value="0.282653" calcext:value-type="float">
            <text:p>0.282653</text:p>
          </table:table-cell>
          <table:table-cell table:style-name="ce3" office:value-type="float" office:value="0.279059" calcext:value-type="float">
            <text:p>0.279059</text:p>
          </table:table-cell>
          <table:table-cell table:style-name="ce3" office:value-type="float" office:value="0.272987" calcext:value-type="float">
            <text:p>0.272987</text:p>
          </table:table-cell>
          <table:table-cell table:style-name="ce3" office:value-type="float" office:value="0.28268" calcext:value-type="float">
            <text:p>0.28268</text:p>
          </table:table-cell>
          <table:table-cell table:style-name="ce3" office:value-type="float" office:value="1.80079" calcext:value-type="float">
            <text:p>1.80079</text:p>
          </table:table-cell>
          <table:table-cell table:style-name="ce3" office:value-type="float" office:value="1.80081" calcext:value-type="float">
            <text:p>1.80081</text:p>
          </table:table-cell>
          <table:table-cell table:style-name="ce3" office:value-type="float" office:value="9.34459" calcext:value-type="float">
            <text:p>9.34459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1.7461" calcext:value-type="float">
            <text:p>11.74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office:value-type="float" office:value="9.66783" calcext:value-type="float">
            <text:p>9.667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.85506" calcext:value-type="float">
            <text:p>8.855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59973" calcext:value-type="float">
            <text:p>0.159973</text:p>
          </table:table-cell>
          <table:table-cell table:style-name="ce3" office:value-type="float" office:value="0.15789" calcext:value-type="float">
            <text:p>0.15789</text:p>
          </table:table-cell>
          <table:table-cell table:style-name="ce3" office:value-type="float" office:value="0.16147" calcext:value-type="float">
            <text:p>0.16147</text:p>
          </table:table-cell>
          <table:table-cell table:style-name="ce3" office:value-type="float" office:value="0.159974" calcext:value-type="float">
            <text:p>0.159974</text:p>
          </table:table-cell>
          <table:table-cell table:style-name="ce3" office:value-type="float" office:value="0.15847" calcext:value-type="float">
            <text:p>0.15847</text:p>
          </table:table-cell>
          <table:table-cell table:style-name="ce3" office:value-type="float" office:value="0.161843" calcext:value-type="float">
            <text:p>0.161843</text:p>
          </table:table-cell>
          <table:table-cell table:style-name="ce3" office:value-type="float" office:value="0.288068" calcext:value-type="float">
            <text:p>0.288068</text:p>
          </table:table-cell>
          <table:table-cell table:style-name="ce3" office:value-type="float" office:value="0.28388" calcext:value-type="float">
            <text:p>0.28388</text:p>
          </table:table-cell>
          <table:table-cell table:style-name="ce3" office:value-type="float" office:value="0.291447" calcext:value-type="float">
            <text:p>0.291447</text:p>
          </table:table-cell>
          <table:table-cell table:style-name="ce3" office:value-type="float" office:value="0.288069" calcext:value-type="float">
            <text:p>0.288069</text:p>
          </table:table-cell>
          <table:table-cell table:style-name="ce3" office:value-type="float" office:value="0.282833" calcext:value-type="float">
            <text:p>0.282833</text:p>
          </table:table-cell>
          <table:table-cell table:style-name="ce3" office:value-type="float" office:value="0.292403" calcext:value-type="float">
            <text:p>0.292403</text:p>
          </table:table-cell>
          <table:table-cell table:style-name="ce3" office:value-type="float" office:value="1.80072" calcext:value-type="float">
            <text:p>1.80072</text:p>
          </table:table-cell>
          <table:table-cell table:style-name="ce3" office:value-type="float" office:value="1.80073" calcext:value-type="float">
            <text:p>1.80073</text:p>
          </table:table-cell>
          <table:table-cell table:style-name="ce3" office:value-type="float" office:value="9.38306" calcext:value-type="float">
            <text:p>9.38306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12.1487" calcext:value-type="float">
            <text:p>12.14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office:value-type="float" office:value="9.73756" calcext:value-type="float">
            <text:p>9.737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.92921" calcext:value-type="float">
            <text:p>8.929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64998" calcext:value-type="float">
            <text:p>0.164998</text:p>
          </table:table-cell>
          <table:table-cell table:style-name="ce3" office:value-type="float" office:value="0.16387" calcext:value-type="float">
            <text:p>0.16387</text:p>
          </table:table-cell>
          <table:table-cell table:style-name="ce3" office:value-type="float" office:value="0.166513" calcext:value-type="float">
            <text:p>0.166513</text:p>
          </table:table-cell>
          <table:table-cell table:style-name="ce3" office:value-type="float" office:value="0.164998" calcext:value-type="float">
            <text:p>0.164998</text:p>
          </table:table-cell>
          <table:table-cell table:style-name="ce3" office:value-type="float" office:value="0.163287" calcext:value-type="float">
            <text:p>0.163287</text:p>
          </table:table-cell>
          <table:table-cell table:style-name="ce3" office:value-type="float" office:value="0.166883" calcext:value-type="float">
            <text:p>0.166883</text:p>
          </table:table-cell>
          <table:table-cell table:style-name="ce3" office:value-type="float" office:value="0.297156" calcext:value-type="float">
            <text:p>0.297156</text:p>
          </table:table-cell>
          <table:table-cell table:style-name="ce3" office:value-type="float" office:value="0.29383" calcext:value-type="float">
            <text:p>0.29383</text:p>
          </table:table-cell>
          <table:table-cell table:style-name="ce3" office:value-type="float" office:value="0.300683" calcext:value-type="float">
            <text:p>0.300683</text:p>
          </table:table-cell>
          <table:table-cell table:style-name="ce3" office:value-type="float" office:value="0.297156" calcext:value-type="float">
            <text:p>0.297156</text:p>
          </table:table-cell>
          <table:table-cell table:style-name="ce3" office:value-type="float" office:value="0.292293" calcext:value-type="float">
            <text:p>0.292293</text:p>
          </table:table-cell>
          <table:table-cell table:style-name="ce3" office:value-type="float" office:value="0.30163" calcext:value-type="float">
            <text:p>0.30163</text:p>
          </table:table-cell>
          <table:table-cell table:number-columns-repeated="2" table:style-name="ce3" office:value-type="float" office:value="1.80097" calcext:value-type="float">
            <text:p>1.80097</text:p>
          </table:table-cell>
          <table:table-cell table:style-name="ce3" office:value-type="float" office:value="9.4204" calcext:value-type="float">
            <text:p>9.4204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2.5525" calcext:value-type="float">
            <text:p>12.55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office:value-type="float" office:value="9.80682" calcext:value-type="float">
            <text:p>9.806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.99762" calcext:value-type="float">
            <text:p>8.997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70008" calcext:value-type="float">
            <text:p>0.170008</text:p>
          </table:table-cell>
          <table:table-cell table:style-name="ce3" office:value-type="float" office:value="0.168587" calcext:value-type="float">
            <text:p>0.168587</text:p>
          </table:table-cell>
          <table:table-cell table:style-name="ce3" office:value-type="float" office:value="0.171523" calcext:value-type="float">
            <text:p>0.171523</text:p>
          </table:table-cell>
          <table:table-cell table:style-name="ce3" office:value-type="float" office:value="0.170009" calcext:value-type="float">
            <text:p>0.170009</text:p>
          </table:table-cell>
          <table:table-cell table:style-name="ce3" office:value-type="float" office:value="0.168313" calcext:value-type="float">
            <text:p>0.168313</text:p>
          </table:table-cell>
          <table:table-cell table:style-name="ce3" office:value-type="float" office:value="0.17159" calcext:value-type="float">
            <text:p>0.17159</text:p>
          </table:table-cell>
          <table:table-cell table:style-name="ce3" office:value-type="float" office:value="0.306168" calcext:value-type="float">
            <text:p>0.306168</text:p>
          </table:table-cell>
          <table:table-cell table:style-name="ce3" office:value-type="float" office:value="0.30249" calcext:value-type="float">
            <text:p>0.30249</text:p>
          </table:table-cell>
          <table:table-cell table:style-name="ce3" office:value-type="float" office:value="0.30979" calcext:value-type="float">
            <text:p>0.30979</text:p>
          </table:table-cell>
          <table:table-cell table:style-name="ce3" office:value-type="float" office:value="0.306173" calcext:value-type="float">
            <text:p>0.306173</text:p>
          </table:table-cell>
          <table:table-cell table:style-name="ce3" office:value-type="float" office:value="0.30213" calcext:value-type="float">
            <text:p>0.30213</text:p>
          </table:table-cell>
          <table:table-cell table:style-name="ce3" office:value-type="float" office:value="0.310367" calcext:value-type="float">
            <text:p>0.310367</text:p>
          </table:table-cell>
          <table:table-cell table:style-name="ce3" office:value-type="float" office:value="1.80091" calcext:value-type="float">
            <text:p>1.80091</text:p>
          </table:table-cell>
          <table:table-cell table:style-name="ce3" office:value-type="float" office:value="1.80092" calcext:value-type="float">
            <text:p>1.80092</text:p>
          </table:table-cell>
          <table:table-cell table:style-name="ce3" office:value-type="float" office:value="9.46021" calcext:value-type="float">
            <text:p>9.46021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13.0402" calcext:value-type="float">
            <text:p>13.04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office:value-type="float" office:value="9.8655" calcext:value-type="float">
            <text:p>9.8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.05313" calcext:value-type="float">
            <text:p>9.053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75015" calcext:value-type="float">
            <text:p>0.175015</text:p>
          </table:table-cell>
          <table:table-cell table:style-name="ce3" office:value-type="float" office:value="0.17378" calcext:value-type="float">
            <text:p>0.17378</text:p>
          </table:table-cell>
          <table:table-cell table:style-name="ce3" office:value-type="float" office:value="0.176443" calcext:value-type="float">
            <text:p>0.176443</text:p>
          </table:table-cell>
          <table:table-cell table:style-name="ce3" office:value-type="float" office:value="0.175016" calcext:value-type="float">
            <text:p>0.175016</text:p>
          </table:table-cell>
          <table:table-cell table:style-name="ce3" office:value-type="float" office:value="0.173323" calcext:value-type="float">
            <text:p>0.173323</text:p>
          </table:table-cell>
          <table:table-cell table:style-name="ce3" office:value-type="float" office:value="0.176317" calcext:value-type="float">
            <text:p>0.176317</text:p>
          </table:table-cell>
          <table:table-cell table:style-name="ce3" office:value-type="float" office:value="0.315161" calcext:value-type="float">
            <text:p>0.315161</text:p>
          </table:table-cell>
          <table:table-cell table:style-name="ce3" office:value-type="float" office:value="0.309647" calcext:value-type="float">
            <text:p>0.309647</text:p>
          </table:table-cell>
          <table:table-cell table:style-name="ce3" office:value-type="float" office:value="0.319467" calcext:value-type="float">
            <text:p>0.319467</text:p>
          </table:table-cell>
          <table:table-cell table:style-name="ce3" office:value-type="float" office:value="0.315161" calcext:value-type="float">
            <text:p>0.315161</text:p>
          </table:table-cell>
          <table:table-cell table:style-name="ce3" office:value-type="float" office:value="0.310633" calcext:value-type="float">
            <text:p>0.310633</text:p>
          </table:table-cell>
          <table:table-cell table:style-name="ce3" office:value-type="float" office:value="0.318897" calcext:value-type="float">
            <text:p>0.318897</text:p>
          </table:table-cell>
          <table:table-cell table:style-name="ce3" office:value-type="float" office:value="1.80077" calcext:value-type="float">
            <text:p>1.80077</text:p>
          </table:table-cell>
          <table:table-cell table:style-name="ce3" office:value-type="float" office:value="1.80076" calcext:value-type="float">
            <text:p>1.80076</text:p>
          </table:table-cell>
          <table:table-cell table:style-name="ce3" office:value-type="float" office:value="9.48997" calcext:value-type="float">
            <text:p>9.48997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13.6882" calcext:value-type="float">
            <text:p>13.68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office:value-type="float" office:value="9.94819" calcext:value-type="float">
            <text:p>9.948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.13773" calcext:value-type="float">
            <text:p>9.137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80034" calcext:value-type="float">
            <text:p>0.180034</text:p>
          </table:table-cell>
          <table:table-cell table:style-name="ce3" office:value-type="float" office:value="0.178163" calcext:value-type="float">
            <text:p>0.178163</text:p>
          </table:table-cell>
          <table:table-cell table:style-name="ce3" office:value-type="float" office:value="0.18141" calcext:value-type="float">
            <text:p>0.18141</text:p>
          </table:table-cell>
          <table:table-cell table:style-name="ce3" office:value-type="float" office:value="0.180034" calcext:value-type="float">
            <text:p>0.180034</text:p>
          </table:table-cell>
          <table:table-cell table:style-name="ce3" office:value-type="float" office:value="0.17835" calcext:value-type="float">
            <text:p>0.17835</text:p>
          </table:table-cell>
          <table:table-cell table:style-name="ce3" office:value-type="float" office:value="0.181373" calcext:value-type="float">
            <text:p>0.181373</text:p>
          </table:table-cell>
          <table:table-cell table:style-name="ce3" office:value-type="float" office:value="0.324183" calcext:value-type="float">
            <text:p>0.324183</text:p>
          </table:table-cell>
          <table:table-cell table:style-name="ce3" office:value-type="float" office:value="0.32065" calcext:value-type="float">
            <text:p>0.32065</text:p>
          </table:table-cell>
          <table:table-cell table:style-name="ce3" office:value-type="float" office:value="0.327567" calcext:value-type="float">
            <text:p>0.327567</text:p>
          </table:table-cell>
          <table:table-cell table:style-name="ce3" office:value-type="float" office:value="0.324182" calcext:value-type="float">
            <text:p>0.324182</text:p>
          </table:table-cell>
          <table:table-cell table:style-name="ce3" office:value-type="float" office:value="0.31987" calcext:value-type="float">
            <text:p>0.31987</text:p>
          </table:table-cell>
          <table:table-cell table:style-name="ce3" office:value-type="float" office:value="0.32888" calcext:value-type="float">
            <text:p>0.32888</text:p>
          </table:table-cell>
          <table:table-cell table:style-name="ce3" office:value-type="float" office:value="1.80068" calcext:value-type="float">
            <text:p>1.80068</text:p>
          </table:table-cell>
          <table:table-cell table:style-name="ce3" office:value-type="float" office:value="1.80067" calcext:value-type="float">
            <text:p>1.80067</text:p>
          </table:table-cell>
          <table:table-cell table:style-name="ce3" office:value-type="float" office:value="9.53203" calcext:value-type="float">
            <text:p>9.53203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14.4001" calcext:value-type="float">
            <text:p>14.40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8" calcext:value-type="float">
            <text:p>188</text:p>
          </table:table-cell>
          <table:table-cell office:value-type="float" office:value="10.0249" calcext:value-type="float">
            <text:p>10.0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.20994" calcext:value-type="float">
            <text:p>9.209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85041" calcext:value-type="float">
            <text:p>0.185041</text:p>
          </table:table-cell>
          <table:table-cell table:style-name="ce3" office:value-type="float" office:value="0.1837" calcext:value-type="float">
            <text:p>0.1837</text:p>
          </table:table-cell>
          <table:table-cell table:style-name="ce3" office:value-type="float" office:value="0.186537" calcext:value-type="float">
            <text:p>0.186537</text:p>
          </table:table-cell>
          <table:table-cell table:style-name="ce3" office:value-type="float" office:value="0.185044" calcext:value-type="float">
            <text:p>0.185044</text:p>
          </table:table-cell>
          <table:table-cell table:style-name="ce3" office:value-type="float" office:value="0.183433" calcext:value-type="float">
            <text:p>0.183433</text:p>
          </table:table-cell>
          <table:table-cell table:style-name="ce3" office:value-type="float" office:value="0.186797" calcext:value-type="float">
            <text:p>0.186797</text:p>
          </table:table-cell>
          <table:table-cell table:style-name="ce3" office:value-type="float" office:value="0.333238" calcext:value-type="float">
            <text:p>0.333238</text:p>
          </table:table-cell>
          <table:table-cell table:style-name="ce3" office:value-type="float" office:value="0.329753" calcext:value-type="float">
            <text:p>0.329753</text:p>
          </table:table-cell>
          <table:table-cell table:style-name="ce3" office:value-type="float" office:value="0.336673" calcext:value-type="float">
            <text:p>0.336673</text:p>
          </table:table-cell>
          <table:table-cell table:style-name="ce3" office:value-type="float" office:value="0.333245" calcext:value-type="float">
            <text:p>0.333245</text:p>
          </table:table-cell>
          <table:table-cell table:style-name="ce3" office:value-type="float" office:value="0.328513" calcext:value-type="float">
            <text:p>0.328513</text:p>
          </table:table-cell>
          <table:table-cell table:style-name="ce3" office:value-type="float" office:value="0.33841" calcext:value-type="float">
            <text:p>0.33841</text:p>
          </table:table-cell>
          <table:table-cell table:style-name="ce3" office:value-type="float" office:value="1.80089" calcext:value-type="float">
            <text:p>1.80089</text:p>
          </table:table-cell>
          <table:table-cell table:style-name="ce3" office:value-type="float" office:value="1.8009" calcext:value-type="float">
            <text:p>1.8009</text:p>
          </table:table-cell>
          <table:table-cell table:style-name="ce3" office:value-type="float" office:value="9.57164" calcext:value-type="float">
            <text:p>9.57164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5.3027" calcext:value-type="float">
            <text:p>15.30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office:value-type="float" office:value="10.1053" calcext:value-type="float">
            <text:p>10.10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.29488" calcext:value-type="float">
            <text:p>9.294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90052" calcext:value-type="float">
            <text:p>0.190052</text:p>
          </table:table-cell>
          <table:table-cell table:style-name="ce3" office:value-type="float" office:value="0.188987" calcext:value-type="float">
            <text:p>0.188987</text:p>
          </table:table-cell>
          <table:table-cell table:style-name="ce3" office:value-type="float" office:value="0.191353" calcext:value-type="float">
            <text:p>0.191353</text:p>
          </table:table-cell>
          <table:table-cell table:style-name="ce3" office:value-type="float" office:value="0.190055" calcext:value-type="float">
            <text:p>0.190055</text:p>
          </table:table-cell>
          <table:table-cell table:style-name="ce3" office:value-type="float" office:value="0.188583" calcext:value-type="float">
            <text:p>0.188583</text:p>
          </table:table-cell>
          <table:table-cell table:style-name="ce3" office:value-type="float" office:value="0.191777" calcext:value-type="float">
            <text:p>0.191777</text:p>
          </table:table-cell>
          <table:table-cell table:style-name="ce3" office:value-type="float" office:value="0.342298" calcext:value-type="float">
            <text:p>0.342298</text:p>
          </table:table-cell>
          <table:table-cell table:style-name="ce3" office:value-type="float" office:value="0.3384" calcext:value-type="float">
            <text:p>0.3384</text:p>
          </table:table-cell>
          <table:table-cell table:style-name="ce3" office:value-type="float" office:value="0.345987" calcext:value-type="float">
            <text:p>0.345987</text:p>
          </table:table-cell>
          <table:table-cell table:style-name="ce3" office:value-type="float" office:value="0.342304" calcext:value-type="float">
            <text:p>0.342304</text:p>
          </table:table-cell>
          <table:table-cell table:style-name="ce3" office:value-type="float" office:value="0.33832" calcext:value-type="float">
            <text:p>0.33832</text:p>
          </table:table-cell>
          <table:table-cell table:style-name="ce3" office:value-type="float" office:value="0.34743" calcext:value-type="float">
            <text:p>0.34743</text:p>
          </table:table-cell>
          <table:table-cell table:number-columns-repeated="2" table:style-name="ce3" office:value-type="float" office:value="1.80108" calcext:value-type="float">
            <text:p>1.80108</text:p>
          </table:table-cell>
          <table:table-cell table:style-name="ce3" office:value-type="float" office:value="9.61176" calcext:value-type="float">
            <text:p>9.61176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16.4482" calcext:value-type="float">
            <text:p>16.44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" calcext:value-type="float">
            <text:p>226</text:p>
          </table:table-cell>
          <table:table-cell office:value-type="float" office:value="10.1899" calcext:value-type="float">
            <text:p>10.18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.37357" calcext:value-type="float">
            <text:p>9.373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95077" calcext:value-type="float">
            <text:p>0.195077</text:p>
          </table:table-cell>
          <table:table-cell table:style-name="ce3" office:value-type="float" office:value="0.19343" calcext:value-type="float">
            <text:p>0.19343</text:p>
          </table:table-cell>
          <table:table-cell table:style-name="ce3" office:value-type="float" office:value="0.196657" calcext:value-type="float">
            <text:p>0.196657</text:p>
          </table:table-cell>
          <table:table-cell table:style-name="ce3" office:value-type="float" office:value="0.195073" calcext:value-type="float">
            <text:p>0.195073</text:p>
          </table:table-cell>
          <table:table-cell table:style-name="ce3" office:value-type="float" office:value="0.193567" calcext:value-type="float">
            <text:p>0.193567</text:p>
          </table:table-cell>
          <table:table-cell table:style-name="ce3" office:value-type="float" office:value="0.196863" calcext:value-type="float">
            <text:p>0.196863</text:p>
          </table:table-cell>
          <table:table-cell table:style-name="ce3" office:value-type="float" office:value="0.351373" calcext:value-type="float">
            <text:p>0.351373</text:p>
          </table:table-cell>
          <table:table-cell table:style-name="ce3" office:value-type="float" office:value="0.34831" calcext:value-type="float">
            <text:p>0.34831</text:p>
          </table:table-cell>
          <table:table-cell table:style-name="ce3" office:value-type="float" office:value="0.3549" calcext:value-type="float">
            <text:p>0.3549</text:p>
          </table:table-cell>
          <table:table-cell table:style-name="ce3" office:value-type="float" office:value="0.351363" calcext:value-type="float">
            <text:p>0.351363</text:p>
          </table:table-cell>
          <table:table-cell table:style-name="ce3" office:value-type="float" office:value="0.347367" calcext:value-type="float">
            <text:p>0.347367</text:p>
          </table:table-cell>
          <table:table-cell table:style-name="ce3" office:value-type="float" office:value="0.35721" calcext:value-type="float">
            <text:p>0.35721</text:p>
          </table:table-cell>
          <table:table-cell table:style-name="ce3" office:value-type="float" office:value="1.8012" calcext:value-type="float">
            <text:p>1.8012</text:p>
          </table:table-cell>
          <table:table-cell table:style-name="ce3" office:value-type="float" office:value="1.80118" calcext:value-type="float">
            <text:p>1.80118</text:p>
          </table:table-cell>
          <table:table-cell table:style-name="ce3" office:value-type="float" office:value="9.65239" calcext:value-type="float">
            <text:p>9.65239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7.9294" calcext:value-type="float">
            <text:p>17.9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0.2664" calcext:value-type="float">
            <text:p>10.26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.4538" calcext:value-type="float">
            <text:p>9.45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200077" calcext:value-type="float">
            <text:p>0.200077</text:p>
          </table:table-cell>
          <table:table-cell table:style-name="ce3" office:value-type="float" office:value="0.198647" calcext:value-type="float">
            <text:p>0.198647</text:p>
          </table:table-cell>
          <table:table-cell table:style-name="ce3" office:value-type="float" office:value="0.202083" calcext:value-type="float">
            <text:p>0.202083</text:p>
          </table:table-cell>
          <table:table-cell table:style-name="ce3" office:value-type="float" office:value="0.20008" calcext:value-type="float">
            <text:p>0.20008</text:p>
          </table:table-cell>
          <table:table-cell table:style-name="ce3" office:value-type="float" office:value="0.198153" calcext:value-type="float">
            <text:p>0.198153</text:p>
          </table:table-cell>
          <table:table-cell table:style-name="ce3" office:value-type="float" office:value="0.202047" calcext:value-type="float">
            <text:p>0.202047</text:p>
          </table:table-cell>
          <table:table-cell table:style-name="ce3" office:value-type="float" office:value="0.360248" calcext:value-type="float">
            <text:p>0.360248</text:p>
          </table:table-cell>
          <table:table-cell table:style-name="ce3" office:value-type="float" office:value="0.356233" calcext:value-type="float">
            <text:p>0.356233</text:p>
          </table:table-cell>
          <table:table-cell table:style-name="ce3" office:value-type="float" office:value="0.365297" calcext:value-type="float">
            <text:p>0.365297</text:p>
          </table:table-cell>
          <table:table-cell table:style-name="ce3" office:value-type="float" office:value="0.360256" calcext:value-type="float">
            <text:p>0.360256</text:p>
          </table:table-cell>
          <table:table-cell table:style-name="ce3" office:value-type="float" office:value="0.355673" calcext:value-type="float">
            <text:p>0.355673</text:p>
          </table:table-cell>
          <table:table-cell table:style-name="ce3" office:value-type="float" office:value="0.36654" calcext:value-type="float">
            <text:p>0.36654</text:p>
          </table:table-cell>
          <table:table-cell table:style-name="ce3" office:value-type="float" office:value="1.80055" calcext:value-type="float">
            <text:p>1.80055</text:p>
          </table:table-cell>
          <table:table-cell table:style-name="ce3" office:value-type="float" office:value="1.80056" calcext:value-type="float">
            <text:p>1.80056</text:p>
          </table:table-cell>
          <table:table-cell table:style-name="ce3" office:value-type="float" office:value="9.68383" calcext:value-type="float">
            <text:p>9.68383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19.6476" calcext:value-type="float">
            <text:p>19.64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office:value-type="float" office:value="10.3526" calcext:value-type="float">
            <text:p>10.35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.53518" calcext:value-type="float">
            <text:p>9.535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20508" calcext:value-type="float">
            <text:p>0.20508</text:p>
          </table:table-cell>
          <table:table-cell table:style-name="ce3" office:value-type="float" office:value="0.20363" calcext:value-type="float">
            <text:p>0.20363</text:p>
          </table:table-cell>
          <table:table-cell table:style-name="ce3" office:value-type="float" office:value="0.206777" calcext:value-type="float">
            <text:p>0.206777</text:p>
          </table:table-cell>
          <table:table-cell table:style-name="ce3" office:value-type="float" office:value="0.205075" calcext:value-type="float">
            <text:p>0.205075</text:p>
          </table:table-cell>
          <table:table-cell table:style-name="ce3" office:value-type="float" office:value="0.203073" calcext:value-type="float">
            <text:p>0.203073</text:p>
          </table:table-cell>
          <table:table-cell table:style-name="ce3" office:value-type="float" office:value="0.20714" calcext:value-type="float">
            <text:p>0.20714</text:p>
          </table:table-cell>
          <table:table-cell table:style-name="ce3" office:value-type="float" office:value="0.369223" calcext:value-type="float">
            <text:p>0.369223</text:p>
          </table:table-cell>
          <table:table-cell table:style-name="ce3" office:value-type="float" office:value="0.36587" calcext:value-type="float">
            <text:p>0.36587</text:p>
          </table:table-cell>
          <table:table-cell table:style-name="ce3" office:value-type="float" office:value="0.372783" calcext:value-type="float">
            <text:p>0.372783</text:p>
          </table:table-cell>
          <table:table-cell table:style-name="ce3" office:value-type="float" office:value="0.369214" calcext:value-type="float">
            <text:p>0.369214</text:p>
          </table:table-cell>
          <table:table-cell table:style-name="ce3" office:value-type="float" office:value="0.364583" calcext:value-type="float">
            <text:p>0.364583</text:p>
          </table:table-cell>
          <table:table-cell table:style-name="ce3" office:value-type="float" office:value="0.37602" calcext:value-type="float">
            <text:p>0.37602</text:p>
          </table:table-cell>
          <table:table-cell table:style-name="ce3" office:value-type="float" office:value="1.80038" calcext:value-type="float">
            <text:p>1.80038</text:p>
          </table:table-cell>
          <table:table-cell table:style-name="ce3" office:value-type="float" office:value="1.80039" calcext:value-type="float">
            <text:p>1.80039</text:p>
          </table:table-cell>
          <table:table-cell table:style-name="ce3" office:value-type="float" office:value="9.72742" calcext:value-type="float">
            <text:p>9.72742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22.8715" calcext:value-type="float">
            <text:p>22.87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" calcext:value-type="float">
            <text:p>344</text:p>
          </table:table-cell>
          <table:table-cell office:value-type="float" office:value="10.4688" calcext:value-type="float">
            <text:p>10.46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.65575" calcext:value-type="float">
            <text:p>9.655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210069" calcext:value-type="float">
            <text:p>0.210069</text:p>
          </table:table-cell>
          <table:table-cell table:style-name="ce3" office:value-type="float" office:value="0.208173" calcext:value-type="float">
            <text:p>0.208173</text:p>
          </table:table-cell>
          <table:table-cell table:style-name="ce3" office:value-type="float" office:value="0.2115" calcext:value-type="float">
            <text:p>0.2115</text:p>
          </table:table-cell>
          <table:table-cell table:style-name="ce3" office:value-type="float" office:value="0.210066" calcext:value-type="float">
            <text:p>0.210066</text:p>
          </table:table-cell>
          <table:table-cell table:style-name="ce3" office:value-type="float" office:value="0.208127" calcext:value-type="float">
            <text:p>0.208127</text:p>
          </table:table-cell>
          <table:table-cell table:style-name="ce3" office:value-type="float" office:value="0.212343" calcext:value-type="float">
            <text:p>0.212343</text:p>
          </table:table-cell>
          <table:table-cell table:style-name="ce3" office:value-type="float" office:value="0.378256" calcext:value-type="float">
            <text:p>0.378256</text:p>
          </table:table-cell>
          <table:table-cell table:style-name="ce3" office:value-type="float" office:value="0.37335" calcext:value-type="float">
            <text:p>0.37335</text:p>
          </table:table-cell>
          <table:table-cell table:style-name="ce3" office:value-type="float" office:value="0.38255" calcext:value-type="float">
            <text:p>0.38255</text:p>
          </table:table-cell>
          <table:table-cell table:style-name="ce3" office:value-type="float" office:value="0.378249" calcext:value-type="float">
            <text:p>0.378249</text:p>
          </table:table-cell>
          <table:table-cell table:style-name="ce3" office:value-type="float" office:value="0.373953" calcext:value-type="float">
            <text:p>0.373953</text:p>
          </table:table-cell>
          <table:table-cell table:style-name="ce3" office:value-type="float" office:value="0.385943" calcext:value-type="float">
            <text:p>0.385943</text:p>
          </table:table-cell>
          <table:table-cell table:number-columns-repeated="2" table:style-name="ce3" office:value-type="float" office:value="1.80062" calcext:value-type="float">
            <text:p>1.80062</text:p>
          </table:table-cell>
          <table:table-cell table:style-name="ce3" office:value-type="float" office:value="9.77888" calcext:value-type="float">
            <text:p>9.77888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27.4518" calcext:value-type="float">
            <text:p>27.45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10.5654" calcext:value-type="float">
            <text:p>10.56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9.75659" calcext:value-type="float">
            <text:p>9.756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215034" calcext:value-type="float">
            <text:p>0.215034</text:p>
          </table:table-cell>
          <table:table-cell table:style-name="ce3" office:value-type="float" office:value="0.213277" calcext:value-type="float">
            <text:p>0.213277</text:p>
          </table:table-cell>
          <table:table-cell table:style-name="ce3" office:value-type="float" office:value="0.21678" calcext:value-type="float">
            <text:p>0.21678</text:p>
          </table:table-cell>
          <table:table-cell table:style-name="ce3" office:value-type="float" office:value="0.215027" calcext:value-type="float">
            <text:p>0.215027</text:p>
          </table:table-cell>
          <table:table-cell table:style-name="ce3" office:value-type="float" office:value="0.213507" calcext:value-type="float">
            <text:p>0.213507</text:p>
          </table:table-cell>
          <table:table-cell table:style-name="ce3" office:value-type="float" office:value="0.217177" calcext:value-type="float">
            <text:p>0.217177</text:p>
          </table:table-cell>
          <table:table-cell table:style-name="ce3" office:value-type="float" office:value="0.387101" calcext:value-type="float">
            <text:p>0.387101</text:p>
          </table:table-cell>
          <table:table-cell table:style-name="ce3" office:value-type="float" office:value="0.38325" calcext:value-type="float">
            <text:p>0.38325</text:p>
          </table:table-cell>
          <table:table-cell table:style-name="ce3" office:value-type="float" office:value="0.39125" calcext:value-type="float">
            <text:p>0.39125</text:p>
          </table:table-cell>
          <table:table-cell table:style-name="ce3" office:value-type="float" office:value="0.38709" calcext:value-type="float">
            <text:p>0.38709</text:p>
          </table:table-cell>
          <table:table-cell table:style-name="ce3" office:value-type="float" office:value="0.38341" calcext:value-type="float">
            <text:p>0.38341</text:p>
          </table:table-cell>
          <table:table-cell table:style-name="ce3" office:value-type="float" office:value="0.39423" calcext:value-type="float">
            <text:p>0.39423</text:p>
          </table:table-cell>
          <table:table-cell table:number-columns-repeated="2" table:style-name="ce3" office:value-type="float" office:value="1.80019" calcext:value-type="float">
            <text:p>1.80019</text:p>
          </table:table-cell>
          <table:table-cell table:style-name="ce3" office:value-type="float" office:value="9.81694" calcext:value-type="float">
            <text:p>9.81694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37.3954" calcext:value-type="float">
            <text:p>37.39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4" calcext:value-type="float">
            <text:p>794</text:p>
          </table:table-cell>
          <table:table-cell office:value-type="float" office:value="10.6653" calcext:value-type="float">
            <text:p>10.66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.85462" calcext:value-type="float">
            <text:p>9.854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220014" calcext:value-type="float">
            <text:p>0.220014</text:p>
          </table:table-cell>
          <table:table-cell table:style-name="ce3" office:value-type="float" office:value="0.218435" calcext:value-type="float">
            <text:p>0.218435</text:p>
          </table:table-cell>
          <table:table-cell table:style-name="ce3" office:value-type="float" office:value="0.221163" calcext:value-type="float">
            <text:p>0.221163</text:p>
          </table:table-cell>
          <table:table-cell table:style-name="ce3" office:value-type="float" office:value="0.220013" calcext:value-type="float">
            <text:p>0.220013</text:p>
          </table:table-cell>
          <table:table-cell table:style-name="ce3" office:value-type="float" office:value="0.21852" calcext:value-type="float">
            <text:p>0.21852</text:p>
          </table:table-cell>
          <table:table-cell table:style-name="ce3" office:value-type="float" office:value="0.222177" calcext:value-type="float">
            <text:p>0.222177</text:p>
          </table:table-cell>
          <table:table-cell table:style-name="ce3" office:value-type="float" office:value="0.39613" calcext:value-type="float">
            <text:p>0.39613</text:p>
          </table:table-cell>
          <table:table-cell table:style-name="ce3" office:value-type="float" office:value="0.39251" calcext:value-type="float">
            <text:p>0.39251</text:p>
          </table:table-cell>
          <table:table-cell table:style-name="ce3" office:value-type="float" office:value="0.399047" calcext:value-type="float">
            <text:p>0.399047</text:p>
          </table:table-cell>
          <table:table-cell table:style-name="ce3" office:value-type="float" office:value="0.396127" calcext:value-type="float">
            <text:p>0.396127</text:p>
          </table:table-cell>
          <table:table-cell table:style-name="ce3" office:value-type="float" office:value="0.391585" calcext:value-type="float">
            <text:p>0.391585</text:p>
          </table:table-cell>
          <table:table-cell table:style-name="ce3" office:value-type="float" office:value="0.403395" calcext:value-type="float">
            <text:p>0.403395</text:p>
          </table:table-cell>
          <table:table-cell table:style-name="ce3" office:value-type="float" office:value="1.80048" calcext:value-type="float">
            <text:p>1.80048</text:p>
          </table:table-cell>
          <table:table-cell table:style-name="ce3" office:value-type="float" office:value="1.80047" calcext:value-type="float">
            <text:p>1.80047</text:p>
          </table:table-cell>
          <table:table-cell table:style-name="ce3" office:value-type="float" office:value="9.85898" calcext:value-type="float">
            <text:p>9.85898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138.033" calcext:value-type="float">
            <text:p>138.0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83" calcext:value-type="float">
            <text:p>5183</text:p>
          </table:table-cell>
          <table:table-cell office:value-type="float" office:value="10.7734" calcext:value-type="float">
            <text:p>10.77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9.95677" calcext:value-type="float">
            <text:p>9.956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224951" calcext:value-type="float">
            <text:p>0.224951</text:p>
          </table:table-cell>
          <table:table-cell table:style-name="ce3" office:value-type="float" office:value="0.223607" calcext:value-type="float">
            <text:p>0.223607</text:p>
          </table:table-cell>
          <table:table-cell table:style-name="ce3" office:value-type="float" office:value="0.225914" calcext:value-type="float">
            <text:p>0.225914</text:p>
          </table:table-cell>
          <table:table-cell table:style-name="ce3" office:value-type="float" office:value="0.224937" calcext:value-type="float">
            <text:p>0.224937</text:p>
          </table:table-cell>
          <table:table-cell table:style-name="ce3" office:value-type="float" office:value="0.223759" calcext:value-type="float">
            <text:p>0.223759</text:p>
          </table:table-cell>
          <table:table-cell table:style-name="ce3" office:value-type="float" office:value="0.2265" calcext:value-type="float">
            <text:p>0.2265</text:p>
          </table:table-cell>
          <table:table-cell table:style-name="ce3" office:value-type="float" office:value="0.40501" calcext:value-type="float">
            <text:p>0.40501</text:p>
          </table:table-cell>
          <table:table-cell table:style-name="ce3" office:value-type="float" office:value="0.402494" calcext:value-type="float">
            <text:p>0.402494</text:p>
          </table:table-cell>
          <table:table-cell table:style-name="ce3" office:value-type="float" office:value="0.407637" calcext:value-type="float">
            <text:p>0.407637</text:p>
          </table:table-cell>
          <table:table-cell table:style-name="ce3" office:value-type="float" office:value="0.404984" calcext:value-type="float">
            <text:p>0.404984</text:p>
          </table:table-cell>
          <table:table-cell table:style-name="ce3" office:value-type="float" office:value="0.401671" calcext:value-type="float">
            <text:p>0.401671</text:p>
          </table:table-cell>
          <table:table-cell table:style-name="ce3" office:value-type="float" office:value="0.409473" calcext:value-type="float">
            <text:p>0.409473</text:p>
          </table:table-cell>
          <table:table-cell table:style-name="ce3" office:value-type="float" office:value="1.80044" calcext:value-type="float">
            <text:p>1.80044</text:p>
          </table:table-cell>
          <table:table-cell table:style-name="ce3" office:value-type="float" office:value="1.80043" calcext:value-type="float">
            <text:p>1.80043</text:p>
          </table:table-cell>
          <table:table-cell table:style-name="ce3" office:value-type="float" office:value="9.89711" calcext:value-type="float">
            <text:p>9.89711</text:p>
          </table:table-cell>
          <table:table-cell table:style-name="ce3" table:number-columns-repeated="995"/>
        </table:table-row>
        <table:table-row table:style-name="ro1">
          <table:table-cell table:style-name="ce3"/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2889.87" calcext:value-type="float">
            <text:p>2889.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832" calcext:value-type="float">
            <text:p>57832</text:p>
          </table:table-cell>
          <table:table-cell office:value-type="float" office:value="10.8608" calcext:value-type="float">
            <text:p>10.86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0.0362" calcext:value-type="float">
            <text:p>10.03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229947" calcext:value-type="float">
            <text:p>0.229947</text:p>
          </table:table-cell>
          <table:table-cell table:style-name="ce3" office:value-type="float" office:value="0.228989" calcext:value-type="float">
            <text:p>0.228989</text:p>
          </table:table-cell>
          <table:table-cell table:style-name="ce3" office:value-type="float" office:value="0.231441" calcext:value-type="float">
            <text:p>0.231441</text:p>
          </table:table-cell>
          <table:table-cell table:style-name="ce3" office:value-type="float" office:value="0.228967" calcext:value-type="float">
            <text:p>0.228967</text:p>
          </table:table-cell>
          <table:table-cell table:style-name="ce3" office:value-type="float" office:value="0.227994" calcext:value-type="float">
            <text:p>0.227994</text:p>
          </table:table-cell>
          <table:table-cell table:style-name="ce3" office:value-type="float" office:value="0.230453" calcext:value-type="float">
            <text:p>0.230453</text:p>
          </table:table-cell>
          <table:table-cell table:style-name="ce3" office:value-type="float" office:value="0.413981" calcext:value-type="float">
            <text:p>0.413981</text:p>
          </table:table-cell>
          <table:table-cell table:style-name="ce3" office:value-type="float" office:value="0.411366" calcext:value-type="float">
            <text:p>0.411366</text:p>
          </table:table-cell>
          <table:table-cell table:style-name="ce3" office:value-type="float" office:value="0.4172" calcext:value-type="float">
            <text:p>0.4172</text:p>
          </table:table-cell>
          <table:table-cell table:style-name="ce3" office:value-type="float" office:value="0.412237" calcext:value-type="float">
            <text:p>0.412237</text:p>
          </table:table-cell>
          <table:table-cell table:style-name="ce3" office:value-type="float" office:value="0.409024" calcext:value-type="float">
            <text:p>0.409024</text:p>
          </table:table-cell>
          <table:table-cell table:style-name="ce3" office:value-type="float" office:value="0.416853" calcext:value-type="float">
            <text:p>0.416853</text:p>
          </table:table-cell>
          <table:table-cell table:style-name="ce3" office:value-type="float" office:value="1.80033" calcext:value-type="float">
            <text:p>1.80033</text:p>
          </table:table-cell>
          <table:table-cell table:style-name="ce3" office:value-type="float" office:value="1.80042" calcext:value-type="float">
            <text:p>1.80042</text:p>
          </table:table-cell>
          <table:table-cell table:style-name="ce3" office:value-type="float" office:value="9.93416" calcext:value-type="float">
            <text:p>9.93416</text:p>
          </table:table-cell>
          <table:table-cell table:style-name="ce3" table:number-columns-repeated="995"/>
        </table:table-row>
        <table:table-row table:style-name="ro1">
          <table:table-cell table:style-name="ce2" table:number-columns-repeated="2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8.32206" calcext:value-type="float">
            <text:p>8.322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49" calcext:value-type="float">
            <text:p>8.312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69" calcext:value-type="float">
            <text:p>7.52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87" calcext:value-type="float">
            <text:p>8.5108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4754" calcext:value-type="float">
            <text:p>8.3475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32721" calcext:value-type="float">
            <text:p>8.3272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.52711" calcext:value-type="float">
            <text:p>7.527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652" calcext:value-type="float">
            <text:p>8.5065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40567" calcext:value-type="float">
            <text:p>8.4056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37609" calcext:value-type="float">
            <text:p>8.376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57572" calcext:value-type="float">
            <text:p>7.575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5083" calcext:value-type="float">
            <text:p>8.5508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43343" calcext:value-type="float">
            <text:p>8.433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39118" calcext:value-type="float">
            <text:p>8.3911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59912" calcext:value-type="float">
            <text:p>7.5991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928" calcext:value-type="float">
            <text:p>8.5592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48734" calcext:value-type="float">
            <text:p>8.4873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43089" calcext:value-type="float">
            <text:p>8.4308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63006" calcext:value-type="float">
            <text:p>7.6300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8606" calcext:value-type="float">
            <text:p>8.5860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53443" calcext:value-type="float">
            <text:p>8.5344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46626" calcext:value-type="float">
            <text:p>8.4662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6705" calcext:value-type="float">
            <text:p>7.670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123" calcext:value-type="float">
            <text:p>8.612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58232" calcext:value-type="float">
            <text:p>8.582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49843" calcext:value-type="float">
            <text:p>8.498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0285" calcext:value-type="float">
            <text:p>7.702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3482" calcext:value-type="float">
            <text:p>8.6348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62108" calcext:value-type="float">
            <text:p>8.6210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52206" calcext:value-type="float">
            <text:p>8.5220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71885" calcext:value-type="float">
            <text:p>7.718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4886" calcext:value-type="float">
            <text:p>8.6488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68599" calcext:value-type="float">
            <text:p>8.6859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5675" calcext:value-type="float">
            <text:p>8.567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7078" calcext:value-type="float">
            <text:p>7.7707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834" calcext:value-type="float">
            <text:p>8.683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73217" calcext:value-type="float">
            <text:p>8.732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59552" calcext:value-type="float">
            <text:p>8.595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7915" calcext:value-type="float">
            <text:p>7.791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70165" calcext:value-type="float">
            <text:p>8.7016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77914" calcext:value-type="float">
            <text:p>8.779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62369" calcext:value-type="float">
            <text:p>8.623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82666" calcext:value-type="float">
            <text:p>7.826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71907" calcext:value-type="float">
            <text:p>8.7190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84177" calcext:value-type="float">
            <text:p>8.8417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6332" calcext:value-type="float">
            <text:p>8.663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86629" calcext:value-type="float">
            <text:p>7.866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4689" calcext:value-type="float">
            <text:p>8.7468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91106" calcext:value-type="float">
            <text:p>8.9110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70801" calcext:value-type="float">
            <text:p>8.7080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.91431" calcext:value-type="float">
            <text:p>7.914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7872" calcext:value-type="float">
            <text:p>8.7787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97633" calcext:value-type="float">
            <text:p>8.9763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013" calcext:value-type="float">
            <text:p>8.750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57" calcext:value-type="float">
            <text:p>7.95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81001" calcext:value-type="float">
            <text:p>8.8100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9.03503" calcext:value-type="float">
            <text:p>9.0350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784" calcext:value-type="float">
            <text:p>8.778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8182" calcext:value-type="float">
            <text:p>7.9818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82627" calcext:value-type="float">
            <text:p>8.826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11261" calcext:value-type="float">
            <text:p>9.1126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2396" calcext:value-type="float">
            <text:p>8.8239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02828" calcext:value-type="float">
            <text:p>8.0282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72" calcext:value-type="float">
            <text:p>8.857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18627" calcext:value-type="float">
            <text:p>9.1862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86464" calcext:value-type="float">
            <text:p>8.8646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06444" calcext:value-type="float">
            <text:p>8.0644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8457" calcext:value-type="float">
            <text:p>8.8845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27394" calcext:value-type="float">
            <text:p>9.2739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91281" calcext:value-type="float">
            <text:p>8.9128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11408" calcext:value-type="float">
            <text:p>8.1140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9178" calcext:value-type="float">
            <text:p>8.917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36519" calcext:value-type="float">
            <text:p>9.3651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247" calcext:value-type="float">
            <text:p>8.9624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15761" calcext:value-type="float">
            <text:p>8.157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95241" calcext:value-type="float">
            <text:p>8.9524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9.44553" calcext:value-type="float">
            <text:p>9.4455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99994" calcext:value-type="float">
            <text:p>8.9999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20205" calcext:value-type="float">
            <text:p>8.2020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907" calcext:value-type="float">
            <text:p>0.175907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97672" calcext:value-type="float">
            <text:p>8.9767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9.54604" calcext:value-type="float">
            <text:p>9.5460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4946" calcext:value-type="float">
            <text:p>9.0494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24838" calcext:value-type="float">
            <text:p>8.2483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9.00792" calcext:value-type="float">
            <text:p>9.0079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656" calcext:value-type="float">
            <text:p>9.65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.10339" calcext:value-type="float">
            <text:p>9.1033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30744" calcext:value-type="float">
            <text:p>8.3074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9.04557" calcext:value-type="float">
            <text:p>9.0455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77138" calcext:value-type="float">
            <text:p>9.7713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.14681" calcext:value-type="float">
            <text:p>9.1468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35118" calcext:value-type="float">
            <text:p>8.3511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9.06957" calcext:value-type="float">
            <text:p>9.0695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88824" calcext:value-type="float">
            <text:p>9.8882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19716" calcext:value-type="float">
            <text:p>9.1971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40894" calcext:value-type="float">
            <text:p>8.408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9.10244" calcext:value-type="float">
            <text:p>9.1024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10.0245" calcext:value-type="float">
            <text:p>10.024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5632" calcext:value-type="float">
            <text:p>9.2563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45746" calcext:value-type="float">
            <text:p>8.4574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9.1404" calcext:value-type="float">
            <text:p>9.140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10.155" calcext:value-type="float">
            <text:p>10.15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.30751" calcext:value-type="float">
            <text:p>9.3075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50809" calcext:value-type="float">
            <text:p>8.508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8" calcext:value-type="float">
            <text:p>0.233858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9.17148" calcext:value-type="float">
            <text:p>9.1714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3167" calcext:value-type="float">
            <text:p>10.316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3637" calcext:value-type="float">
            <text:p>9.363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56292" calcext:value-type="float">
            <text:p>8.5629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77" calcext:value-type="float">
            <text:p>0.238577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20577" calcext:value-type="float">
            <text:p>9.2057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.4836" calcext:value-type="float">
            <text:p>10.483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2342" calcext:value-type="float">
            <text:p>9.4234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62502" calcext:value-type="float">
            <text:p>8.6250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24222" calcext:value-type="float">
            <text:p>9.2422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0.6572" calcext:value-type="float">
            <text:p>10.657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47601" calcext:value-type="float">
            <text:p>9.4760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67873" calcext:value-type="float">
            <text:p>8.6787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27114" calcext:value-type="float">
            <text:p>9.2711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.8852" calcext:value-type="float">
            <text:p>10.885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54673" calcext:value-type="float">
            <text:p>9.546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74894" calcext:value-type="float">
            <text:p>8.7489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3" calcext:value-type="float">
            <text:p>0.14843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31613" calcext:value-type="float">
            <text:p>9.3161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1.1022" calcext:value-type="float">
            <text:p>11.1022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.60584" calcext:value-type="float">
            <text:p>9.6058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80633" calcext:value-type="float">
            <text:p>8.8063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156753" calcext:value-type="float">
            <text:p>0.156753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7" calcext:value-type="float">
            <text:p>0.279057</text:p>
          </table:table-cell>
          <table:table-cell office:value-type="float" office:value="0.27298" calcext:value-type="float">
            <text:p>0.27298</text:p>
          </table:table-cell>
          <table:table-cell office:value-type="float" office:value="0.282677" calcext:value-type="float">
            <text:p>0.282677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34806" calcext:value-type="float">
            <text:p>9.3480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1.3548" calcext:value-type="float">
            <text:p>11.354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.67521" calcext:value-type="float">
            <text:p>9.6752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.87104" calcext:value-type="float">
            <text:p>8.8710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7" calcext:value-type="float">
            <text:p>0.161857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" calcext:value-type="float">
            <text:p>0.28283</text:p>
          </table:table-cell>
          <table:table-cell office:value-type="float" office:value="0.29241" calcext:value-type="float">
            <text:p>0.29241</text:p>
          </table:table-cell>
          <table:table-cell office:value-type="float" office:value="1.80072" calcext:value-type="float">
            <text:p>1.80072</text:p>
          </table:table-cell>
          <table:table-cell office:value-type="float" office:value="1.80073" calcext:value-type="float">
            <text:p>1.80073</text:p>
          </table:table-cell>
          <table:table-cell office:value-type="float" office:value="9.38953" calcext:value-type="float">
            <text:p>9.3895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1.644" calcext:value-type="float">
            <text:p>11.64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.74081" calcext:value-type="float">
            <text:p>9.7408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.94251" calcext:value-type="float">
            <text:p>8.9425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7" calcext:value-type="float">
            <text:p>0.164997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2293" calcext:value-type="float">
            <text:p>0.292293</text:p>
          </table:table-cell>
          <table:table-cell office:value-type="float" office:value="0.301617" calcext:value-type="float">
            <text:p>0.301617</text:p>
          </table:table-cell>
          <table:table-cell table:number-columns-repeated="2" office:value-type="float" office:value="1.80097" calcext:value-type="float">
            <text:p>1.80097</text:p>
          </table:table-cell>
          <table:table-cell office:value-type="float" office:value="9.42504" calcext:value-type="float">
            <text:p>9.4250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1.9572" calcext:value-type="float">
            <text:p>11.957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9.81098" calcext:value-type="float">
            <text:p>9.8109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128" calcext:value-type="float">
            <text:p>9.012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09" calcext:value-type="float">
            <text:p>0.170009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1" calcext:value-type="float">
            <text:p>0.306171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310367" calcext:value-type="float">
            <text:p>0.310367</text:p>
          </table:table-cell>
          <table:table-cell office:value-type="float" office:value="1.80091" calcext:value-type="float">
            <text:p>1.80091</text:p>
          </table:table-cell>
          <table:table-cell office:value-type="float" office:value="1.80092" calcext:value-type="float">
            <text:p>1.80092</text:p>
          </table:table-cell>
          <table:table-cell office:value-type="float" office:value="9.46514" calcext:value-type="float">
            <text:p>9.4651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2.3098" calcext:value-type="float">
            <text:p>12.309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9.86951" calcext:value-type="float">
            <text:p>9.8695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.06492" calcext:value-type="float">
            <text:p>9.0649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6" calcext:value-type="float">
            <text:p>0.175016</text:p>
          </table:table-cell>
          <table:table-cell office:value-type="float" office:value="0.173323" calcext:value-type="float">
            <text:p>0.173323</text:p>
          </table:table-cell>
          <table:table-cell office:value-type="float" office:value="0.176313" calcext:value-type="float">
            <text:p>0.176313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3" calcext:value-type="float">
            <text:p>0.315163</text:p>
          </table:table-cell>
          <table:table-cell office:value-type="float" office:value="0.310637" calcext:value-type="float">
            <text:p>0.310637</text:p>
          </table:table-cell>
          <table:table-cell office:value-type="float" office:value="0.31889" calcext:value-type="float">
            <text:p>0.31889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6" calcext:value-type="float">
            <text:p>1.80076</text:p>
          </table:table-cell>
          <table:table-cell office:value-type="float" office:value="9.49352" calcext:value-type="float">
            <text:p>9.4935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2.7683" calcext:value-type="float">
            <text:p>12.768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.94835" calcext:value-type="float">
            <text:p>9.9483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.15112" calcext:value-type="float">
            <text:p>9.1511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5" calcext:value-type="float">
            <text:p>0.180035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3" calcext:value-type="float">
            <text:p>0.181383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2" calcext:value-type="float">
            <text:p>0.324182</text:p>
          </table:table-cell>
          <table:table-cell office:value-type="float" office:value="0.319867" calcext:value-type="float">
            <text:p>0.319867</text:p>
          </table:table-cell>
          <table:table-cell office:value-type="float" office:value="0.32889" calcext:value-type="float">
            <text:p>0.32889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53615" calcext:value-type="float">
            <text:p>9.5361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3.2321" calcext:value-type="float">
            <text:p>13.2321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2076" calcext:value-type="float">
            <text:p>9.2207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5" calcext:value-type="float">
            <text:p>0.185045</text:p>
          </table:table-cell>
          <table:table-cell office:value-type="float" office:value="0.183423" calcext:value-type="float">
            <text:p>0.18342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6" calcext:value-type="float">
            <text:p>0.333246</text:p>
          </table:table-cell>
          <table:table-cell office:value-type="float" office:value="0.32853" calcext:value-type="float">
            <text:p>0.32853</text:p>
          </table:table-cell>
          <table:table-cell office:value-type="float" office:value="0.338413" calcext:value-type="float">
            <text:p>0.338413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57648" calcext:value-type="float">
            <text:p>9.5764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3.8209" calcext:value-type="float">
            <text:p>13.8209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.1085" calcext:value-type="float">
            <text:p>10.108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30874" calcext:value-type="float">
            <text:p>9.3087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8" calcext:value-type="float">
            <text:p>0.18858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4" calcext:value-type="float">
            <text:p>0.342304</text:p>
          </table:table-cell>
          <table:table-cell office:value-type="float" office:value="0.338323" calcext:value-type="float">
            <text:p>0.338323</text:p>
          </table:table-cell>
          <table:table-cell office:value-type="float" office:value="0.347433" calcext:value-type="float">
            <text:p>0.347433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61684" calcext:value-type="float">
            <text:p>9.6168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4.5923" calcext:value-type="float">
            <text:p>14.5923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.1933" calcext:value-type="float">
            <text:p>10.193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38893" calcext:value-type="float">
            <text:p>9.388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8" calcext:value-type="float">
            <text:p>0.195078</text:p>
          </table:table-cell>
          <table:table-cell office:value-type="float" office:value="0.193573" calcext:value-type="float">
            <text:p>0.193573</text:p>
          </table:table-cell>
          <table:table-cell office:value-type="float" office:value="0.196867" calcext:value-type="float">
            <text:p>0.196867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7387" calcext:value-type="float">
            <text:p>0.347387</text:p>
          </table:table-cell>
          <table:table-cell office:value-type="float" office:value="0.357233" calcext:value-type="float">
            <text:p>0.357233</text:p>
          </table:table-cell>
          <table:table-cell office:value-type="float" office:value="1.8012" calcext:value-type="float">
            <text:p>1.8012</text:p>
          </table:table-cell>
          <table:table-cell office:value-type="float" office:value="1.80119" calcext:value-type="float">
            <text:p>1.80119</text:p>
          </table:table-cell>
          <table:table-cell office:value-type="float" office:value="9.65947" calcext:value-type="float">
            <text:p>9.6594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5.5021" calcext:value-type="float">
            <text:p>15.502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0.276" calcext:value-type="float">
            <text:p>10.27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8032" calcext:value-type="float">
            <text:p>9.4803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78" calcext:value-type="float">
            <text:p>0.200078</text:p>
          </table:table-cell>
          <table:table-cell office:value-type="float" office:value="0.198147" calcext:value-type="float">
            <text:p>0.198147</text:p>
          </table:table-cell>
          <table:table-cell office:value-type="float" office:value="0.202047" calcext:value-type="float">
            <text:p>0.202047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2" calcext:value-type="float">
            <text:p>0.360252</text:p>
          </table:table-cell>
          <table:table-cell office:value-type="float" office:value="0.355667" calcext:value-type="float">
            <text:p>0.355667</text:p>
          </table:table-cell>
          <table:table-cell office:value-type="float" office:value="0.366547" calcext:value-type="float">
            <text:p>0.366547</text:p>
          </table:table-cell>
          <table:table-cell office:value-type="float" office:value="1.80055" calcext:value-type="float">
            <text:p>1.80055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9.69686" calcext:value-type="float">
            <text:p>9.6968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6.519" calcext:value-type="float">
            <text:p>16.51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0.3691" calcext:value-type="float">
            <text:p>10.369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.57036" calcext:value-type="float">
            <text:p>9.5703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7" calcext:value-type="float">
            <text:p>0.205077</text:p>
          </table:table-cell>
          <table:table-cell office:value-type="float" office:value="0.203073" calcext:value-type="float">
            <text:p>0.203073</text:p>
          </table:table-cell>
          <table:table-cell office:value-type="float" office:value="0.20713" calcext:value-type="float">
            <text:p>0.20713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6" calcext:value-type="float">
            <text:p>0.369216</text:p>
          </table:table-cell>
          <table:table-cell office:value-type="float" office:value="0.364583" calcext:value-type="float">
            <text:p>0.364583</text:p>
          </table:table-cell>
          <table:table-cell office:value-type="float" office:value="0.37601" calcext:value-type="float">
            <text:p>0.37601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9.74298" calcext:value-type="float">
            <text:p>9.7429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8.0545" calcext:value-type="float">
            <text:p>18.054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.4776" calcext:value-type="float">
            <text:p>10.477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.68007" calcext:value-type="float">
            <text:p>9.680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7" calcext:value-type="float">
            <text:p>0.210067</text:p>
          </table:table-cell>
          <table:table-cell office:value-type="float" office:value="0.208117" calcext:value-type="float">
            <text:p>0.208117</text:p>
          </table:table-cell>
          <table:table-cell office:value-type="float" office:value="0.21234" calcext:value-type="float">
            <text:p>0.21234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51" calcext:value-type="float">
            <text:p>0.378251</text:p>
          </table:table-cell>
          <table:table-cell office:value-type="float" office:value="0.37395" calcext:value-type="float">
            <text:p>0.37395</text:p>
          </table:table-cell>
          <table:table-cell office:value-type="float" office:value="0.38594" calcext:value-type="float">
            <text:p>0.38594</text:p>
          </table:table-cell>
          <table:table-cell table:number-columns-repeated="2" office:value-type="float" office:value="1.80062" calcext:value-type="float">
            <text:p>1.80062</text:p>
          </table:table-cell>
          <table:table-cell office:value-type="float" office:value="9.78932" calcext:value-type="float">
            <text:p>9.7893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20.0181" calcext:value-type="float">
            <text:p>20.0181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10.5784" calcext:value-type="float">
            <text:p>10.578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78611" calcext:value-type="float">
            <text:p>9.7861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0.217177" calcext:value-type="float">
            <text:p>0.217177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102" calcext:value-type="float">
            <text:p>0.387102</text:p>
          </table:table-cell>
          <table:table-cell office:value-type="float" office:value="0.383433" calcext:value-type="float">
            <text:p>0.383433</text:p>
          </table:table-cell>
          <table:table-cell office:value-type="float" office:value="0.394237" calcext:value-type="float">
            <text:p>0.39423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9.83237" calcext:value-type="float">
            <text:p>9.8323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22.8823" calcext:value-type="float">
            <text:p>22.8823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10.6759" calcext:value-type="float">
            <text:p>10.6759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9.88155" calcext:value-type="float">
            <text:p>9.88155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.217783" calcext:value-type="float">
            <text:p>0.217783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20032" calcext:value-type="float">
            <text:p>0.220032</text:p>
          </table:table-cell>
          <table:table-cell office:value-type="float" office:value="0.21826" calcext:value-type="float">
            <text:p>0.21826</text:p>
          </table:table-cell>
          <table:table-cell office:value-type="float" office:value="0.222363" calcext:value-type="float">
            <text:p>0.222363</text:p>
          </table:table-cell>
          <table:table-cell office:value-type="float" office:value="0.396088" calcext:value-type="float">
            <text:p>0.396088</text:p>
          </table:table-cell>
          <table:table-cell office:value-type="float" office:value="0.390813" calcext:value-type="float">
            <text:p>0.390813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396098" calcext:value-type="float">
            <text:p>0.396098</text:p>
          </table:table-cell>
          <table:table-cell office:value-type="float" office:value="0.39215" calcext:value-type="float">
            <text:p>0.39215</text:p>
          </table:table-cell>
          <table:table-cell office:value-type="float" office:value="0.404137" calcext:value-type="float">
            <text:p>0.404137</text:p>
          </table:table-cell>
          <table:table-cell office:value-type="float" office:value="1.80017" calcext:value-type="float">
            <text:p>1.80017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9.87252" calcext:value-type="float">
            <text:p>9.8725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7.2208" calcext:value-type="float">
            <text:p>27.2208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10.7829" calcext:value-type="float">
            <text:p>10.782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98227" calcext:value-type="float">
            <text:p>9.9822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3" calcext:value-type="float">
            <text:p>0.225023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56" calcext:value-type="float">
            <text:p>0.405056</text:p>
          </table:table-cell>
          <table:table-cell office:value-type="float" office:value="0.400927" calcext:value-type="float">
            <text:p>0.400927</text:p>
          </table:table-cell>
          <table:table-cell office:value-type="float" office:value="0.41318" calcext:value-type="float">
            <text:p>0.41318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6" calcext:value-type="float">
            <text:p>1.80006</text:p>
          </table:table-cell>
          <table:table-cell office:value-type="float" office:value="9.918" calcext:value-type="float">
            <text:p>9.91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37.1876" calcext:value-type="float">
            <text:p>37.1876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10.9065" calcext:value-type="float">
            <text:p>10.906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.1092" calcext:value-type="float">
            <text:p>10.109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999" calcext:value-type="float">
            <text:p>0.229999</text:p>
          </table:table-cell>
          <table:table-cell office:value-type="float" office:value="0.227912" calcext:value-type="float">
            <text:p>0.227912</text:p>
          </table:table-cell>
          <table:table-cell office:value-type="float" office:value="0.231788" calcext:value-type="float">
            <text:p>0.231788</text:p>
          </table:table-cell>
          <table:table-cell office:value-type="float" office:value="0.230007" calcext:value-type="float">
            <text:p>0.230007</text:p>
          </table:table-cell>
          <table:table-cell office:value-type="float" office:value="0.228353" calcext:value-type="float">
            <text:p>0.228353</text:p>
          </table:table-cell>
          <table:table-cell office:value-type="float" office:value="0.232325" calcext:value-type="float">
            <text:p>0.232325</text:p>
          </table:table-cell>
          <table:table-cell office:value-type="float" office:value="0.414178" calcext:value-type="float">
            <text:p>0.414178</text:p>
          </table:table-cell>
          <table:table-cell office:value-type="float" office:value="0.411035" calcext:value-type="float">
            <text:p>0.411035</text:p>
          </table:table-cell>
          <table:table-cell office:value-type="float" office:value="0.418478" calcext:value-type="float">
            <text:p>0.418478</text:p>
          </table:table-cell>
          <table:table-cell office:value-type="float" office:value="0.414192" calcext:value-type="float">
            <text:p>0.414192</text:p>
          </table:table-cell>
          <table:table-cell office:value-type="float" office:value="0.410297" calcext:value-type="float">
            <text:p>0.410297</text:p>
          </table:table-cell>
          <table:table-cell office:value-type="float" office:value="0.421745" calcext:value-type="float">
            <text:p>0.421745</text:p>
          </table:table-cell>
          <table:table-cell table:number-columns-repeated="2" office:value-type="float" office:value="1.80078" calcext:value-type="float">
            <text:p>1.80078</text:p>
          </table:table-cell>
          <table:table-cell office:value-type="float" office:value="9.95829" calcext:value-type="float">
            <text:p>9.9582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135.777" calcext:value-type="float">
            <text:p>135.777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office:value-type="float" office:value="11.0257" calcext:value-type="float">
            <text:p>11.025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.2296" calcext:value-type="float">
            <text:p>10.229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864" calcext:value-type="float">
            <text:p>0.233864</text:p>
          </table:table-cell>
          <table:table-cell office:value-type="float" office:value="0.23607" calcext:value-type="float">
            <text:p>0.23607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911" calcext:value-type="float">
            <text:p>0.233911</text:p>
          </table:table-cell>
          <table:table-cell office:value-type="float" office:value="0.236629" calcext:value-type="float">
            <text:p>0.236629</text:p>
          </table:table-cell>
          <table:table-cell office:value-type="float" office:value="0.423004" calcext:value-type="float">
            <text:p>0.423004</text:p>
          </table:table-cell>
          <table:table-cell office:value-type="float" office:value="0.42004" calcext:value-type="float">
            <text:p>0.42004</text:p>
          </table:table-cell>
          <table:table-cell office:value-type="float" office:value="0.425981" calcext:value-type="float">
            <text:p>0.425981</text:p>
          </table:table-cell>
          <table:table-cell office:value-type="float" office:value="0.423005" calcext:value-type="float">
            <text:p>0.423005</text:p>
          </table:table-cell>
          <table:table-cell office:value-type="float" office:value="0.419197" calcext:value-type="float">
            <text:p>0.419197</text:p>
          </table:table-cell>
          <table:table-cell office:value-type="float" office:value="0.427287" calcext:value-type="float">
            <text:p>0.427287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10.0001" calcext:value-type="float">
            <text:p>10.000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  <table:table-cell table:number-columns-repeated="995"/>
        </table:table-row>
        <table:table-row table:style-name="ro1">
          <table:table-cell table:style-name="ce2" table:number-columns-repeated="2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8.32206" calcext:value-type="float">
            <text:p>8.322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49" calcext:value-type="float">
            <text:p>8.312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69" calcext:value-type="float">
            <text:p>7.52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87" calcext:value-type="float">
            <text:p>8.5108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4754" calcext:value-type="float">
            <text:p>8.3475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32721" calcext:value-type="float">
            <text:p>8.3272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.52711" calcext:value-type="float">
            <text:p>7.527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652" calcext:value-type="float">
            <text:p>8.5065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40567" calcext:value-type="float">
            <text:p>8.4056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37609" calcext:value-type="float">
            <text:p>8.376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57572" calcext:value-type="float">
            <text:p>7.575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5083" calcext:value-type="float">
            <text:p>8.5508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43343" calcext:value-type="float">
            <text:p>8.433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39118" calcext:value-type="float">
            <text:p>8.3911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59912" calcext:value-type="float">
            <text:p>7.5991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928" calcext:value-type="float">
            <text:p>8.5592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48734" calcext:value-type="float">
            <text:p>8.4873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43089" calcext:value-type="float">
            <text:p>8.4308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63006" calcext:value-type="float">
            <text:p>7.6300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8606" calcext:value-type="float">
            <text:p>8.5860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53443" calcext:value-type="float">
            <text:p>8.5344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46626" calcext:value-type="float">
            <text:p>8.4662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6705" calcext:value-type="float">
            <text:p>7.670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123" calcext:value-type="float">
            <text:p>8.612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58232" calcext:value-type="float">
            <text:p>8.582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49843" calcext:value-type="float">
            <text:p>8.498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0285" calcext:value-type="float">
            <text:p>7.702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3482" calcext:value-type="float">
            <text:p>8.6348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62108" calcext:value-type="float">
            <text:p>8.6210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52206" calcext:value-type="float">
            <text:p>8.5220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71885" calcext:value-type="float">
            <text:p>7.718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4886" calcext:value-type="float">
            <text:p>8.6488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68599" calcext:value-type="float">
            <text:p>8.6859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5675" calcext:value-type="float">
            <text:p>8.567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7078" calcext:value-type="float">
            <text:p>7.7707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834" calcext:value-type="float">
            <text:p>8.683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73216" calcext:value-type="float">
            <text:p>8.7321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59551" calcext:value-type="float">
            <text:p>8.5955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79149" calcext:value-type="float">
            <text:p>7.7914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70164" calcext:value-type="float">
            <text:p>8.7016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77913" calcext:value-type="float">
            <text:p>8.779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62369" calcext:value-type="float">
            <text:p>8.623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82666" calcext:value-type="float">
            <text:p>7.826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71907" calcext:value-type="float">
            <text:p>8.7190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84176" calcext:value-type="float">
            <text:p>8.8417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6332" calcext:value-type="float">
            <text:p>8.663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86629" calcext:value-type="float">
            <text:p>7.866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4689" calcext:value-type="float">
            <text:p>8.7468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91103" calcext:value-type="float">
            <text:p>8.9110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708" calcext:value-type="float">
            <text:p>8.70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.91431" calcext:value-type="float">
            <text:p>7.914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7871" calcext:value-type="float">
            <text:p>8.7787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97638" calcext:value-type="float">
            <text:p>8.976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019" calcext:value-type="float">
            <text:p>8.7501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5714" calcext:value-type="float">
            <text:p>7.957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81006" calcext:value-type="float">
            <text:p>8.8100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9.035" calcext:value-type="float">
            <text:p>9.03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784" calcext:value-type="float">
            <text:p>8.778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818" calcext:value-type="float">
            <text:p>7.981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82627" calcext:value-type="float">
            <text:p>8.826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11255" calcext:value-type="float">
            <text:p>9.1125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2393" calcext:value-type="float">
            <text:p>8.8239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02826" calcext:value-type="float">
            <text:p>8.0282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717" calcext:value-type="float">
            <text:p>8.8571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18618" calcext:value-type="float">
            <text:p>9.1861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86463" calcext:value-type="float">
            <text:p>8.8646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06445" calcext:value-type="float">
            <text:p>8.0644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8456" calcext:value-type="float">
            <text:p>8.8845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27392" calcext:value-type="float">
            <text:p>9.2739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91283" calcext:value-type="float">
            <text:p>8.9128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11408" calcext:value-type="float">
            <text:p>8.1140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91781" calcext:value-type="float">
            <text:p>8.9178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36513" calcext:value-type="float">
            <text:p>9.3651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25" calcext:value-type="float">
            <text:p>8.96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15768" calcext:value-type="float">
            <text:p>8.1576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95245" calcext:value-type="float">
            <text:p>8.9524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9.44547" calcext:value-type="float">
            <text:p>9.4454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99999" calcext:value-type="float">
            <text:p>8.9999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20213" calcext:value-type="float">
            <text:p>8.2021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907" calcext:value-type="float">
            <text:p>0.175907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97675" calcext:value-type="float">
            <text:p>8.9767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9.54585" calcext:value-type="float">
            <text:p>9.545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4947" calcext:value-type="float">
            <text:p>9.0494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24839" calcext:value-type="float">
            <text:p>8.2483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9.00797" calcext:value-type="float">
            <text:p>9.0079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65588" calcext:value-type="float">
            <text:p>9.6558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.10349" calcext:value-type="float">
            <text:p>9.1034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30758" calcext:value-type="float">
            <text:p>8.3075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9.04564" calcext:value-type="float">
            <text:p>9.0456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77101" calcext:value-type="float">
            <text:p>9.7710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.14672" calcext:value-type="float">
            <text:p>9.1467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35106" calcext:value-type="float">
            <text:p>8.3510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9.06951" calcext:value-type="float">
            <text:p>9.0695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88784" calcext:value-type="float">
            <text:p>9.8878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19721" calcext:value-type="float">
            <text:p>9.1972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40912" calcext:value-type="float">
            <text:p>8.4091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9.10246" calcext:value-type="float">
            <text:p>9.1024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10.0239" calcext:value-type="float">
            <text:p>10.023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5638" calcext:value-type="float">
            <text:p>9.2563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45794" calcext:value-type="float">
            <text:p>8.4579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9.14041" calcext:value-type="float">
            <text:p>9.1404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10.1545" calcext:value-type="float">
            <text:p>10.154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.30772" calcext:value-type="float">
            <text:p>9.3077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50849" calcext:value-type="float">
            <text:p>8.508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8" calcext:value-type="float">
            <text:p>0.233858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9.1715" calcext:value-type="float">
            <text:p>9.171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316" calcext:value-type="float">
            <text:p>10.31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36399" calcext:value-type="float">
            <text:p>9.3639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56306" calcext:value-type="float">
            <text:p>8.5630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77" calcext:value-type="float">
            <text:p>0.238577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20599" calcext:value-type="float">
            <text:p>9.2059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.4827" calcext:value-type="float">
            <text:p>10.4827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2382" calcext:value-type="float">
            <text:p>9.4238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62508" calcext:value-type="float">
            <text:p>8.6250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24249" calcext:value-type="float">
            <text:p>9.2424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0.6553" calcext:value-type="float">
            <text:p>10.655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47606" calcext:value-type="float">
            <text:p>9.4760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.67904" calcext:value-type="float">
            <text:p>8.6790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27102" calcext:value-type="float">
            <text:p>9.2710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.8853" calcext:value-type="float">
            <text:p>10.885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54778" calcext:value-type="float">
            <text:p>9.5477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7503" calcext:value-type="float">
            <text:p>8.750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31657" calcext:value-type="float">
            <text:p>9.3165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1.0973" calcext:value-type="float">
            <text:p>11.09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60511" calcext:value-type="float">
            <text:p>9.6051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80383" calcext:value-type="float">
            <text:p>8.8038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156753" calcext:value-type="float">
            <text:p>0.156753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7" calcext:value-type="float">
            <text:p>0.279057</text:p>
          </table:table-cell>
          <table:table-cell office:value-type="float" office:value="0.27298" calcext:value-type="float">
            <text:p>0.27298</text:p>
          </table:table-cell>
          <table:table-cell office:value-type="float" office:value="0.282677" calcext:value-type="float">
            <text:p>0.282677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34749" calcext:value-type="float">
            <text:p>9.3474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1.3496" calcext:value-type="float">
            <text:p>11.349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9.67388" calcext:value-type="float">
            <text:p>9.6738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.87182" calcext:value-type="float">
            <text:p>8.8718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" calcext:value-type="float">
            <text:p>0.16185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3" calcext:value-type="float">
            <text:p>0.282833</text:p>
          </table:table-cell>
          <table:table-cell office:value-type="float" office:value="0.29241" calcext:value-type="float">
            <text:p>0.29241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3884" calcext:value-type="float">
            <text:p>9.388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1.6448" calcext:value-type="float">
            <text:p>11.6448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.74384" calcext:value-type="float">
            <text:p>9.7438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8.94302" calcext:value-type="float">
            <text:p>8.9430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7" calcext:value-type="float">
            <text:p>0.166887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229" calcext:value-type="float">
            <text:p>0.29229</text:p>
          </table:table-cell>
          <table:table-cell office:value-type="float" office:value="0.301633" calcext:value-type="float">
            <text:p>0.301633</text:p>
          </table:table-cell>
          <table:table-cell table:number-columns-repeated="2" office:value-type="float" office:value="1.80097" calcext:value-type="float">
            <text:p>1.80097</text:p>
          </table:table-cell>
          <table:table-cell office:value-type="float" office:value="9.42864" calcext:value-type="float">
            <text:p>9.4286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1.9447" calcext:value-type="float">
            <text:p>11.944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9.80825" calcext:value-type="float">
            <text:p>9.8082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.00887" calcext:value-type="float">
            <text:p>9.0088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09" calcext:value-type="float">
            <text:p>0.170009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1" calcext:value-type="float">
            <text:p>0.306171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310367" calcext:value-type="float">
            <text:p>0.310367</text:p>
          </table:table-cell>
          <table:table-cell table:number-columns-repeated="2" office:value-type="float" office:value="1.80091" calcext:value-type="float">
            <text:p>1.80091</text:p>
          </table:table-cell>
          <table:table-cell office:value-type="float" office:value="9.46328" calcext:value-type="float">
            <text:p>9.4632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2.3177" calcext:value-type="float">
            <text:p>12.3177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9.86941" calcext:value-type="float">
            <text:p>9.8694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.06754" calcext:value-type="float">
            <text:p>9.0675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323" calcext:value-type="float">
            <text:p>0.173323</text:p>
          </table:table-cell>
          <table:table-cell office:value-type="float" office:value="0.176313" calcext:value-type="float">
            <text:p>0.176313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1063" calcext:value-type="float">
            <text:p>0.31063</text:p>
          </table:table-cell>
          <table:table-cell office:value-type="float" office:value="0.318893" calcext:value-type="float">
            <text:p>0.318893</text:p>
          </table:table-cell>
          <table:table-cell table:number-columns-repeated="2" office:value-type="float" office:value="1.80077" calcext:value-type="float">
            <text:p>1.80077</text:p>
          </table:table-cell>
          <table:table-cell office:value-type="float" office:value="9.49283" calcext:value-type="float">
            <text:p>9.4928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2.7721" calcext:value-type="float">
            <text:p>12.772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9.95192" calcext:value-type="float">
            <text:p>9.9519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.15816" calcext:value-type="float">
            <text:p>9.1581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" calcext:value-type="float">
            <text:p>0.18138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" calcext:value-type="float">
            <text:p>0.32418</text:p>
          </table:table-cell>
          <table:table-cell office:value-type="float" office:value="0.319867" calcext:value-type="float">
            <text:p>0.319867</text:p>
          </table:table-cell>
          <table:table-cell office:value-type="float" office:value="0.328887" calcext:value-type="float">
            <text:p>0.328887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5377" calcext:value-type="float">
            <text:p>9.537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3.2383" calcext:value-type="float">
            <text:p>13.2383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0.0328" calcext:value-type="float">
            <text:p>10.032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.23278" calcext:value-type="float">
            <text:p>9.2327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4" calcext:value-type="float">
            <text:p>0.185044</text:p>
          </table:table-cell>
          <table:table-cell office:value-type="float" office:value="0.18343" calcext:value-type="float">
            <text:p>0.1834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4" calcext:value-type="float">
            <text:p>0.333244</text:p>
          </table:table-cell>
          <table:table-cell office:value-type="float" office:value="0.32854" calcext:value-type="float">
            <text:p>0.32854</text:p>
          </table:table-cell>
          <table:table-cell office:value-type="float" office:value="0.338413" calcext:value-type="float">
            <text:p>0.338413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58019" calcext:value-type="float">
            <text:p>9.5801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3.8144" calcext:value-type="float">
            <text:p>13.8144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0.1081" calcext:value-type="float">
            <text:p>10.108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31005" calcext:value-type="float">
            <text:p>9.3100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83" calcext:value-type="float">
            <text:p>0.188583</text:p>
          </table:table-cell>
          <table:table-cell office:value-type="float" office:value="0.191777" calcext:value-type="float">
            <text:p>0.191777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3" calcext:value-type="float">
            <text:p>0.342303</text:p>
          </table:table-cell>
          <table:table-cell office:value-type="float" office:value="0.338317" calcext:value-type="float">
            <text:p>0.338317</text:p>
          </table:table-cell>
          <table:table-cell office:value-type="float" office:value="0.347417" calcext:value-type="float">
            <text:p>0.347417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61513" calcext:value-type="float">
            <text:p>9.6151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4.5493" calcext:value-type="float">
            <text:p>14.5493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0.201" calcext:value-type="float">
            <text:p>10.201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.39733" calcext:value-type="float">
            <text:p>9.3973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6" calcext:value-type="float">
            <text:p>0.195076</text:p>
          </table:table-cell>
          <table:table-cell office:value-type="float" office:value="0.193577" calcext:value-type="float">
            <text:p>0.193577</text:p>
          </table:table-cell>
          <table:table-cell office:value-type="float" office:value="0.196867" calcext:value-type="float">
            <text:p>0.196867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69" calcext:value-type="float">
            <text:p>0.351369</text:p>
          </table:table-cell>
          <table:table-cell office:value-type="float" office:value="0.34739" calcext:value-type="float">
            <text:p>0.34739</text:p>
          </table:table-cell>
          <table:table-cell office:value-type="float" office:value="0.357213" calcext:value-type="float">
            <text:p>0.357213</text:p>
          </table:table-cell>
          <table:table-cell office:value-type="float" office:value="1.8012" calcext:value-type="float">
            <text:p>1.8012</text:p>
          </table:table-cell>
          <table:table-cell office:value-type="float" office:value="1.80119" calcext:value-type="float">
            <text:p>1.80119</text:p>
          </table:table-cell>
          <table:table-cell office:value-type="float" office:value="9.66689" calcext:value-type="float">
            <text:p>9.6668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5.4457" calcext:value-type="float">
            <text:p>15.4457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.2788" calcext:value-type="float">
            <text:p>10.278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.48173" calcext:value-type="float">
            <text:p>9.4817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8" calcext:value-type="float">
            <text:p>0.20008</text:p>
          </table:table-cell>
          <table:table-cell office:value-type="float" office:value="0.198147" calcext:value-type="float">
            <text:p>0.198147</text:p>
          </table:table-cell>
          <table:table-cell office:value-type="float" office:value="0.20204" calcext:value-type="float">
            <text:p>0.20204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4" calcext:value-type="float">
            <text:p>0.360254</text:p>
          </table:table-cell>
          <table:table-cell office:value-type="float" office:value="0.355667" calcext:value-type="float">
            <text:p>0.355667</text:p>
          </table:table-cell>
          <table:table-cell office:value-type="float" office:value="0.36652" calcext:value-type="float">
            <text:p>0.36652</text:p>
          </table:table-cell>
          <table:table-cell table:number-columns-repeated="2" office:value-type="float" office:value="1.80055" calcext:value-type="float">
            <text:p>1.80055</text:p>
          </table:table-cell>
          <table:table-cell office:value-type="float" office:value="9.69732" calcext:value-type="float">
            <text:p>9.6973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6.5179" calcext:value-type="float">
            <text:p>16.5179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0.3733" calcext:value-type="float">
            <text:p>10.373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.5762" calcext:value-type="float">
            <text:p>9.576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9" calcext:value-type="float">
            <text:p>0.205079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07127" calcext:value-type="float">
            <text:p>0.207127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8" calcext:value-type="float">
            <text:p>0.369218</text:p>
          </table:table-cell>
          <table:table-cell office:value-type="float" office:value="0.364597" calcext:value-type="float">
            <text:p>0.364597</text:p>
          </table:table-cell>
          <table:table-cell office:value-type="float" office:value="0.376007" calcext:value-type="float">
            <text:p>0.376007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.80037" calcext:value-type="float">
            <text:p>1.80037</text:p>
          </table:table-cell>
          <table:table-cell office:value-type="float" office:value="9.74165" calcext:value-type="float">
            <text:p>9.7416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7.875" calcext:value-type="float">
            <text:p>17.875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10.4754" calcext:value-type="float">
            <text:p>10.4754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.67712" calcext:value-type="float">
            <text:p>9.6771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6" calcext:value-type="float">
            <text:p>0.210066</text:p>
          </table:table-cell>
          <table:table-cell office:value-type="float" office:value="0.208123" calcext:value-type="float">
            <text:p>0.208123</text:p>
          </table:table-cell>
          <table:table-cell office:value-type="float" office:value="0.212337" calcext:value-type="float">
            <text:p>0.212337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49" calcext:value-type="float">
            <text:p>0.378249</text:p>
          </table:table-cell>
          <table:table-cell office:value-type="float" office:value="0.373963" calcext:value-type="float">
            <text:p>0.373963</text:p>
          </table:table-cell>
          <table:table-cell office:value-type="float" office:value="0.385937" calcext:value-type="float">
            <text:p>0.385937</text:p>
          </table:table-cell>
          <table:table-cell table:number-columns-repeated="2" office:value-type="float" office:value="1.80062" calcext:value-type="float">
            <text:p>1.80062</text:p>
          </table:table-cell>
          <table:table-cell office:value-type="float" office:value="9.79075" calcext:value-type="float">
            <text:p>9.7907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9.8306" calcext:value-type="float">
            <text:p>19.8306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.5767" calcext:value-type="float">
            <text:p>10.576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78559" calcext:value-type="float">
            <text:p>9.7855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3" calcext:value-type="float">
            <text:p>0.215033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0.21718" calcext:value-type="float">
            <text:p>0.21718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1" calcext:value-type="float">
            <text:p>0.3871</text:p>
          </table:table-cell>
          <table:table-cell office:value-type="float" office:value="0.38344" calcext:value-type="float">
            <text:p>0.38344</text:p>
          </table:table-cell>
          <table:table-cell office:value-type="float" office:value="0.394257" calcext:value-type="float">
            <text:p>0.39425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9.83282" calcext:value-type="float">
            <text:p>9.8328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22.3546" calcext:value-type="float">
            <text:p>22.3546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87569" calcext:value-type="float">
            <text:p>9.8756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.217783" calcext:value-type="float">
            <text:p>0.217783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20026" calcext:value-type="float">
            <text:p>0.220026</text:p>
          </table:table-cell>
          <table:table-cell office:value-type="float" office:value="0.21826" calcext:value-type="float">
            <text:p>0.21826</text:p>
          </table:table-cell>
          <table:table-cell office:value-type="float" office:value="0.222357" calcext:value-type="float">
            <text:p>0.222357</text:p>
          </table:table-cell>
          <table:table-cell office:value-type="float" office:value="0.396088" calcext:value-type="float">
            <text:p>0.396088</text:p>
          </table:table-cell>
          <table:table-cell office:value-type="float" office:value="0.390813" calcext:value-type="float">
            <text:p>0.390813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396089" calcext:value-type="float">
            <text:p>0.396089</text:p>
          </table:table-cell>
          <table:table-cell office:value-type="float" office:value="0.392107" calcext:value-type="float">
            <text:p>0.392107</text:p>
          </table:table-cell>
          <table:table-cell office:value-type="float" office:value="0.404167" calcext:value-type="float">
            <text:p>0.404167</text:p>
          </table:table-cell>
          <table:table-cell office:value-type="float" office:value="1.80017" calcext:value-type="float">
            <text:p>1.80017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9.86939" calcext:value-type="float">
            <text:p>9.8693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6.4283" calcext:value-type="float">
            <text:p>26.4283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10.7847" calcext:value-type="float">
            <text:p>10.784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.98563" calcext:value-type="float">
            <text:p>9.9856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3" calcext:value-type="float">
            <text:p>0.225023</text:p>
          </table:table-cell>
          <table:table-cell office:value-type="float" office:value="0.223217" calcext:value-type="float">
            <text:p>0.223217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413143" calcext:value-type="float">
            <text:p>0.413143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6" calcext:value-type="float">
            <text:p>1.80006</text:p>
          </table:table-cell>
          <table:table-cell office:value-type="float" office:value="9.91791" calcext:value-type="float">
            <text:p>9.9179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35.5383" calcext:value-type="float">
            <text:p>35.5383</text:p>
          </table:table-cell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10.9038" calcext:value-type="float">
            <text:p>10.903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.1091" calcext:value-type="float">
            <text:p>10.109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999" calcext:value-type="float">
            <text:p>0.229999</text:p>
          </table:table-cell>
          <table:table-cell office:value-type="float" office:value="0.227912" calcext:value-type="float">
            <text:p>0.227912</text:p>
          </table:table-cell>
          <table:table-cell office:value-type="float" office:value="0.231788" calcext:value-type="float">
            <text:p>0.231788</text:p>
          </table:table-cell>
          <table:table-cell office:value-type="float" office:value="0.230005" calcext:value-type="float">
            <text:p>0.230005</text:p>
          </table:table-cell>
          <table:table-cell office:value-type="float" office:value="0.228348" calcext:value-type="float">
            <text:p>0.228348</text:p>
          </table:table-cell>
          <table:table-cell office:value-type="float" office:value="0.232332" calcext:value-type="float">
            <text:p>0.232332</text:p>
          </table:table-cell>
          <table:table-cell office:value-type="float" office:value="0.414178" calcext:value-type="float">
            <text:p>0.414178</text:p>
          </table:table-cell>
          <table:table-cell office:value-type="float" office:value="0.411035" calcext:value-type="float">
            <text:p>0.411035</text:p>
          </table:table-cell>
          <table:table-cell office:value-type="float" office:value="0.418478" calcext:value-type="float">
            <text:p>0.418478</text:p>
          </table:table-cell>
          <table:table-cell office:value-type="float" office:value="0.414189" calcext:value-type="float">
            <text:p>0.414189</text:p>
          </table:table-cell>
          <table:table-cell office:value-type="float" office:value="0.410285" calcext:value-type="float">
            <text:p>0.410285</text:p>
          </table:table-cell>
          <table:table-cell office:value-type="float" office:value="0.421725" calcext:value-type="float">
            <text:p>0.421725</text:p>
          </table:table-cell>
          <table:table-cell table:number-columns-repeated="2" office:value-type="float" office:value="1.80078" calcext:value-type="float">
            <text:p>1.80078</text:p>
          </table:table-cell>
          <table:table-cell office:value-type="float" office:value="9.9598" calcext:value-type="float">
            <text:p>9.959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83.027" calcext:value-type="float">
            <text:p>83.027</text:p>
          </table:table-cell>
          <table:table-cell office:value-type="float" office:value="1" calcext:value-type="float">
            <text:p>1</text:p>
          </table:table-cell>
          <table:table-cell office:value-type="float" office:value="2890" calcext:value-type="float">
            <text:p>2890</text:p>
          </table:table-cell>
          <table:table-cell office:value-type="float" office:value="11.0275" calcext:value-type="float">
            <text:p>11.027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.2306" calcext:value-type="float">
            <text:p>10.2306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864" calcext:value-type="float">
            <text:p>0.233864</text:p>
          </table:table-cell>
          <table:table-cell office:value-type="float" office:value="0.23607" calcext:value-type="float">
            <text:p>0.23607</text:p>
          </table:table-cell>
          <table:table-cell office:value-type="float" office:value="0.234957" calcext:value-type="float">
            <text:p>0.234957</text:p>
          </table:table-cell>
          <table:table-cell office:value-type="float" office:value="0.233914" calcext:value-type="float">
            <text:p>0.233914</text:p>
          </table:table-cell>
          <table:table-cell office:value-type="float" office:value="0.236624" calcext:value-type="float">
            <text:p>0.236624</text:p>
          </table:table-cell>
          <table:table-cell office:value-type="float" office:value="0.423004" calcext:value-type="float">
            <text:p>0.423004</text:p>
          </table:table-cell>
          <table:table-cell office:value-type="float" office:value="0.42004" calcext:value-type="float">
            <text:p>0.42004</text:p>
          </table:table-cell>
          <table:table-cell office:value-type="float" office:value="0.425981" calcext:value-type="float">
            <text:p>0.425981</text:p>
          </table:table-cell>
          <table:table-cell office:value-type="float" office:value="0.423011" calcext:value-type="float">
            <text:p>0.423011</text:p>
          </table:table-cell>
          <table:table-cell office:value-type="float" office:value="0.419209" calcext:value-type="float">
            <text:p>0.419209</text:p>
          </table:table-cell>
          <table:table-cell office:value-type="float" office:value="0.427289" calcext:value-type="float">
            <text:p>0.427289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.80037" calcext:value-type="float">
            <text:p>1.80037</text:p>
          </table:table-cell>
          <table:table-cell office:value-type="float" office:value="10.0026" calcext:value-type="float">
            <text:p>10.002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2435.78" calcext:value-type="float">
            <text:p>2435.78</text:p>
          </table:table-cell>
          <table:table-cell office:value-type="float" office:value="1" calcext:value-type="float">
            <text:p>1</text:p>
          </table:table-cell>
          <table:table-cell office:value-type="float" office:value="44628" calcext:value-type="float">
            <text:p>44628</text:p>
          </table:table-cell>
          <table:table-cell office:value-type="float" office:value="11.1223" calcext:value-type="float">
            <text:p>11.1223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0.3116" calcext:value-type="float">
            <text:p>10.311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9031" calcext:value-type="float">
            <text:p>0.239031</text:p>
          </table:table-cell>
          <table:table-cell office:value-type="float" office:value="0.237707" calcext:value-type="float">
            <text:p>0.237707</text:p>
          </table:table-cell>
          <table:table-cell office:value-type="float" office:value="0.240637" calcext:value-type="float">
            <text:p>0.240637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347" calcext:value-type="float">
            <text:p>0.430347</text:p>
          </table:table-cell>
          <table:table-cell office:value-type="float" office:value="0.425856" calcext:value-type="float">
            <text:p>0.425856</text:p>
          </table:table-cell>
          <table:table-cell office:value-type="float" office:value="0.434749" calcext:value-type="float">
            <text:p>0.434749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0.0368" calcext:value-type="float">
            <text:p>10.0368</text:p>
          </table:table-cell>
          <table:table-cell table:number-columns-repeated="995"/>
        </table:table-row>
        <table:table-row table:style-name="ro1">
          <table:table-cell table:style-name="ce2" table:number-columns-repeated="29"/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8.32206" calcext:value-type="float">
            <text:p>8.322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49" calcext:value-type="float">
            <text:p>8.312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69" calcext:value-type="float">
            <text:p>7.52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87" calcext:value-type="float">
            <text:p>8.5108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4754" calcext:value-type="float">
            <text:p>8.3475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32721" calcext:value-type="float">
            <text:p>8.3272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.52711" calcext:value-type="float">
            <text:p>7.527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652" calcext:value-type="float">
            <text:p>8.5065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40567" calcext:value-type="float">
            <text:p>8.4056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37609" calcext:value-type="float">
            <text:p>8.376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57572" calcext:value-type="float">
            <text:p>7.575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5083" calcext:value-type="float">
            <text:p>8.5508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43343" calcext:value-type="float">
            <text:p>8.433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39118" calcext:value-type="float">
            <text:p>8.3911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59912" calcext:value-type="float">
            <text:p>7.5991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928" calcext:value-type="float">
            <text:p>8.5592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48734" calcext:value-type="float">
            <text:p>8.4873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43089" calcext:value-type="float">
            <text:p>8.4308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63006" calcext:value-type="float">
            <text:p>7.6300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8606" calcext:value-type="float">
            <text:p>8.5860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53443" calcext:value-type="float">
            <text:p>8.5344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46626" calcext:value-type="float">
            <text:p>8.4662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6705" calcext:value-type="float">
            <text:p>7.670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123" calcext:value-type="float">
            <text:p>8.612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58232" calcext:value-type="float">
            <text:p>8.582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49843" calcext:value-type="float">
            <text:p>8.498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0285" calcext:value-type="float">
            <text:p>7.702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3482" calcext:value-type="float">
            <text:p>8.6348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62108" calcext:value-type="float">
            <text:p>8.6210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52206" calcext:value-type="float">
            <text:p>8.5220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71885" calcext:value-type="float">
            <text:p>7.718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4886" calcext:value-type="float">
            <text:p>8.6488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68599" calcext:value-type="float">
            <text:p>8.6859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5675" calcext:value-type="float">
            <text:p>8.567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7078" calcext:value-type="float">
            <text:p>7.7707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834" calcext:value-type="float">
            <text:p>8.683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73216" calcext:value-type="float">
            <text:p>8.7321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59551" calcext:value-type="float">
            <text:p>8.5955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79149" calcext:value-type="float">
            <text:p>7.7914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70164" calcext:value-type="float">
            <text:p>8.7016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77913" calcext:value-type="float">
            <text:p>8.779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62369" calcext:value-type="float">
            <text:p>8.623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82666" calcext:value-type="float">
            <text:p>7.826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71907" calcext:value-type="float">
            <text:p>8.7190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84176" calcext:value-type="float">
            <text:p>8.8417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6332" calcext:value-type="float">
            <text:p>8.663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86629" calcext:value-type="float">
            <text:p>7.866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4689" calcext:value-type="float">
            <text:p>8.7468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91103" calcext:value-type="float">
            <text:p>8.9110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708" calcext:value-type="float">
            <text:p>8.70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.91431" calcext:value-type="float">
            <text:p>7.914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7871" calcext:value-type="float">
            <text:p>8.7787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97638" calcext:value-type="float">
            <text:p>8.976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019" calcext:value-type="float">
            <text:p>8.7501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5714" calcext:value-type="float">
            <text:p>7.957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81006" calcext:value-type="float">
            <text:p>8.8100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9.035" calcext:value-type="float">
            <text:p>9.03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784" calcext:value-type="float">
            <text:p>8.778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818" calcext:value-type="float">
            <text:p>7.981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82627" calcext:value-type="float">
            <text:p>8.826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11255" calcext:value-type="float">
            <text:p>9.1125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2393" calcext:value-type="float">
            <text:p>8.8239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02826" calcext:value-type="float">
            <text:p>8.0282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717" calcext:value-type="float">
            <text:p>8.8571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18618" calcext:value-type="float">
            <text:p>9.1861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86463" calcext:value-type="float">
            <text:p>8.8646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06445" calcext:value-type="float">
            <text:p>8.0644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8456" calcext:value-type="float">
            <text:p>8.8845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27392" calcext:value-type="float">
            <text:p>9.2739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91283" calcext:value-type="float">
            <text:p>8.9128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11408" calcext:value-type="float">
            <text:p>8.1140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91781" calcext:value-type="float">
            <text:p>8.9178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36513" calcext:value-type="float">
            <text:p>9.3651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25" calcext:value-type="float">
            <text:p>8.96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15768" calcext:value-type="float">
            <text:p>8.1576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95245" calcext:value-type="float">
            <text:p>8.9524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9.44547" calcext:value-type="float">
            <text:p>9.4454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99999" calcext:value-type="float">
            <text:p>8.9999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20213" calcext:value-type="float">
            <text:p>8.2021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907" calcext:value-type="float">
            <text:p>0.175907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97675" calcext:value-type="float">
            <text:p>8.9767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9.54585" calcext:value-type="float">
            <text:p>9.545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4947" calcext:value-type="float">
            <text:p>9.0494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24839" calcext:value-type="float">
            <text:p>8.2483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9.00797" calcext:value-type="float">
            <text:p>9.0079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65587" calcext:value-type="float">
            <text:p>9.6558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.1035" calcext:value-type="float">
            <text:p>9.103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30758" calcext:value-type="float">
            <text:p>8.3075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9.04565" calcext:value-type="float">
            <text:p>9.0456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77103" calcext:value-type="float">
            <text:p>9.7710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.14674" calcext:value-type="float">
            <text:p>9.146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35107" calcext:value-type="float">
            <text:p>8.3510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9.06952" calcext:value-type="float">
            <text:p>9.0695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88784" calcext:value-type="float">
            <text:p>9.8878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19721" calcext:value-type="float">
            <text:p>9.1972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40912" calcext:value-type="float">
            <text:p>8.4091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9.10246" calcext:value-type="float">
            <text:p>9.1024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10.0239" calcext:value-type="float">
            <text:p>10.023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5638" calcext:value-type="float">
            <text:p>9.2563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45794" calcext:value-type="float">
            <text:p>8.4579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9.14041" calcext:value-type="float">
            <text:p>9.1404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10.1545" calcext:value-type="float">
            <text:p>10.154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.30772" calcext:value-type="float">
            <text:p>9.3077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50849" calcext:value-type="float">
            <text:p>8.508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8" calcext:value-type="float">
            <text:p>0.233858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9.1715" calcext:value-type="float">
            <text:p>9.171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316" calcext:value-type="float">
            <text:p>10.31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36399" calcext:value-type="float">
            <text:p>9.3639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56306" calcext:value-type="float">
            <text:p>8.5630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77" calcext:value-type="float">
            <text:p>0.238577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20599" calcext:value-type="float">
            <text:p>9.2059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.4827" calcext:value-type="float">
            <text:p>10.4827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2379" calcext:value-type="float">
            <text:p>9.4237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62505" calcext:value-type="float">
            <text:p>8.625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24247" calcext:value-type="float">
            <text:p>9.2424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0.6553" calcext:value-type="float">
            <text:p>10.655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47606" calcext:value-type="float">
            <text:p>9.4760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.67906" calcext:value-type="float">
            <text:p>8.6790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27102" calcext:value-type="float">
            <text:p>9.2710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.8853" calcext:value-type="float">
            <text:p>10.885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54779" calcext:value-type="float">
            <text:p>9.5477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75034" calcext:value-type="float">
            <text:p>8.7503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31656" calcext:value-type="float">
            <text:p>9.3165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1.0974" calcext:value-type="float">
            <text:p>11.097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6051" calcext:value-type="float">
            <text:p>9.605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80377" calcext:value-type="float">
            <text:p>8.8037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156753" calcext:value-type="float">
            <text:p>0.156753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7" calcext:value-type="float">
            <text:p>0.279057</text:p>
          </table:table-cell>
          <table:table-cell office:value-type="float" office:value="0.27298" calcext:value-type="float">
            <text:p>0.27298</text:p>
          </table:table-cell>
          <table:table-cell office:value-type="float" office:value="0.282677" calcext:value-type="float">
            <text:p>0.282677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34752" calcext:value-type="float">
            <text:p>9.3475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1.3486" calcext:value-type="float">
            <text:p>11.348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9.67357" calcext:value-type="float">
            <text:p>9.6735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.87132" calcext:value-type="float">
            <text:p>8.8713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" calcext:value-type="float">
            <text:p>0.16185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3" calcext:value-type="float">
            <text:p>0.282833</text:p>
          </table:table-cell>
          <table:table-cell office:value-type="float" office:value="0.29241" calcext:value-type="float">
            <text:p>0.29241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38821" calcext:value-type="float">
            <text:p>9.3882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1.6447" calcext:value-type="float">
            <text:p>11.644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.74357" calcext:value-type="float">
            <text:p>9.7435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8.94271" calcext:value-type="float">
            <text:p>8.9427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7" calcext:value-type="float">
            <text:p>0.166887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7" calcext:value-type="float">
            <text:p>0.297157</text:p>
          </table:table-cell>
          <table:table-cell office:value-type="float" office:value="0.292293" calcext:value-type="float">
            <text:p>0.292293</text:p>
          </table:table-cell>
          <table:table-cell office:value-type="float" office:value="0.301633" calcext:value-type="float">
            <text:p>0.301633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9.42858" calcext:value-type="float">
            <text:p>9.4285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1.9476" calcext:value-type="float">
            <text:p>11.9476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.80868" calcext:value-type="float">
            <text:p>9.8086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.00986" calcext:value-type="float">
            <text:p>9.0098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09" calcext:value-type="float">
            <text:p>0.170009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1" calcext:value-type="float">
            <text:p>0.306171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310367" calcext:value-type="float">
            <text:p>0.310367</text:p>
          </table:table-cell>
          <table:table-cell table:number-columns-repeated="2" office:value-type="float" office:value="1.80091" calcext:value-type="float">
            <text:p>1.80091</text:p>
          </table:table-cell>
          <table:table-cell office:value-type="float" office:value="9.46309" calcext:value-type="float">
            <text:p>9.4630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2.3155" calcext:value-type="float">
            <text:p>12.315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9.86849" calcext:value-type="float">
            <text:p>9.8684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06571" calcext:value-type="float">
            <text:p>9.0657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323" calcext:value-type="float">
            <text:p>0.173323</text:p>
          </table:table-cell>
          <table:table-cell office:value-type="float" office:value="0.176313" calcext:value-type="float">
            <text:p>0.176313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1063" calcext:value-type="float">
            <text:p>0.31063</text:p>
          </table:table-cell>
          <table:table-cell office:value-type="float" office:value="0.318893" calcext:value-type="float">
            <text:p>0.318893</text:p>
          </table:table-cell>
          <table:table-cell table:number-columns-repeated="2" office:value-type="float" office:value="1.80077" calcext:value-type="float">
            <text:p>1.80077</text:p>
          </table:table-cell>
          <table:table-cell office:value-type="float" office:value="9.4923" calcext:value-type="float">
            <text:p>9.492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2.7654" calcext:value-type="float">
            <text:p>12.7654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9.95128" calcext:value-type="float">
            <text:p>9.9512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.15583" calcext:value-type="float">
            <text:p>9.1558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3" calcext:value-type="float">
            <text:p>0.181383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1" calcext:value-type="float">
            <text:p>0.324181</text:p>
          </table:table-cell>
          <table:table-cell office:value-type="float" office:value="0.31987" calcext:value-type="float">
            <text:p>0.31987</text:p>
          </table:table-cell>
          <table:table-cell office:value-type="float" office:value="0.32889" calcext:value-type="float">
            <text:p>0.32889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53716" calcext:value-type="float">
            <text:p>9.5371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3.2462" calcext:value-type="float">
            <text:p>13.246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0.0276" calcext:value-type="float">
            <text:p>10.027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22574" calcext:value-type="float">
            <text:p>9.2257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4" calcext:value-type="float">
            <text:p>0.185044</text:p>
          </table:table-cell>
          <table:table-cell office:value-type="float" office:value="0.18343" calcext:value-type="float">
            <text:p>0.1834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5" calcext:value-type="float">
            <text:p>0.333245</text:p>
          </table:table-cell>
          <table:table-cell office:value-type="float" office:value="0.328537" calcext:value-type="float">
            <text:p>0.328537</text:p>
          </table:table-cell>
          <table:table-cell office:value-type="float" office:value="0.338413" calcext:value-type="float">
            <text:p>0.338413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5761" calcext:value-type="float">
            <text:p>9.576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3.823" calcext:value-type="float">
            <text:p>13.823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.1075" calcext:value-type="float">
            <text:p>10.107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31259" calcext:value-type="float">
            <text:p>9.3125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83" calcext:value-type="float">
            <text:p>0.188583</text:p>
          </table:table-cell>
          <table:table-cell office:value-type="float" office:value="0.191783" calcext:value-type="float">
            <text:p>0.191783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5" calcext:value-type="float">
            <text:p>0.342305</text:p>
          </table:table-cell>
          <table:table-cell office:value-type="float" office:value="0.338323" calcext:value-type="float">
            <text:p>0.338323</text:p>
          </table:table-cell>
          <table:table-cell office:value-type="float" office:value="0.347437" calcext:value-type="float">
            <text:p>0.347437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6146" calcext:value-type="float">
            <text:p>9.614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4.5554" calcext:value-type="float">
            <text:p>14.5554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.39492" calcext:value-type="float">
            <text:p>9.3949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8" calcext:value-type="float">
            <text:p>0.195078</text:p>
          </table:table-cell>
          <table:table-cell office:value-type="float" office:value="0.193577" calcext:value-type="float">
            <text:p>0.193577</text:p>
          </table:table-cell>
          <table:table-cell office:value-type="float" office:value="0.19687" calcext:value-type="float">
            <text:p>0.19687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72" calcext:value-type="float">
            <text:p>0.351372</text:p>
          </table:table-cell>
          <table:table-cell office:value-type="float" office:value="0.34739" calcext:value-type="float">
            <text:p>0.34739</text:p>
          </table:table-cell>
          <table:table-cell office:value-type="float" office:value="0.357233" calcext:value-type="float">
            <text:p>0.357233</text:p>
          </table:table-cell>
          <table:table-cell office:value-type="float" office:value="1.8012" calcext:value-type="float">
            <text:p>1.8012</text:p>
          </table:table-cell>
          <table:table-cell office:value-type="float" office:value="1.80119" calcext:value-type="float">
            <text:p>1.80119</text:p>
          </table:table-cell>
          <table:table-cell office:value-type="float" office:value="9.66301" calcext:value-type="float">
            <text:p>9.6630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5.4095" calcext:value-type="float">
            <text:p>15.409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0.2754" calcext:value-type="float">
            <text:p>10.275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.47966" calcext:value-type="float">
            <text:p>9.4796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15" calcext:value-type="float">
            <text:p>0.19815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" calcext:value-type="float">
            <text:p>0.36025</text:p>
          </table:table-cell>
          <table:table-cell office:value-type="float" office:value="0.35567" calcext:value-type="float">
            <text:p>0.35567</text:p>
          </table:table-cell>
          <table:table-cell office:value-type="float" office:value="0.366517" calcext:value-type="float">
            <text:p>0.366517</text:p>
          </table:table-cell>
          <table:table-cell table:number-columns-repeated="2" office:value-type="float" office:value="1.80055" calcext:value-type="float">
            <text:p>1.80055</text:p>
          </table:table-cell>
          <table:table-cell office:value-type="float" office:value="9.69786" calcext:value-type="float">
            <text:p>9.6978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6.471" calcext:value-type="float">
            <text:p>16.471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0.3702" calcext:value-type="float">
            <text:p>10.37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.57248" calcext:value-type="float">
            <text:p>9.5724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7" calcext:value-type="float">
            <text:p>0.205077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07127" calcext:value-type="float">
            <text:p>0.207127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7" calcext:value-type="float">
            <text:p>0.369217</text:p>
          </table:table-cell>
          <table:table-cell office:value-type="float" office:value="0.364583" calcext:value-type="float">
            <text:p>0.364583</text:p>
          </table:table-cell>
          <table:table-cell office:value-type="float" office:value="0.376007" calcext:value-type="float">
            <text:p>0.376007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9.74175" calcext:value-type="float">
            <text:p>9.7417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7.8688" calcext:value-type="float">
            <text:p>17.8688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0.4751" calcext:value-type="float">
            <text:p>10.475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.67558" calcext:value-type="float">
            <text:p>9.6755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7" calcext:value-type="float">
            <text:p>0.210067</text:p>
          </table:table-cell>
          <table:table-cell office:value-type="float" office:value="0.20812" calcext:value-type="float">
            <text:p>0.20812</text:p>
          </table:table-cell>
          <table:table-cell office:value-type="float" office:value="0.212347" calcext:value-type="float">
            <text:p>0.212347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52" calcext:value-type="float">
            <text:p>0.378252</text:p>
          </table:table-cell>
          <table:table-cell office:value-type="float" office:value="0.373947" calcext:value-type="float">
            <text:p>0.373947</text:p>
          </table:table-cell>
          <table:table-cell office:value-type="float" office:value="0.385947" calcext:value-type="float">
            <text:p>0.385947</text:p>
          </table:table-cell>
          <table:table-cell table:number-columns-repeated="2" office:value-type="float" office:value="1.80062" calcext:value-type="float">
            <text:p>1.80062</text:p>
          </table:table-cell>
          <table:table-cell office:value-type="float" office:value="9.79003" calcext:value-type="float">
            <text:p>9.7900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9.8375" calcext:value-type="float">
            <text:p>19.8375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0.5758" calcext:value-type="float">
            <text:p>10.575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.78399" calcext:value-type="float">
            <text:p>9.7839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3" calcext:value-type="float">
            <text:p>0.215033</text:p>
          </table:table-cell>
          <table:table-cell office:value-type="float" office:value="0.213503" calcext:value-type="float">
            <text:p>0.213503</text:p>
          </table:table-cell>
          <table:table-cell office:value-type="float" office:value="0.217177" calcext:value-type="float">
            <text:p>0.217177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1" calcext:value-type="float">
            <text:p>0.3871</text:p>
          </table:table-cell>
          <table:table-cell office:value-type="float" office:value="0.383433" calcext:value-type="float">
            <text:p>0.383433</text:p>
          </table:table-cell>
          <table:table-cell office:value-type="float" office:value="0.394257" calcext:value-type="float">
            <text:p>0.39425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9.83302" calcext:value-type="float">
            <text:p>9.8330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22.6457" calcext:value-type="float">
            <text:p>22.6457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0.6774" calcext:value-type="float">
            <text:p>10.6774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.8839" calcext:value-type="float">
            <text:p>9.883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14" calcext:value-type="float">
            <text:p>0.220014</text:p>
          </table:table-cell>
          <table:table-cell office:value-type="float" office:value="0.218435" calcext:value-type="float">
            <text:p>0.218435</text:p>
          </table:table-cell>
          <table:table-cell office:value-type="float" office:value="0.221163" calcext:value-type="float">
            <text:p>0.221163</text:p>
          </table:table-cell>
          <table:table-cell office:value-type="float" office:value="0.220009" calcext:value-type="float">
            <text:p>0.220009</text:p>
          </table:table-cell>
          <table:table-cell office:value-type="float" office:value="0.218505" calcext:value-type="float">
            <text:p>0.218505</text:p>
          </table:table-cell>
          <table:table-cell office:value-type="float" office:value="0.22219" calcext:value-type="float">
            <text:p>0.22219</text:p>
          </table:table-cell>
          <table:table-cell office:value-type="float" office:value="0.39613" calcext:value-type="float">
            <text:p>0.39613</text:p>
          </table:table-cell>
          <table:table-cell office:value-type="float" office:value="0.39251" calcext:value-type="float">
            <text:p>0.39251</text:p>
          </table:table-cell>
          <table:table-cell office:value-type="float" office:value="0.399047" calcext:value-type="float">
            <text:p>0.399047</text:p>
          </table:table-cell>
          <table:table-cell office:value-type="float" office:value="0.396118" calcext:value-type="float">
            <text:p>0.396118</text:p>
          </table:table-cell>
          <table:table-cell office:value-type="float" office:value="0.391565" calcext:value-type="float">
            <text:p>0.391565</text:p>
          </table:table-cell>
          <table:table-cell office:value-type="float" office:value="0.403395" calcext:value-type="float">
            <text:p>0.403395</text:p>
          </table:table-cell>
          <table:table-cell office:value-type="float" office:value="1.80048" calcext:value-type="float">
            <text:p>1.80048</text:p>
          </table:table-cell>
          <table:table-cell office:value-type="float" office:value="1.80046" calcext:value-type="float">
            <text:p>1.80046</text:p>
          </table:table-cell>
          <table:table-cell office:value-type="float" office:value="9.87434" calcext:value-type="float">
            <text:p>9.8743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6.5276" calcext:value-type="float">
            <text:p>26.5276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.7809" calcext:value-type="float">
            <text:p>10.780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9.98429" calcext:value-type="float">
            <text:p>9.9842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6" calcext:value-type="float">
            <text:p>0.225026</text:p>
          </table:table-cell>
          <table:table-cell office:value-type="float" office:value="0.223223" calcext:value-type="float">
            <text:p>0.223223</text:p>
          </table:table-cell>
          <table:table-cell office:value-type="float" office:value="0.227317" calcext:value-type="float">
            <text:p>0.227317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6" calcext:value-type="float">
            <text:p>0.40506</text:p>
          </table:table-cell>
          <table:table-cell office:value-type="float" office:value="0.40092" calcext:value-type="float">
            <text:p>0.40092</text:p>
          </table:table-cell>
          <table:table-cell office:value-type="float" office:value="0.413183" calcext:value-type="float">
            <text:p>0.413183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6" calcext:value-type="float">
            <text:p>1.80006</text:p>
          </table:table-cell>
          <table:table-cell office:value-type="float" office:value="9.91724" calcext:value-type="float">
            <text:p>9.9172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35.0911" calcext:value-type="float">
            <text:p>35.0911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10.9015" calcext:value-type="float">
            <text:p>10.901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0.1102" calcext:value-type="float">
            <text:p>10.110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999" calcext:value-type="float">
            <text:p>0.229999</text:p>
          </table:table-cell>
          <table:table-cell office:value-type="float" office:value="0.227912" calcext:value-type="float">
            <text:p>0.227912</text:p>
          </table:table-cell>
          <table:table-cell office:value-type="float" office:value="0.231788" calcext:value-type="float">
            <text:p>0.231788</text:p>
          </table:table-cell>
          <table:table-cell office:value-type="float" office:value="0.230002" calcext:value-type="float">
            <text:p>0.230002</text:p>
          </table:table-cell>
          <table:table-cell office:value-type="float" office:value="0.22834" calcext:value-type="float">
            <text:p>0.22834</text:p>
          </table:table-cell>
          <table:table-cell office:value-type="float" office:value="0.232332" calcext:value-type="float">
            <text:p>0.232332</text:p>
          </table:table-cell>
          <table:table-cell office:value-type="float" office:value="0.414178" calcext:value-type="float">
            <text:p>0.414178</text:p>
          </table:table-cell>
          <table:table-cell office:value-type="float" office:value="0.411035" calcext:value-type="float">
            <text:p>0.411035</text:p>
          </table:table-cell>
          <table:table-cell office:value-type="float" office:value="0.418478" calcext:value-type="float">
            <text:p>0.418478</text:p>
          </table:table-cell>
          <table:table-cell office:value-type="float" office:value="0.414183" calcext:value-type="float">
            <text:p>0.414183</text:p>
          </table:table-cell>
          <table:table-cell office:value-type="float" office:value="0.410293" calcext:value-type="float">
            <text:p>0.410293</text:p>
          </table:table-cell>
          <table:table-cell office:value-type="float" office:value="0.421708" calcext:value-type="float">
            <text:p>0.421708</text:p>
          </table:table-cell>
          <table:table-cell table:number-columns-repeated="2" office:value-type="float" office:value="1.80078" calcext:value-type="float">
            <text:p>1.80078</text:p>
          </table:table-cell>
          <table:table-cell office:value-type="float" office:value="9.95743" calcext:value-type="float">
            <text:p>9.9574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88.6183" calcext:value-type="float">
            <text:p>88.6183</text:p>
          </table:table-cell>
          <table:table-cell office:value-type="float" office:value="1" calcext:value-type="float">
            <text:p>1</text:p>
          </table:table-cell>
          <table:table-cell office:value-type="float" office:value="3571" calcext:value-type="float">
            <text:p>3571</text:p>
          </table:table-cell>
          <table:table-cell office:value-type="float" office:value="11.0247" calcext:value-type="float">
            <text:p>11.024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864" calcext:value-type="float">
            <text:p>0.233864</text:p>
          </table:table-cell>
          <table:table-cell office:value-type="float" office:value="0.23607" calcext:value-type="float">
            <text:p>0.23607</text:p>
          </table:table-cell>
          <table:table-cell office:value-type="float" office:value="0.234941" calcext:value-type="float">
            <text:p>0.234941</text:p>
          </table:table-cell>
          <table:table-cell office:value-type="float" office:value="0.233897" calcext:value-type="float">
            <text:p>0.233897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423004" calcext:value-type="float">
            <text:p>0.423004</text:p>
          </table:table-cell>
          <table:table-cell office:value-type="float" office:value="0.42004" calcext:value-type="float">
            <text:p>0.42004</text:p>
          </table:table-cell>
          <table:table-cell office:value-type="float" office:value="0.425981" calcext:value-type="float">
            <text:p>0.425981</text:p>
          </table:table-cell>
          <table:table-cell office:value-type="float" office:value="0.422982" calcext:value-type="float">
            <text:p>0.422982</text:p>
          </table:table-cell>
          <table:table-cell office:value-type="float" office:value="0.419184" calcext:value-type="float">
            <text:p>0.419184</text:p>
          </table:table-cell>
          <table:table-cell office:value-type="float" office:value="0.427269" calcext:value-type="float">
            <text:p>0.427269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10.001" calcext:value-type="float">
            <text:p>10.00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2412.42" calcext:value-type="float">
            <text:p>2412.42</text:p>
          </table:table-cell>
          <table:table-cell office:value-type="float" office:value="1" calcext:value-type="float">
            <text:p>1</text:p>
          </table:table-cell>
          <table:table-cell office:value-type="float" office:value="41248" calcext:value-type="float">
            <text:p>41248</text:p>
          </table:table-cell>
          <table:table-cell office:value-type="float" office:value="11.1194" calcext:value-type="float">
            <text:p>11.1194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.312" calcext:value-type="float">
            <text:p>10.31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9057" calcext:value-type="float">
            <text:p>0.239057</text:p>
          </table:table-cell>
          <table:table-cell office:value-type="float" office:value="0.237707" calcext:value-type="float">
            <text:p>0.237707</text:p>
          </table:table-cell>
          <table:table-cell office:value-type="float" office:value="0.240673" calcext:value-type="float">
            <text:p>0.240673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395" calcext:value-type="float">
            <text:p>0.430395</text:p>
          </table:table-cell>
          <table:table-cell office:value-type="float" office:value="0.425913" calcext:value-type="float">
            <text:p>0.425913</text:p>
          </table:table-cell>
          <table:table-cell office:value-type="float" office:value="0.434761" calcext:value-type="float">
            <text:p>0.4347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0.0348" calcext:value-type="float">
            <text:p>10.0348</text:p>
          </table:table-cell>
          <table:table-cell table:number-columns-repeated="995"/>
        </table:table-row>
        <table:table-row table:style-name="ro1">
          <table:table-cell table:style-name="ce2" table:number-columns-repeated="29"/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8.32206" calcext:value-type="float">
            <text:p>8.322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49" calcext:value-type="float">
            <text:p>8.312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69" calcext:value-type="float">
            <text:p>7.52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87" calcext:value-type="float">
            <text:p>8.5108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4754" calcext:value-type="float">
            <text:p>8.3475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32721" calcext:value-type="float">
            <text:p>8.3272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.52711" calcext:value-type="float">
            <text:p>7.527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652" calcext:value-type="float">
            <text:p>8.5065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40567" calcext:value-type="float">
            <text:p>8.4056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37609" calcext:value-type="float">
            <text:p>8.376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57572" calcext:value-type="float">
            <text:p>7.575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5083" calcext:value-type="float">
            <text:p>8.5508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43343" calcext:value-type="float">
            <text:p>8.433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39118" calcext:value-type="float">
            <text:p>8.3911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59912" calcext:value-type="float">
            <text:p>7.5991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928" calcext:value-type="float">
            <text:p>8.5592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48734" calcext:value-type="float">
            <text:p>8.4873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43089" calcext:value-type="float">
            <text:p>8.4308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63006" calcext:value-type="float">
            <text:p>7.6300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8606" calcext:value-type="float">
            <text:p>8.5860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53443" calcext:value-type="float">
            <text:p>8.5344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46626" calcext:value-type="float">
            <text:p>8.4662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6705" calcext:value-type="float">
            <text:p>7.670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123" calcext:value-type="float">
            <text:p>8.612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58232" calcext:value-type="float">
            <text:p>8.582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49843" calcext:value-type="float">
            <text:p>8.498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0285" calcext:value-type="float">
            <text:p>7.702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3482" calcext:value-type="float">
            <text:p>8.6348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62108" calcext:value-type="float">
            <text:p>8.6210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52206" calcext:value-type="float">
            <text:p>8.5220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71885" calcext:value-type="float">
            <text:p>7.718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4886" calcext:value-type="float">
            <text:p>8.6488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68599" calcext:value-type="float">
            <text:p>8.6859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5675" calcext:value-type="float">
            <text:p>8.567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7078" calcext:value-type="float">
            <text:p>7.7707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834" calcext:value-type="float">
            <text:p>8.683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73216" calcext:value-type="float">
            <text:p>8.7321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59551" calcext:value-type="float">
            <text:p>8.5955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79149" calcext:value-type="float">
            <text:p>7.7914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70164" calcext:value-type="float">
            <text:p>8.7016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77913" calcext:value-type="float">
            <text:p>8.779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62369" calcext:value-type="float">
            <text:p>8.623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82666" calcext:value-type="float">
            <text:p>7.826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71907" calcext:value-type="float">
            <text:p>8.7190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84176" calcext:value-type="float">
            <text:p>8.8417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6332" calcext:value-type="float">
            <text:p>8.663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86629" calcext:value-type="float">
            <text:p>7.866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4689" calcext:value-type="float">
            <text:p>8.7468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91103" calcext:value-type="float">
            <text:p>8.9110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708" calcext:value-type="float">
            <text:p>8.70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.91431" calcext:value-type="float">
            <text:p>7.914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7871" calcext:value-type="float">
            <text:p>8.7787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97638" calcext:value-type="float">
            <text:p>8.976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019" calcext:value-type="float">
            <text:p>8.7501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5714" calcext:value-type="float">
            <text:p>7.957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81006" calcext:value-type="float">
            <text:p>8.8100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9.035" calcext:value-type="float">
            <text:p>9.03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784" calcext:value-type="float">
            <text:p>8.778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818" calcext:value-type="float">
            <text:p>7.981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82627" calcext:value-type="float">
            <text:p>8.826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11255" calcext:value-type="float">
            <text:p>9.1125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2393" calcext:value-type="float">
            <text:p>8.8239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02826" calcext:value-type="float">
            <text:p>8.0282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717" calcext:value-type="float">
            <text:p>8.8571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18618" calcext:value-type="float">
            <text:p>9.1861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86463" calcext:value-type="float">
            <text:p>8.8646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06445" calcext:value-type="float">
            <text:p>8.0644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8456" calcext:value-type="float">
            <text:p>8.8845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27392" calcext:value-type="float">
            <text:p>9.2739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91283" calcext:value-type="float">
            <text:p>8.9128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11408" calcext:value-type="float">
            <text:p>8.1140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91781" calcext:value-type="float">
            <text:p>8.9178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36513" calcext:value-type="float">
            <text:p>9.3651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25" calcext:value-type="float">
            <text:p>8.96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15768" calcext:value-type="float">
            <text:p>8.1576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95245" calcext:value-type="float">
            <text:p>8.9524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9.44547" calcext:value-type="float">
            <text:p>9.4454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99999" calcext:value-type="float">
            <text:p>8.9999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20213" calcext:value-type="float">
            <text:p>8.2021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907" calcext:value-type="float">
            <text:p>0.175907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97675" calcext:value-type="float">
            <text:p>8.9767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9.54585" calcext:value-type="float">
            <text:p>9.545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4947" calcext:value-type="float">
            <text:p>9.0494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24839" calcext:value-type="float">
            <text:p>8.2483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9.00797" calcext:value-type="float">
            <text:p>9.0079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65587" calcext:value-type="float">
            <text:p>9.6558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.1035" calcext:value-type="float">
            <text:p>9.103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30758" calcext:value-type="float">
            <text:p>8.3075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9.04565" calcext:value-type="float">
            <text:p>9.0456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77103" calcext:value-type="float">
            <text:p>9.7710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.14674" calcext:value-type="float">
            <text:p>9.146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35107" calcext:value-type="float">
            <text:p>8.3510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9.06952" calcext:value-type="float">
            <text:p>9.0695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88784" calcext:value-type="float">
            <text:p>9.8878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19721" calcext:value-type="float">
            <text:p>9.1972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40912" calcext:value-type="float">
            <text:p>8.4091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9.10246" calcext:value-type="float">
            <text:p>9.1024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10.0239" calcext:value-type="float">
            <text:p>10.023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5638" calcext:value-type="float">
            <text:p>9.2563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45794" calcext:value-type="float">
            <text:p>8.4579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9.14041" calcext:value-type="float">
            <text:p>9.1404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10.1545" calcext:value-type="float">
            <text:p>10.154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.30772" calcext:value-type="float">
            <text:p>9.3077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50849" calcext:value-type="float">
            <text:p>8.508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8" calcext:value-type="float">
            <text:p>0.233858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9.1715" calcext:value-type="float">
            <text:p>9.171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316" calcext:value-type="float">
            <text:p>10.31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36399" calcext:value-type="float">
            <text:p>9.3639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56306" calcext:value-type="float">
            <text:p>8.5630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77" calcext:value-type="float">
            <text:p>0.238577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20599" calcext:value-type="float">
            <text:p>9.2059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.4827" calcext:value-type="float">
            <text:p>10.4827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2379" calcext:value-type="float">
            <text:p>9.4237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62505" calcext:value-type="float">
            <text:p>8.625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24247" calcext:value-type="float">
            <text:p>9.2424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0.6553" calcext:value-type="float">
            <text:p>10.655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47606" calcext:value-type="float">
            <text:p>9.4760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.67906" calcext:value-type="float">
            <text:p>8.6790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27102" calcext:value-type="float">
            <text:p>9.2710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.8853" calcext:value-type="float">
            <text:p>10.885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54779" calcext:value-type="float">
            <text:p>9.5477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75034" calcext:value-type="float">
            <text:p>8.7503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31656" calcext:value-type="float">
            <text:p>9.3165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1.0974" calcext:value-type="float">
            <text:p>11.097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6051" calcext:value-type="float">
            <text:p>9.605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80377" calcext:value-type="float">
            <text:p>8.8037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156753" calcext:value-type="float">
            <text:p>0.156753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7" calcext:value-type="float">
            <text:p>0.279057</text:p>
          </table:table-cell>
          <table:table-cell office:value-type="float" office:value="0.27298" calcext:value-type="float">
            <text:p>0.27298</text:p>
          </table:table-cell>
          <table:table-cell office:value-type="float" office:value="0.282677" calcext:value-type="float">
            <text:p>0.282677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34752" calcext:value-type="float">
            <text:p>9.3475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1.3486" calcext:value-type="float">
            <text:p>11.348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9.67357" calcext:value-type="float">
            <text:p>9.6735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.87132" calcext:value-type="float">
            <text:p>8.8713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" calcext:value-type="float">
            <text:p>0.16185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3" calcext:value-type="float">
            <text:p>0.282833</text:p>
          </table:table-cell>
          <table:table-cell office:value-type="float" office:value="0.29241" calcext:value-type="float">
            <text:p>0.29241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38821" calcext:value-type="float">
            <text:p>9.3882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1.6447" calcext:value-type="float">
            <text:p>11.644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.74357" calcext:value-type="float">
            <text:p>9.7435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8.94271" calcext:value-type="float">
            <text:p>8.9427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7" calcext:value-type="float">
            <text:p>0.166887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7" calcext:value-type="float">
            <text:p>0.297157</text:p>
          </table:table-cell>
          <table:table-cell office:value-type="float" office:value="0.292293" calcext:value-type="float">
            <text:p>0.292293</text:p>
          </table:table-cell>
          <table:table-cell office:value-type="float" office:value="0.301633" calcext:value-type="float">
            <text:p>0.301633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9.42858" calcext:value-type="float">
            <text:p>9.4285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1.9476" calcext:value-type="float">
            <text:p>11.9476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.80868" calcext:value-type="float">
            <text:p>9.8086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.00986" calcext:value-type="float">
            <text:p>9.0098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09" calcext:value-type="float">
            <text:p>0.170009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1" calcext:value-type="float">
            <text:p>0.306171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310367" calcext:value-type="float">
            <text:p>0.310367</text:p>
          </table:table-cell>
          <table:table-cell table:number-columns-repeated="2" office:value-type="float" office:value="1.80091" calcext:value-type="float">
            <text:p>1.80091</text:p>
          </table:table-cell>
          <table:table-cell office:value-type="float" office:value="9.46309" calcext:value-type="float">
            <text:p>9.4630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2.3155" calcext:value-type="float">
            <text:p>12.315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9.86849" calcext:value-type="float">
            <text:p>9.8684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06571" calcext:value-type="float">
            <text:p>9.0657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323" calcext:value-type="float">
            <text:p>0.173323</text:p>
          </table:table-cell>
          <table:table-cell office:value-type="float" office:value="0.176313" calcext:value-type="float">
            <text:p>0.176313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1063" calcext:value-type="float">
            <text:p>0.31063</text:p>
          </table:table-cell>
          <table:table-cell office:value-type="float" office:value="0.318893" calcext:value-type="float">
            <text:p>0.318893</text:p>
          </table:table-cell>
          <table:table-cell table:number-columns-repeated="2" office:value-type="float" office:value="1.80077" calcext:value-type="float">
            <text:p>1.80077</text:p>
          </table:table-cell>
          <table:table-cell office:value-type="float" office:value="9.4923" calcext:value-type="float">
            <text:p>9.492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2.7654" calcext:value-type="float">
            <text:p>12.7654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9.95128" calcext:value-type="float">
            <text:p>9.9512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.15583" calcext:value-type="float">
            <text:p>9.1558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3" calcext:value-type="float">
            <text:p>0.181383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1" calcext:value-type="float">
            <text:p>0.324181</text:p>
          </table:table-cell>
          <table:table-cell office:value-type="float" office:value="0.31987" calcext:value-type="float">
            <text:p>0.31987</text:p>
          </table:table-cell>
          <table:table-cell office:value-type="float" office:value="0.32889" calcext:value-type="float">
            <text:p>0.32889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53716" calcext:value-type="float">
            <text:p>9.5371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3.2462" calcext:value-type="float">
            <text:p>13.246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0.0276" calcext:value-type="float">
            <text:p>10.027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22574" calcext:value-type="float">
            <text:p>9.2257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4" calcext:value-type="float">
            <text:p>0.185044</text:p>
          </table:table-cell>
          <table:table-cell office:value-type="float" office:value="0.18343" calcext:value-type="float">
            <text:p>0.1834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5" calcext:value-type="float">
            <text:p>0.333245</text:p>
          </table:table-cell>
          <table:table-cell office:value-type="float" office:value="0.328537" calcext:value-type="float">
            <text:p>0.328537</text:p>
          </table:table-cell>
          <table:table-cell office:value-type="float" office:value="0.338413" calcext:value-type="float">
            <text:p>0.338413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5761" calcext:value-type="float">
            <text:p>9.576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3.823" calcext:value-type="float">
            <text:p>13.823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.1075" calcext:value-type="float">
            <text:p>10.107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31259" calcext:value-type="float">
            <text:p>9.3125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83" calcext:value-type="float">
            <text:p>0.188583</text:p>
          </table:table-cell>
          <table:table-cell office:value-type="float" office:value="0.191783" calcext:value-type="float">
            <text:p>0.191783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5" calcext:value-type="float">
            <text:p>0.342305</text:p>
          </table:table-cell>
          <table:table-cell office:value-type="float" office:value="0.338323" calcext:value-type="float">
            <text:p>0.338323</text:p>
          </table:table-cell>
          <table:table-cell office:value-type="float" office:value="0.347437" calcext:value-type="float">
            <text:p>0.347437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6146" calcext:value-type="float">
            <text:p>9.614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4.5554" calcext:value-type="float">
            <text:p>14.5554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.39492" calcext:value-type="float">
            <text:p>9.3949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8" calcext:value-type="float">
            <text:p>0.195078</text:p>
          </table:table-cell>
          <table:table-cell office:value-type="float" office:value="0.193577" calcext:value-type="float">
            <text:p>0.193577</text:p>
          </table:table-cell>
          <table:table-cell office:value-type="float" office:value="0.19687" calcext:value-type="float">
            <text:p>0.19687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72" calcext:value-type="float">
            <text:p>0.351372</text:p>
          </table:table-cell>
          <table:table-cell office:value-type="float" office:value="0.34739" calcext:value-type="float">
            <text:p>0.34739</text:p>
          </table:table-cell>
          <table:table-cell office:value-type="float" office:value="0.357233" calcext:value-type="float">
            <text:p>0.357233</text:p>
          </table:table-cell>
          <table:table-cell office:value-type="float" office:value="1.8012" calcext:value-type="float">
            <text:p>1.8012</text:p>
          </table:table-cell>
          <table:table-cell office:value-type="float" office:value="1.80119" calcext:value-type="float">
            <text:p>1.80119</text:p>
          </table:table-cell>
          <table:table-cell office:value-type="float" office:value="9.66301" calcext:value-type="float">
            <text:p>9.6630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5.4365" calcext:value-type="float">
            <text:p>15.436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0.2781" calcext:value-type="float">
            <text:p>10.278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9.47995" calcext:value-type="float">
            <text:p>9.4799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78" calcext:value-type="float">
            <text:p>0.200078</text:p>
          </table:table-cell>
          <table:table-cell office:value-type="float" office:value="0.198153" calcext:value-type="float">
            <text:p>0.198153</text:p>
          </table:table-cell>
          <table:table-cell office:value-type="float" office:value="0.202047" calcext:value-type="float">
            <text:p>0.202047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1" calcext:value-type="float">
            <text:p>0.360251</text:p>
          </table:table-cell>
          <table:table-cell office:value-type="float" office:value="0.355673" calcext:value-type="float">
            <text:p>0.355673</text:p>
          </table:table-cell>
          <table:table-cell office:value-type="float" office:value="0.366527" calcext:value-type="float">
            <text:p>0.366527</text:p>
          </table:table-cell>
          <table:table-cell table:number-columns-repeated="2" office:value-type="float" office:value="1.80055" calcext:value-type="float">
            <text:p>1.80055</text:p>
          </table:table-cell>
          <table:table-cell office:value-type="float" office:value="9.69846" calcext:value-type="float">
            <text:p>9.6984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6.4981" calcext:value-type="float">
            <text:p>16.4981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0.3711" calcext:value-type="float">
            <text:p>10.371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9.57381" calcext:value-type="float">
            <text:p>9.57381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7" calcext:value-type="float">
            <text:p>0.205077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0713" calcext:value-type="float">
            <text:p>0.20713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6" calcext:value-type="float">
            <text:p>0.369216</text:p>
          </table:table-cell>
          <table:table-cell office:value-type="float" office:value="0.364583" calcext:value-type="float">
            <text:p>0.364583</text:p>
          </table:table-cell>
          <table:table-cell office:value-type="float" office:value="0.37601" calcext:value-type="float">
            <text:p>0.37601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.80037" calcext:value-type="float">
            <text:p>1.80037</text:p>
          </table:table-cell>
          <table:table-cell office:value-type="float" office:value="9.74193" calcext:value-type="float">
            <text:p>9.7419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7.9286" calcext:value-type="float">
            <text:p>17.9286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.469" calcext:value-type="float">
            <text:p>10.46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67119" calcext:value-type="float">
            <text:p>9.6711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6" calcext:value-type="float">
            <text:p>0.210066</text:p>
          </table:table-cell>
          <table:table-cell office:value-type="float" office:value="0.20812" calcext:value-type="float">
            <text:p>0.20812</text:p>
          </table:table-cell>
          <table:table-cell office:value-type="float" office:value="0.21234" calcext:value-type="float">
            <text:p>0.21234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48" calcext:value-type="float">
            <text:p>0.378248</text:p>
          </table:table-cell>
          <table:table-cell office:value-type="float" office:value="0.373957" calcext:value-type="float">
            <text:p>0.373957</text:p>
          </table:table-cell>
          <table:table-cell office:value-type="float" office:value="0.38594" calcext:value-type="float">
            <text:p>0.38594</text:p>
          </table:table-cell>
          <table:table-cell table:number-columns-repeated="2" office:value-type="float" office:value="1.80062" calcext:value-type="float">
            <text:p>1.80062</text:p>
          </table:table-cell>
          <table:table-cell office:value-type="float" office:value="9.78549" calcext:value-type="float">
            <text:p>9.7854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9.8339" calcext:value-type="float">
            <text:p>19.8339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10.5777" calcext:value-type="float">
            <text:p>10.577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.78655" calcext:value-type="float">
            <text:p>9.7865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1" calcext:value-type="float">
            <text:p>0.215031</text:p>
          </table:table-cell>
          <table:table-cell office:value-type="float" office:value="0.213513" calcext:value-type="float">
            <text:p>0.213513</text:p>
          </table:table-cell>
          <table:table-cell office:value-type="float" office:value="0.217177" calcext:value-type="float">
            <text:p>0.217177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094" calcext:value-type="float">
            <text:p>0.387094</text:p>
          </table:table-cell>
          <table:table-cell office:value-type="float" office:value="0.383397" calcext:value-type="float">
            <text:p>0.383397</text:p>
          </table:table-cell>
          <table:table-cell office:value-type="float" office:value="0.394223" calcext:value-type="float">
            <text:p>0.39422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9.83222" calcext:value-type="float">
            <text:p>9.8322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22.6174" calcext:value-type="float">
            <text:p>22.6174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0.6755" calcext:value-type="float">
            <text:p>10.675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.88373" calcext:value-type="float">
            <text:p>9.8837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14" calcext:value-type="float">
            <text:p>0.220014</text:p>
          </table:table-cell>
          <table:table-cell office:value-type="float" office:value="0.218435" calcext:value-type="float">
            <text:p>0.218435</text:p>
          </table:table-cell>
          <table:table-cell office:value-type="float" office:value="0.221163" calcext:value-type="float">
            <text:p>0.221163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0.218505" calcext:value-type="float">
            <text:p>0.218505</text:p>
          </table:table-cell>
          <table:table-cell office:value-type="float" office:value="0.222188" calcext:value-type="float">
            <text:p>0.222188</text:p>
          </table:table-cell>
          <table:table-cell office:value-type="float" office:value="0.39613" calcext:value-type="float">
            <text:p>0.39613</text:p>
          </table:table-cell>
          <table:table-cell office:value-type="float" office:value="0.39251" calcext:value-type="float">
            <text:p>0.39251</text:p>
          </table:table-cell>
          <table:table-cell office:value-type="float" office:value="0.399047" calcext:value-type="float">
            <text:p>0.399047</text:p>
          </table:table-cell>
          <table:table-cell office:value-type="float" office:value="0.396119" calcext:value-type="float">
            <text:p>0.396119</text:p>
          </table:table-cell>
          <table:table-cell office:value-type="float" office:value="0.391562" calcext:value-type="float">
            <text:p>0.391562</text:p>
          </table:table-cell>
          <table:table-cell office:value-type="float" office:value="0.403388" calcext:value-type="float">
            <text:p>0.403388</text:p>
          </table:table-cell>
          <table:table-cell office:value-type="float" office:value="1.80048" calcext:value-type="float">
            <text:p>1.80048</text:p>
          </table:table-cell>
          <table:table-cell office:value-type="float" office:value="1.80046" calcext:value-type="float">
            <text:p>1.80046</text:p>
          </table:table-cell>
          <table:table-cell office:value-type="float" office:value="9.87213" calcext:value-type="float">
            <text:p>9.8721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6.7684" calcext:value-type="float">
            <text:p>26.7684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10.7891" calcext:value-type="float">
            <text:p>10.7891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9.99437" calcext:value-type="float">
            <text:p>9.9943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4" calcext:value-type="float">
            <text:p>0.225024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22731" calcext:value-type="float">
            <text:p>0.22731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58" calcext:value-type="float">
            <text:p>0.405058</text:p>
          </table:table-cell>
          <table:table-cell office:value-type="float" office:value="0.40091" calcext:value-type="float">
            <text:p>0.40091</text:p>
          </table:table-cell>
          <table:table-cell office:value-type="float" office:value="0.413173" calcext:value-type="float">
            <text:p>0.413173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7" calcext:value-type="float">
            <text:p>1.80007</text:p>
          </table:table-cell>
          <table:table-cell office:value-type="float" office:value="9.9201" calcext:value-type="float">
            <text:p>9.920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35.8793" calcext:value-type="float">
            <text:p>35.8793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0.9066" calcext:value-type="float">
            <text:p>10.9066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0.1123" calcext:value-type="float">
            <text:p>10.1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999" calcext:value-type="float">
            <text:p>0.229999</text:p>
          </table:table-cell>
          <table:table-cell office:value-type="float" office:value="0.227912" calcext:value-type="float">
            <text:p>0.227912</text:p>
          </table:table-cell>
          <table:table-cell office:value-type="float" office:value="0.231788" calcext:value-type="float">
            <text:p>0.231788</text:p>
          </table:table-cell>
          <table:table-cell office:value-type="float" office:value="0.230002" calcext:value-type="float">
            <text:p>0.230002</text:p>
          </table:table-cell>
          <table:table-cell office:value-type="float" office:value="0.228348" calcext:value-type="float">
            <text:p>0.228348</text:p>
          </table:table-cell>
          <table:table-cell office:value-type="float" office:value="0.23233" calcext:value-type="float">
            <text:p>0.23233</text:p>
          </table:table-cell>
          <table:table-cell office:value-type="float" office:value="0.414178" calcext:value-type="float">
            <text:p>0.414178</text:p>
          </table:table-cell>
          <table:table-cell office:value-type="float" office:value="0.411035" calcext:value-type="float">
            <text:p>0.411035</text:p>
          </table:table-cell>
          <table:table-cell office:value-type="float" office:value="0.418478" calcext:value-type="float">
            <text:p>0.418478</text:p>
          </table:table-cell>
          <table:table-cell office:value-type="float" office:value="0.414184" calcext:value-type="float">
            <text:p>0.414184</text:p>
          </table:table-cell>
          <table:table-cell office:value-type="float" office:value="0.410315" calcext:value-type="float">
            <text:p>0.410315</text:p>
          </table:table-cell>
          <table:table-cell office:value-type="float" office:value="0.42171" calcext:value-type="float">
            <text:p>0.42171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9.96027" calcext:value-type="float">
            <text:p>9.960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9.981" calcext:value-type="float">
            <text:p>79.981</text:p>
          </table:table-cell>
          <table:table-cell office:value-type="float" office:value="1" calcext:value-type="float">
            <text:p>1</text:p>
          </table:table-cell>
          <table:table-cell office:value-type="float" office:value="2449" calcext:value-type="float">
            <text:p>2449</text:p>
          </table:table-cell>
          <table:table-cell office:value-type="float" office:value="11.0268" calcext:value-type="float">
            <text:p>11.0268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864" calcext:value-type="float">
            <text:p>0.233864</text:p>
          </table:table-cell>
          <table:table-cell office:value-type="float" office:value="0.23607" calcext:value-type="float">
            <text:p>0.23607</text:p>
          </table:table-cell>
          <table:table-cell office:value-type="float" office:value="0.234942" calcext:value-type="float">
            <text:p>0.234942</text:p>
          </table:table-cell>
          <table:table-cell office:value-type="float" office:value="0.233893" calcext:value-type="float">
            <text:p>0.233893</text:p>
          </table:table-cell>
          <table:table-cell office:value-type="float" office:value="0.23661" calcext:value-type="float">
            <text:p>0.23661</text:p>
          </table:table-cell>
          <table:table-cell office:value-type="float" office:value="0.423004" calcext:value-type="float">
            <text:p>0.423004</text:p>
          </table:table-cell>
          <table:table-cell office:value-type="float" office:value="0.42004" calcext:value-type="float">
            <text:p>0.42004</text:p>
          </table:table-cell>
          <table:table-cell office:value-type="float" office:value="0.425981" calcext:value-type="float">
            <text:p>0.425981</text:p>
          </table:table-cell>
          <table:table-cell office:value-type="float" office:value="0.422984" calcext:value-type="float">
            <text:p>0.422984</text:p>
          </table:table-cell>
          <table:table-cell office:value-type="float" office:value="0.419179" calcext:value-type="float">
            <text:p>0.419179</text:p>
          </table:table-cell>
          <table:table-cell office:value-type="float" office:value="0.427294" calcext:value-type="float">
            <text:p>0.427294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10.0016" calcext:value-type="float">
            <text:p>10.001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2473.76" calcext:value-type="float">
            <text:p>2473.76</text:p>
          </table:table-cell>
          <table:table-cell office:value-type="float" office:value="1" calcext:value-type="float">
            <text:p>1</text:p>
          </table:table-cell>
          <table:table-cell office:value-type="float" office:value="44249" calcext:value-type="float">
            <text:p>44249</text:p>
          </table:table-cell>
          <table:table-cell office:value-type="float" office:value="11.1172" calcext:value-type="float">
            <text:p>11.117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.3095" calcext:value-type="float">
            <text:p>10.309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9061" calcext:value-type="float">
            <text:p>0.239061</text:p>
          </table:table-cell>
          <table:table-cell office:value-type="float" office:value="0.237714" calcext:value-type="float">
            <text:p>0.237714</text:p>
          </table:table-cell>
          <table:table-cell office:value-type="float" office:value="0.240686" calcext:value-type="float">
            <text:p>0.24068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398" calcext:value-type="float">
            <text:p>0.430398</text:p>
          </table:table-cell>
          <table:table-cell office:value-type="float" office:value="0.425863" calcext:value-type="float">
            <text:p>0.425863</text:p>
          </table:table-cell>
          <table:table-cell office:value-type="float" office:value="0.43483" calcext:value-type="float">
            <text:p>0.43483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7" calcext:value-type="float">
            <text:p>1.80037</text:p>
          </table:table-cell>
          <table:table-cell office:value-type="float" office:value="10.034" calcext:value-type="float">
            <text:p>10.034</text:p>
          </table:table-cell>
          <table:table-cell table:number-columns-repeated="995"/>
        </table:table-row>
        <table:table-row table:style-name="ro1">
          <table:table-cell table:style-name="ce2" table:number-columns-repeated="29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6-29T05:58:17.796929690</dc:date>
    <meta:editing-duration>PT5H28M43S</meta:editing-duration>
    <meta:editing-cycles>8</meta:editing-cycles>
    <meta:generator>LibreOffice/7.3.7.2$Linux_AARCH64 LibreOffice_project/30$Build-2</meta:generator>
    <meta:document-statistic meta:table-count="1" meta:cell-count="6671" meta:object-count="0"/>
  </office:meta>
</office:document-meta>
</file>